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57.07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00cc00" style:text-position=""/>
    </style:style>
    <style:style style:name="ce3" style:family="table-cell" style:parent-style-name="Default">
      <style:text-properties fo:color="#ff0000" style:text-position="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able-cell-properties fo:background-color="#ffff99"/>
      <style:text-properties style:use-window-font-color="true" style:font-name="Liberation Sans" fo:font-weight="bold" style:font-name-asian="Tahoma" style:font-weight-asian="bold" style:font-name-complex="FreeSans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Liberation Sans" style:font-name-asian="Tahoma" style:font-name-complex="FreeSans"/>
    </style:style>
    <style:style style:name="ce1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l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ctual Files</text:p>
          </table:table-cell>
          <table:table-cell table:style-name="ce1" office:value-type="string" calcext:value-type="string">
            <text:p>ls *.{bmp,jpg,png}</text:p>
          </table:table-cell>
        </table:table-row>
        <table:table-row table:style-name="ro1">
          <table:table-cell table:number-columns-repeated="2" office:value-type="string" calcext:value-type="string">
            <text:p>1.jpg</text:p>
          </table:table-cell>
        </table:table-row>
        <table:table-row table:style-name="ro1">
          <table:table-cell table:number-columns-repeated="2" office:value-type="string" calcext:value-type="string">
            <text:p>2.jpg</text:p>
          </table:table-cell>
        </table:table-row>
        <table:table-row table:style-name="ro1">
          <table:table-cell table:number-columns-repeated="2" office:value-type="string" calcext:value-type="string">
            <text:p>3.jpg</text:p>
          </table:table-cell>
        </table:table-row>
        <table:table-row table:style-name="ro1">
          <table:table-cell table:number-columns-repeated="2" office:value-type="string" calcext:value-type="string">
            <text:p>4.jpg</text:p>
          </table:table-cell>
        </table:table-row>
        <table:table-row table:style-name="ro1">
          <table:table-cell table:number-columns-repeated="2" office:value-type="string" calcext:value-type="string">
            <text:p>5.bmp</text:p>
          </table:table-cell>
        </table:table-row>
        <table:table-row table:style-name="ro1">
          <table:table-cell table:number-columns-repeated="2" office:value-type="string" calcext:value-type="string">
            <text:p>6.bmp</text:p>
          </table:table-cell>
        </table:table-row>
        <table:table-row table:style-name="ro1">
          <table:table-cell table:number-columns-repeated="2" office:value-type="string" calcext:value-type="string">
            <text:p>7.bmp</text:p>
          </table:table-cell>
        </table:table-row>
        <table:table-row table:style-name="ro1">
          <table:table-cell table:number-columns-repeated="2" office:value-type="string" calcext:value-type="string">
            <text:p>8.bmp</text:p>
          </table:table-cell>
        </table:table-row>
        <table:table-row table:style-name="ro1">
          <table:table-cell table:number-columns-repeated="2" office:value-type="string" calcext:value-type="string">
            <text:p>9.bmp</text:p>
          </table:table-cell>
        </table:table-row>
        <table:table-row table:style-name="ro1">
          <table:table-cell table:number-columns-repeated="2" office:value-type="string" calcext:value-type="string">
            <text:p>10.bmp</text:p>
          </table:table-cell>
        </table:table-row>
        <table:table-row table:style-name="ro1">
          <table:table-cell table:number-columns-repeated="2" office:value-type="string" calcext:value-type="string">
            <text:p>11.bmp</text:p>
          </table:table-cell>
        </table:table-row>
        <table:table-row table:style-name="ro1">
          <table:table-cell table:number-columns-repeated="2" office:value-type="string" calcext:value-type="string">
            <text:p>12.bmp</text:p>
          </table:table-cell>
        </table:table-row>
        <table:table-row table:style-name="ro1">
          <table:table-cell table:number-columns-repeated="2" office:value-type="string" calcext:value-type="string">
            <text:p>13.bmp</text:p>
          </table:table-cell>
        </table:table-row>
        <table:table-row table:style-name="ro1">
          <table:table-cell table:number-columns-repeated="2" office:value-type="string" calcext:value-type="string">
            <text:p>14.bmp</text:p>
          </table:table-cell>
        </table:table-row>
        <table:table-row table:style-name="ro1">
          <table:table-cell table:number-columns-repeated="2" office:value-type="string" calcext:value-type="string">
            <text:p>15.bmp</text:p>
          </table:table-cell>
        </table:table-row>
        <table:table-row table:style-name="ro1">
          <table:table-cell table:number-columns-repeated="2" office:value-type="string" calcext:value-type="string">
            <text:p>16.bmp</text:p>
          </table:table-cell>
        </table:table-row>
        <table:table-row table:style-name="ro1">
          <table:table-cell table:number-columns-repeated="2" office:value-type="string" calcext:value-type="string">
            <text:p>17.bmp</text:p>
          </table:table-cell>
        </table:table-row>
        <table:table-row table:style-name="ro1">
          <table:table-cell table:number-columns-repeated="2" office:value-type="string" calcext:value-type="string">
            <text:p>18.bmp</text:p>
          </table:table-cell>
        </table:table-row>
        <table:table-row table:style-name="ro1">
          <table:table-cell table:number-columns-repeated="2" office:value-type="string" calcext:value-type="string">
            <text:p>19.bmp</text:p>
          </table:table-cell>
        </table:table-row>
        <table:table-row table:style-name="ro1">
          <table:table-cell table:number-columns-repeated="2" office:value-type="string" calcext:value-type="string">
            <text:p>20.bmp</text:p>
          </table:table-cell>
        </table:table-row>
        <table:table-row table:style-name="ro1">
          <table:table-cell table:number-columns-repeated="2" office:value-type="string" calcext:value-type="string">
            <text:p>21.bmp</text:p>
          </table:table-cell>
        </table:table-row>
        <table:table-row table:style-name="ro1">
          <table:table-cell table:number-columns-repeated="2" office:value-type="string" calcext:value-type="string">
            <text:p>22.bmp</text:p>
          </table:table-cell>
        </table:table-row>
        <table:table-row table:style-name="ro1">
          <table:table-cell table:number-columns-repeated="2" office:value-type="string" calcext:value-type="string">
            <text:p>23.bmp</text:p>
          </table:table-cell>
        </table:table-row>
        <table:table-row table:style-name="ro1">
          <table:table-cell table:number-columns-repeated="2" office:value-type="string" calcext:value-type="string">
            <text:p>24.bmp</text:p>
          </table:table-cell>
        </table:table-row>
        <table:table-row table:style-name="ro1">
          <table:table-cell table:number-columns-repeated="2" office:value-type="string" calcext:value-type="string">
            <text:p>25.bmp</text:p>
          </table:table-cell>
        </table:table-row>
        <table:table-row table:style-name="ro1">
          <table:table-cell table:number-columns-repeated="2" office:value-type="string" calcext:value-type="string">
            <text:p>26.bmp</text:p>
          </table:table-cell>
        </table:table-row>
        <table:table-row table:style-name="ro1">
          <table:table-cell table:number-columns-repeated="2" office:value-type="string" calcext:value-type="string">
            <text:p>27.bmp</text:p>
          </table:table-cell>
        </table:table-row>
        <table:table-row table:style-name="ro1">
          <table:table-cell table:number-columns-repeated="2" office:value-type="string" calcext:value-type="string">
            <text:p>28.bmp</text:p>
          </table:table-cell>
        </table:table-row>
        <table:table-row table:style-name="ro1">
          <table:table-cell table:number-columns-repeated="2" office:value-type="string" calcext:value-type="string">
            <text:p>29.bmp</text:p>
          </table:table-cell>
        </table:table-row>
        <table:table-row table:style-name="ro1">
          <table:table-cell table:number-columns-repeated="2" office:value-type="string" calcext:value-type="string">
            <text:p>30.bmp</text:p>
          </table:table-cell>
        </table:table-row>
        <table:table-row table:style-name="ro1">
          <table:table-cell table:number-columns-repeated="2" office:value-type="string" calcext:value-type="string">
            <text:p>31.bmp</text:p>
          </table:table-cell>
        </table:table-row>
        <table:table-row table:style-name="ro1">
          <table:table-cell table:number-columns-repeated="2" office:value-type="string" calcext:value-type="string">
            <text:p>32.bmp</text:p>
          </table:table-cell>
        </table:table-row>
        <table:table-row table:style-name="ro1">
          <table:table-cell table:number-columns-repeated="2" office:value-type="string" calcext:value-type="string">
            <text:p>33.bmp</text:p>
          </table:table-cell>
        </table:table-row>
        <table:table-row table:style-name="ro1">
          <table:table-cell table:number-columns-repeated="2" office:value-type="string" calcext:value-type="string">
            <text:p>34.bmp</text:p>
          </table:table-cell>
        </table:table-row>
        <table:table-row table:style-name="ro1">
          <table:table-cell table:number-columns-repeated="2" office:value-type="string" calcext:value-type="string">
            <text:p>35.bmp</text:p>
          </table:table-cell>
        </table:table-row>
        <table:table-row table:style-name="ro1">
          <table:table-cell table:number-columns-repeated="2" office:value-type="string" calcext:value-type="string">
            <text:p>36.bmp</text:p>
          </table:table-cell>
        </table:table-row>
        <table:table-row table:style-name="ro1">
          <table:table-cell table:number-columns-repeated="2" office:value-type="string" calcext:value-type="string">
            <text:p>37.bmp</text:p>
          </table:table-cell>
        </table:table-row>
        <table:table-row table:style-name="ro1">
          <table:table-cell table:number-columns-repeated="2" office:value-type="string" calcext:value-type="string">
            <text:p>38.bmp</text:p>
          </table:table-cell>
        </table:table-row>
        <table:table-row table:style-name="ro1">
          <table:table-cell table:number-columns-repeated="2" office:value-type="string" calcext:value-type="string">
            <text:p>39.bmp</text:p>
          </table:table-cell>
        </table:table-row>
        <table:table-row table:style-name="ro1">
          <table:table-cell table:number-columns-repeated="2" office:value-type="string" calcext:value-type="string">
            <text:p>40.bmp</text:p>
          </table:table-cell>
        </table:table-row>
        <table:table-row table:style-name="ro1">
          <table:table-cell table:number-columns-repeated="2" office:value-type="string" calcext:value-type="string">
            <text:p>41.bmp</text:p>
          </table:table-cell>
        </table:table-row>
        <table:table-row table:style-name="ro1">
          <table:table-cell table:number-columns-repeated="2" office:value-type="string" calcext:value-type="string">
            <text:p>42.bmp</text:p>
          </table:table-cell>
        </table:table-row>
        <table:table-row table:style-name="ro1">
          <table:table-cell table:number-columns-repeated="2" office:value-type="string" calcext:value-type="string">
            <text:p>43.bmp</text:p>
          </table:table-cell>
        </table:table-row>
        <table:table-row table:style-name="ro1">
          <table:table-cell table:number-columns-repeated="2" office:value-type="string" calcext:value-type="string">
            <text:p>44.bmp</text:p>
          </table:table-cell>
        </table:table-row>
        <table:table-row table:style-name="ro1">
          <table:table-cell table:number-columns-repeated="2" office:value-type="string" calcext:value-type="string">
            <text:p>45.bmp</text:p>
          </table:table-cell>
        </table:table-row>
        <table:table-row table:style-name="ro1">
          <table:table-cell table:number-columns-repeated="2" office:value-type="string" calcext:value-type="string">
            <text:p>46.bmp</text:p>
          </table:table-cell>
        </table:table-row>
        <table:table-row table:style-name="ro1">
          <table:table-cell table:number-columns-repeated="2" office:value-type="string" calcext:value-type="string">
            <text:p>47.bmp</text:p>
          </table:table-cell>
        </table:table-row>
        <table:table-row table:style-name="ro1">
          <table:table-cell table:number-columns-repeated="2" office:value-type="string" calcext:value-type="string">
            <text:p>48.bmp</text:p>
          </table:table-cell>
        </table:table-row>
        <table:table-row table:style-name="ro1">
          <table:table-cell table:number-columns-repeated="2" office:value-type="string" calcext:value-type="string">
            <text:p>49.bmp</text:p>
          </table:table-cell>
        </table:table-row>
        <table:table-row table:style-name="ro1">
          <table:table-cell table:number-columns-repeated="2" office:value-type="string" calcext:value-type="string">
            <text:p>50.bmp</text:p>
          </table:table-cell>
        </table:table-row>
        <table:table-row table:style-name="ro1">
          <table:table-cell table:number-columns-repeated="2" office:value-type="string" calcext:value-type="string">
            <text:p>51.bmp</text:p>
          </table:table-cell>
        </table:table-row>
        <table:table-row table:style-name="ro1">
          <table:table-cell table:number-columns-repeated="2" office:value-type="string" calcext:value-type="string">
            <text:p>52.bmp</text:p>
          </table:table-cell>
        </table:table-row>
        <table:table-row table:style-name="ro1">
          <table:table-cell table:number-columns-repeated="2" office:value-type="string" calcext:value-type="string">
            <text:p>53.bmp</text:p>
          </table:table-cell>
        </table:table-row>
        <table:table-row table:style-name="ro1">
          <table:table-cell table:number-columns-repeated="2" office:value-type="string" calcext:value-type="string">
            <text:p>54.bmp</text:p>
          </table:table-cell>
        </table:table-row>
        <table:table-row table:style-name="ro1">
          <table:table-cell table:number-columns-repeated="2" office:value-type="string" calcext:value-type="string">
            <text:p>55.bmp</text:p>
          </table:table-cell>
        </table:table-row>
        <table:table-row table:style-name="ro1">
          <table:table-cell table:number-columns-repeated="2" office:value-type="string" calcext:value-type="string">
            <text:p>56.bmp</text:p>
          </table:table-cell>
        </table:table-row>
        <table:table-row table:style-name="ro1">
          <table:table-cell table:number-columns-repeated="2" office:value-type="string" calcext:value-type="string">
            <text:p>57.bmp</text:p>
          </table:table-cell>
        </table:table-row>
        <table:table-row table:style-name="ro1">
          <table:table-cell table:number-columns-repeated="2" office:value-type="string" calcext:value-type="string">
            <text:p>58.bmp</text:p>
          </table:table-cell>
        </table:table-row>
        <table:table-row table:style-name="ro1">
          <table:table-cell table:number-columns-repeated="2" office:value-type="string" calcext:value-type="string">
            <text:p>59.bmp</text:p>
          </table:table-cell>
        </table:table-row>
        <table:table-row table:style-name="ro1">
          <table:table-cell table:number-columns-repeated="2" office:value-type="string" calcext:value-type="string">
            <text:p>60.bmp</text:p>
          </table:table-cell>
        </table:table-row>
        <table:table-row table:style-name="ro1">
          <table:table-cell table:number-columns-repeated="2" office:value-type="string" calcext:value-type="string">
            <text:p>61.bmp</text:p>
          </table:table-cell>
        </table:table-row>
        <table:table-row table:style-name="ro1">
          <table:table-cell table:number-columns-repeated="2" office:value-type="string" calcext:value-type="string">
            <text:p>62.bmp</text:p>
          </table:table-cell>
        </table:table-row>
        <table:table-row table:style-name="ro1">
          <table:table-cell table:number-columns-repeated="2" office:value-type="string" calcext:value-type="string">
            <text:p>63.bmp</text:p>
          </table:table-cell>
        </table:table-row>
        <table:table-row table:style-name="ro1">
          <table:table-cell table:number-columns-repeated="2" office:value-type="string" calcext:value-type="string">
            <text:p>64.bmp</text:p>
          </table:table-cell>
        </table:table-row>
        <table:table-row table:style-name="ro1">
          <table:table-cell table:number-columns-repeated="2" office:value-type="string" calcext:value-type="string">
            <text:p>65.bmp</text:p>
          </table:table-cell>
        </table:table-row>
        <table:table-row table:style-name="ro1">
          <table:table-cell table:number-columns-repeated="2" office:value-type="string" calcext:value-type="string">
            <text:p>66.bmp</text:p>
          </table:table-cell>
        </table:table-row>
        <table:table-row table:style-name="ro1">
          <table:table-cell table:number-columns-repeated="2" office:value-type="string" calcext:value-type="string">
            <text:p>67.bmp</text:p>
          </table:table-cell>
        </table:table-row>
        <table:table-row table:style-name="ro1">
          <table:table-cell table:number-columns-repeated="2" office:value-type="string" calcext:value-type="string">
            <text:p>68.bmp</text:p>
          </table:table-cell>
        </table:table-row>
        <table:table-row table:style-name="ro1">
          <table:table-cell table:number-columns-repeated="2" office:value-type="string" calcext:value-type="string">
            <text:p>69.bmp</text:p>
          </table:table-cell>
        </table:table-row>
        <table:table-row table:style-name="ro1">
          <table:table-cell table:number-columns-repeated="2" office:value-type="string" calcext:value-type="string">
            <text:p>70.bmp</text:p>
          </table:table-cell>
        </table:table-row>
        <table:table-row table:style-name="ro1">
          <table:table-cell table:number-columns-repeated="2" office:value-type="string" calcext:value-type="string">
            <text:p>71.bmp</text:p>
          </table:table-cell>
        </table:table-row>
        <table:table-row table:style-name="ro1">
          <table:table-cell table:number-columns-repeated="2" office:value-type="string" calcext:value-type="string">
            <text:p>72.bmp</text:p>
          </table:table-cell>
        </table:table-row>
        <table:table-row table:style-name="ro1">
          <table:table-cell table:number-columns-repeated="2" office:value-type="string" calcext:value-type="string">
            <text:p>73.bmp</text:p>
          </table:table-cell>
        </table:table-row>
        <table:table-row table:style-name="ro1">
          <table:table-cell table:number-columns-repeated="2" office:value-type="string" calcext:value-type="string">
            <text:p>74.bmp</text:p>
          </table:table-cell>
        </table:table-row>
        <table:table-row table:style-name="ro1">
          <table:table-cell table:number-columns-repeated="2" office:value-type="string" calcext:value-type="string">
            <text:p>75.bmp</text:p>
          </table:table-cell>
        </table:table-row>
        <table:table-row table:style-name="ro1">
          <table:table-cell table:number-columns-repeated="2" office:value-type="string" calcext:value-type="string">
            <text:p>76.bmp</text:p>
          </table:table-cell>
        </table:table-row>
        <table:table-row table:style-name="ro1">
          <table:table-cell table:number-columns-repeated="2" office:value-type="string" calcext:value-type="string">
            <text:p>77.bmp</text:p>
          </table:table-cell>
        </table:table-row>
        <table:table-row table:style-name="ro1">
          <table:table-cell table:number-columns-repeated="2" office:value-type="string" calcext:value-type="string">
            <text:p>78.bmp</text:p>
          </table:table-cell>
        </table:table-row>
        <table:table-row table:style-name="ro1">
          <table:table-cell table:number-columns-repeated="2" office:value-type="string" calcext:value-type="string">
            <text:p>79.bmp</text:p>
          </table:table-cell>
        </table:table-row>
        <table:table-row table:style-name="ro1">
          <table:table-cell table:number-columns-repeated="2" office:value-type="string" calcext:value-type="string">
            <text:p>80.bmp</text:p>
          </table:table-cell>
        </table:table-row>
        <table:table-row table:style-name="ro1">
          <table:table-cell table:number-columns-repeated="2" office:value-type="string" calcext:value-type="string">
            <text:p>81.bmp</text:p>
          </table:table-cell>
        </table:table-row>
        <table:table-row table:style-name="ro1">
          <table:table-cell table:number-columns-repeated="2" office:value-type="string" calcext:value-type="string">
            <text:p>82.bmp</text:p>
          </table:table-cell>
        </table:table-row>
        <table:table-row table:style-name="ro1">
          <table:table-cell table:number-columns-repeated="2" office:value-type="string" calcext:value-type="string">
            <text:p>83.bmp</text:p>
          </table:table-cell>
        </table:table-row>
        <table:table-row table:style-name="ro1">
          <table:table-cell table:number-columns-repeated="2" office:value-type="string" calcext:value-type="string">
            <text:p>battle_1.jpg</text:p>
          </table:table-cell>
        </table:table-row>
        <table:table-row table:style-name="ro1">
          <table:table-cell table:number-columns-repeated="2" office:value-type="string" calcext:value-type="string">
            <text:p>battle_2.jpg</text:p>
          </table:table-cell>
        </table:table-row>
        <table:table-row table:style-name="ro1">
          <table:table-cell table:number-columns-repeated="2" office:value-type="string" calcext:value-type="string">
            <text:p>battle_3.jpg</text:p>
          </table:table-cell>
        </table:table-row>
        <table:table-row table:style-name="ro1">
          <table:table-cell table:number-columns-repeated="2" office:value-type="string" calcext:value-type="string">
            <text:p>battle_4.jpg</text:p>
          </table:table-cell>
        </table:table-row>
        <table:table-row table:style-name="ro1">
          <table:table-cell table:number-columns-repeated="2" office:value-type="string" calcext:value-type="string">
            <text:p>battle_5.bmp</text:p>
          </table:table-cell>
        </table:table-row>
        <table:table-row table:style-name="ro1">
          <table:table-cell table:number-columns-repeated="2" office:value-type="string" calcext:value-type="string">
            <text:p>battle_6.bmp</text:p>
          </table:table-cell>
        </table:table-row>
        <table:table-row table:style-name="ro1">
          <table:table-cell table:number-columns-repeated="2" office:value-type="string" calcext:value-type="string">
            <text:p>battle_7.bmp</text:p>
          </table:table-cell>
        </table:table-row>
        <table:table-row table:style-name="ro1">
          <table:table-cell table:number-columns-repeated="2" office:value-type="string" calcext:value-type="string">
            <text:p>battle_8.bmp</text:p>
          </table:table-cell>
        </table:table-row>
        <table:table-row table:style-name="ro1">
          <table:table-cell table:number-columns-repeated="2" office:value-type="string" calcext:value-type="string">
            <text:p>battle_9.bmp</text:p>
          </table:table-cell>
        </table:table-row>
        <table:table-row table:style-name="ro1">
          <table:table-cell table:number-columns-repeated="2" office:value-type="string" calcext:value-type="string">
            <text:p>battle_10.bmp</text:p>
          </table:table-cell>
        </table:table-row>
        <table:table-row table:style-name="ro1">
          <table:table-cell table:number-columns-repeated="2" office:value-type="string" calcext:value-type="string">
            <text:p>battle_11.bmp</text:p>
          </table:table-cell>
        </table:table-row>
        <table:table-row table:style-name="ro1">
          <table:table-cell table:number-columns-repeated="2" office:value-type="string" calcext:value-type="string">
            <text:p>battle_12.bmp</text:p>
          </table:table-cell>
        </table:table-row>
        <table:table-row table:style-name="ro1">
          <table:table-cell table:number-columns-repeated="2" office:value-type="string" calcext:value-type="string">
            <text:p>battle_13.bmp</text:p>
          </table:table-cell>
        </table:table-row>
        <table:table-row table:style-name="ro1">
          <table:table-cell table:number-columns-repeated="2" office:value-type="string" calcext:value-type="string">
            <text:p>battle_14.bmp</text:p>
          </table:table-cell>
        </table:table-row>
        <table:table-row table:style-name="ro1">
          <table:table-cell table:number-columns-repeated="2" office:value-type="string" calcext:value-type="string">
            <text:p>battle_15.bmp</text:p>
          </table:table-cell>
        </table:table-row>
        <table:table-row table:style-name="ro1">
          <table:table-cell table:number-columns-repeated="2" office:value-type="string" calcext:value-type="string">
            <text:p>battle_16.bmp</text:p>
          </table:table-cell>
        </table:table-row>
        <table:table-row table:style-name="ro1">
          <table:table-cell office:value-type="string" calcext:value-type="string">
            <text:p>town_1.jpg</text:p>
          </table:table-cell>
          <table:table-cell table:style-name="ce3" office:value-type="string" calcext:value-type="string">
            <text:p>c2000_autorun_1.bmp</text:p>
          </table:table-cell>
        </table:table-row>
        <table:table-row table:style-name="ro1">
          <table:table-cell office:value-type="string" calcext:value-type="string">
            <text:p>town_2.jpg</text:p>
          </table:table-cell>
          <table:table-cell table:style-name="ce3" office:value-type="string" calcext:value-type="string">
            <text:p>c2000_autorun_2.bmp</text:p>
          </table:table-cell>
        </table:table-row>
        <table:table-row table:style-name="ro1">
          <table:table-cell office:value-type="string" calcext:value-type="string">
            <text:p>town_3.bmp</text:p>
          </table:table-cell>
          <table:table-cell table:style-name="ce3" office:value-type="string" calcext:value-type="string">
            <text:p>c2000_autorun_3.bmp</text:p>
          </table:table-cell>
        </table:table-row>
        <table:table-row table:style-name="ro1">
          <table:table-cell office:value-type="string" calcext:value-type="string">
            <text:p>town_4.bmp</text:p>
          </table:table-cell>
          <table:table-cell table:style-name="ce3" office:value-type="string" calcext:value-type="string">
            <text:p>c2000_autorun_4.bmp</text:p>
          </table:table-cell>
        </table:table-row>
        <table:table-row table:style-name="ro1">
          <table:table-cell office:value-type="string" calcext:value-type="string">
            <text:p>town_5.bmp</text:p>
          </table:table-cell>
          <table:table-cell table:style-name="ce3" office:value-type="string" calcext:value-type="string">
            <text:p>c2002_autorun_1.bmp</text:p>
          </table:table-cell>
        </table:table-row>
        <table:table-row table:style-name="ro1">
          <table:table-cell office:value-type="string" calcext:value-type="string">
            <text:p>town_6.bmp</text:p>
          </table:table-cell>
          <table:table-cell table:style-name="ce3" office:value-type="string" calcext:value-type="string">
            <text:p>c2002_autorun_2.bmp</text:p>
          </table:table-cell>
        </table:table-row>
        <table:table-row table:style-name="ro1">
          <table:table-cell office:value-type="string" calcext:value-type="string">
            <text:p>town_7.bmp</text:p>
          </table:table-cell>
          <table:table-cell table:style-name="ce3" office:value-type="string" calcext:value-type="string">
            <text:p>c2002_autorun_3.bmp</text:p>
          </table:table-cell>
        </table:table-row>
        <table:table-row table:style-name="ro1">
          <table:table-cell office:value-type="string" calcext:value-type="string">
            <text:p>town_8.bmp</text:p>
          </table:table-cell>
          <table:table-cell table:style-name="ce3" office:value-type="string" calcext:value-type="string">
            <text:p>c2002_autorun_4.bmp</text:p>
          </table:table-cell>
        </table:table-row>
        <table:table-row table:style-name="ro1">
          <table:table-cell office:value-type="string" calcext:value-type="string">
            <text:p>town_9.bmp</text:p>
          </table:table-cell>
          <table:table-cell table:style-name="ce3" office:value-type="string" calcext:value-type="string">
            <text:p>cp_autorun_1.bmp</text:p>
          </table:table-cell>
        </table:table-row>
        <table:table-row table:style-name="ro1">
          <table:table-cell office:value-type="string" calcext:value-type="string">
            <text:p>town_10.bmp</text:p>
          </table:table-cell>
          <table:table-cell table:style-name="ce3" office:value-type="string" calcext:value-type="string">
            <text:p>cp_autorun_2.bmp</text:p>
          </table:table-cell>
        </table:table-row>
        <table:table-row table:style-name="ro1">
          <table:table-cell office:value-type="string" calcext:value-type="string">
            <text:p>town_11.bmp</text:p>
          </table:table-cell>
          <table:table-cell table:style-name="ce3" office:value-type="string" calcext:value-type="string">
            <text:p>cp_autorun_3.bmp</text:p>
          </table:table-cell>
        </table:table-row>
        <table:table-row table:style-name="ro1">
          <table:table-cell office:value-type="string" calcext:value-type="string">
            <text:p>town_12.bmp</text:p>
          </table:table-cell>
          <table:table-cell table:style-name="ce3" office:value-type="string" calcext:value-type="string">
            <text:p>cp_autorun_4.bmp</text:p>
          </table:table-cell>
        </table:table-row>
        <table:table-row table:style-name="ro1">
          <table:table-cell office:value-type="string" calcext:value-type="string">
            <text:p>town_13.bmp</text:p>
          </table:table-cell>
          <table:table-cell table:style-name="ce3" office:value-type="string" calcext:value-type="string">
            <text:p>sbuka_autorun_1.bmp</text:p>
          </table:table-cell>
        </table:table-row>
        <table:table-row table:style-name="ro1">
          <table:table-cell office:value-type="string" calcext:value-type="string">
            <text:p>town_14.bmp</text:p>
          </table:table-cell>
          <table:table-cell table:style-name="ce3" office:value-type="string" calcext:value-type="string">
            <text:p>sbuka_autorun_2.bmp</text:p>
          </table:table-cell>
        </table:table-row>
        <table:table-row table:style-name="ro1">
          <table:table-cell office:value-type="string" calcext:value-type="string">
            <text:p>town_15.bmp</text:p>
          </table:table-cell>
          <table:table-cell table:style-name="ce3" office:value-type="string" calcext:value-type="string">
            <text:p>sbuka_autorun_3.bmp</text:p>
          </table:table-cell>
        </table:table-row>
        <table:table-row table:style-name="ro1">
          <table:table-cell office:value-type="string" calcext:value-type="string">
            <text:p>town_16.bmp</text:p>
          </table:table-cell>
          <table:table-cell office:value-type="string" calcext:value-type="string">
            <text:p>town_1.jpg</text:p>
          </table:table-cell>
        </table:table-row>
        <table:table-row table:style-name="ro1">
          <table:table-cell office:value-type="string" calcext:value-type="string">
            <text:p>town_17.bmp</text:p>
          </table:table-cell>
          <table:table-cell office:value-type="string" calcext:value-type="string">
            <text:p>town_2.jpg</text:p>
          </table:table-cell>
        </table:table-row>
        <table:table-row table:style-name="ro1">
          <table:table-cell office:value-type="string" calcext:value-type="string">
            <text:p>town_18.bmp</text:p>
          </table:table-cell>
          <table:table-cell office:value-type="string" calcext:value-type="string">
            <text:p>town_3.bmp</text:p>
          </table:table-cell>
        </table:table-row>
        <table:table-row table:style-name="ro1">
          <table:table-cell office:value-type="string" calcext:value-type="string">
            <text:p>town_19.bmp</text:p>
          </table:table-cell>
          <table:table-cell office:value-type="string" calcext:value-type="string">
            <text:p>town_4.bmp</text:p>
          </table:table-cell>
        </table:table-row>
        <table:table-row table:style-name="ro1">
          <table:table-cell office:value-type="string" calcext:value-type="string">
            <text:p>town_20.bmp</text:p>
          </table:table-cell>
          <table:table-cell office:value-type="string" calcext:value-type="string">
            <text:p>town_5.bmp</text:p>
          </table:table-cell>
        </table:table-row>
        <table:table-row table:style-name="ro1">
          <table:table-cell office:value-type="string" calcext:value-type="string">
            <text:p>town_21.bmp</text:p>
          </table:table-cell>
          <table:table-cell office:value-type="string" calcext:value-type="string">
            <text:p>town_6.bmp</text:p>
          </table:table-cell>
        </table:table-row>
        <table:table-row table:style-name="ro1">
          <table:table-cell office:value-type="string" calcext:value-type="string">
            <text:p>town_22.bmp</text:p>
          </table:table-cell>
          <table:table-cell office:value-type="string" calcext:value-type="string">
            <text:p>town_7.bmp</text:p>
          </table:table-cell>
        </table:table-row>
        <table:table-row table:style-name="ro1">
          <table:table-cell office:value-type="string" calcext:value-type="string">
            <text:p>town_23.bmp</text:p>
          </table:table-cell>
          <table:table-cell office:value-type="string" calcext:value-type="string">
            <text:p>town_8.bmp</text:p>
          </table:table-cell>
        </table:table-row>
        <table:table-row table:style-name="ro1">
          <table:table-cell office:value-type="string" calcext:value-type="string">
            <text:p>town_24.bmp</text:p>
          </table:table-cell>
          <table:table-cell office:value-type="string" calcext:value-type="string">
            <text:p>town_9.bmp</text:p>
          </table:table-cell>
        </table:table-row>
        <table:table-row table:style-name="ro1">
          <table:table-cell office:value-type="string" calcext:value-type="string">
            <text:p>town_25.bmp</text:p>
          </table:table-cell>
          <table:table-cell office:value-type="string" calcext:value-type="string">
            <text:p>town_10.bmp</text:p>
          </table:table-cell>
        </table:table-row>
        <table:table-row table:style-name="ro1">
          <table:table-cell office:value-type="string" calcext:value-type="string">
            <text:p>town_26.bmp</text:p>
          </table:table-cell>
          <table:table-cell office:value-type="string" calcext:value-type="string">
            <text:p>town_11.bmp</text:p>
          </table:table-cell>
        </table:table-row>
        <table:table-row table:style-name="ro1">
          <table:table-cell table:style-name="ce2" office:value-type="string" calcext:value-type="string">
            <text:p>ab_autorun_1.bmp</text:p>
          </table:table-cell>
          <table:table-cell office:value-type="string" calcext:value-type="string">
            <text:p>town_12.bmp</text:p>
          </table:table-cell>
        </table:table-row>
        <table:table-row table:style-name="ro1">
          <table:table-cell table:style-name="ce2" office:value-type="string" calcext:value-type="string">
            <text:p>ab_autorun_2.bmp</text:p>
          </table:table-cell>
          <table:table-cell office:value-type="string" calcext:value-type="string">
            <text:p>town_13.bmp</text:p>
          </table:table-cell>
        </table:table-row>
        <table:table-row table:style-name="ro1">
          <table:table-cell table:style-name="ce2" office:value-type="string" calcext:value-type="string">
            <text:p>ab_autorun_3.bmp</text:p>
          </table:table-cell>
          <table:table-cell office:value-type="string" calcext:value-type="string">
            <text:p>town_14.bmp</text:p>
          </table:table-cell>
        </table:table-row>
        <table:table-row table:style-name="ro1">
          <table:table-cell/>
          <table:table-cell office:value-type="string" calcext:value-type="string">
            <text:p>town_15.bmp</text:p>
          </table:table-cell>
        </table:table-row>
        <table:table-row table:style-name="ro1">
          <table:table-cell/>
          <table:table-cell office:value-type="string" calcext:value-type="string">
            <text:p>town_16.bmp</text:p>
          </table:table-cell>
        </table:table-row>
        <table:table-row table:style-name="ro1">
          <table:table-cell/>
          <table:table-cell office:value-type="string" calcext:value-type="string">
            <text:p>town_17.bmp</text:p>
          </table:table-cell>
        </table:table-row>
        <table:table-row table:style-name="ro1">
          <table:table-cell/>
          <table:table-cell office:value-type="string" calcext:value-type="string">
            <text:p>town_18.bmp</text:p>
          </table:table-cell>
        </table:table-row>
        <table:table-row table:style-name="ro1">
          <table:table-cell/>
          <table:table-cell office:value-type="string" calcext:value-type="string">
            <text:p>town_19.bmp</text:p>
          </table:table-cell>
        </table:table-row>
        <table:table-row table:style-name="ro1">
          <table:table-cell/>
          <table:table-cell office:value-type="string" calcext:value-type="string">
            <text:p>town_20.bmp</text:p>
          </table:table-cell>
        </table:table-row>
        <table:table-row table:style-name="ro1">
          <table:table-cell/>
          <table:table-cell office:value-type="string" calcext:value-type="string">
            <text:p>town_21.bmp</text:p>
          </table:table-cell>
        </table:table-row>
        <table:table-row table:style-name="ro1">
          <table:table-cell/>
          <table:table-cell office:value-type="string" calcext:value-type="string">
            <text:p>town_22.bmp</text:p>
          </table:table-cell>
        </table:table-row>
        <table:table-row table:style-name="ro1">
          <table:table-cell/>
          <table:table-cell office:value-type="string" calcext:value-type="string">
            <text:p>town_23.bmp</text:p>
          </table:table-cell>
        </table:table-row>
        <table:table-row table:style-name="ro1">
          <table:table-cell/>
          <table:table-cell office:value-type="string" calcext:value-type="string">
            <text:p>town_24.bmp</text:p>
          </table:table-cell>
        </table:table-row>
        <table:table-row table:style-name="ro1">
          <table:table-cell/>
          <table:table-cell office:value-type="string" calcext:value-type="string">
            <text:p>town_25.bmp</text:p>
          </table:table-cell>
        </table:table-row>
        <table:table-row table:style-name="ro1">
          <table:table-cell/>
          <table:table-cell office:value-type="string" calcext:value-type="string">
            <text:p>town_26.bmp</text:p>
          </table:table-cell>
        </table:table-row>
      </table:table>
      <table:table table:name="URL" table:style-name="ta1">
        <table:table-column table:style-name="co3" table:default-cell-style-name="ce8"/>
        <table:table-column table:style-name="co1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URL</text:p>
          </table:table-cell>
          <table:table-cell table:style-name="ce10" office:value-type="string" calcext:value-type="string">
            <text:p>"&gt;[</text:p>
          </table:table-cell>
          <table:table-cell table:style-name="ce7" office:value-type="string" calcext:value-type="string">
            <text:p>&lt;a target="_blank" href="http://game-image.comli.com/Heroes of Might and Magic III Screnshots/</text:p>
          </table:table-cell>
          <table:table-cell table:style-name="ce7" office:value-type="string" calcext:value-type="string">
            <text:p>" title="</text:p>
          </table:table-cell>
          <table:table-cell table:style-name="ce11" office:value-type="string" calcext:value-type="string">
            <text:p>]&lt;/a&gt; </text:p>
          </table:table-cell>
          <table:table-cell table:style-name="ce1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s.A2]" office:value-type="string" office:string-value="1.jpg" calcext:value-type="string">
            <text:p>1.jpg</text:p>
          </table:table-cell>
          <table:table-cell office:value-type="string" calcext:value-type="string">
            <text:p>, 800x600</text:p>
          </table:table-cell>
          <table:table-cell table:formula="of:=CONCATENATE([.$D$1];[.B2];[.$E$1];[.E2];[.C2];[.$C$1];[.A2];[.$F$1])" office:value-type="string" office:string-value="&lt;a target=&quot;_blank&quot; href=&quot;http://game-image.comli.com/Heroes of Might and Magic III Screnshots/1.jpg&quot; title=&quot;JPG, 800x600&quot;&gt;[1]&lt;/a&gt; " calcext:value-type="string">
            <text:p>&lt;a target="_blank" href="http://game-image.comli.com/Heroes of Might and Magic III Screnshots/1.jpg" title="JPG, 800x600"&gt;[1]&lt;/a&gt; </text:p>
          </table:table-cell>
          <table:table-cell table:formula="of:=IF(LOWER(RIGHT([.B2];3))=&quot;bmp&quot;;&quot;BMP 16-Bit&quot;;UPPER(RIGHT([.B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s.A3]" office:value-type="string" office:string-value="2.jpg" calcext:value-type="string">
            <text:p>2.jpg</text:p>
          </table:table-cell>
          <table:table-cell office:value-type="string" calcext:value-type="string">
            <text:p>, 800x600</text:p>
          </table:table-cell>
          <table:table-cell table:formula="of:=CONCATENATE([.$D$1];[.B3];[.$E$1];[.E3];[.C3];[.$C$1];[.A3];[.$F$1])" office:value-type="string" office:string-value="&lt;a target=&quot;_blank&quot; href=&quot;http://game-image.comli.com/Heroes of Might and Magic III Screnshots/2.jpg&quot; title=&quot;JPG, 800x600&quot;&gt;[2]&lt;/a&gt; " calcext:value-type="string">
            <text:p>&lt;a target="_blank" href="http://game-image.comli.com/Heroes of Might and Magic III Screnshots/2.jpg" title="JPG, 800x600"&gt;[2]&lt;/a&gt; </text:p>
          </table:table-cell>
          <table:table-cell table:formula="of:=IF(LOWER(RIGHT([.B3];3))=&quot;bmp&quot;;&quot;BMP 16-Bit&quot;;UPPER(RIGHT([.B3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s.A4]" office:value-type="string" office:string-value="3.jpg" calcext:value-type="string">
            <text:p>3.jpg</text:p>
          </table:table-cell>
          <table:table-cell office:value-type="string" calcext:value-type="string">
            <text:p>, 800x600</text:p>
          </table:table-cell>
          <table:table-cell table:formula="of:=CONCATENATE([.$D$1];[.B4];[.$E$1];[.E4];[.C4];[.$C$1];[.A4];[.$F$1])" office:value-type="string" office:string-value="&lt;a target=&quot;_blank&quot; href=&quot;http://game-image.comli.com/Heroes of Might and Magic III Screnshots/3.jpg&quot; title=&quot;JPG, 800x600&quot;&gt;[3]&lt;/a&gt; " calcext:value-type="string">
            <text:p>&lt;a target="_blank" href="http://game-image.comli.com/Heroes of Might and Magic III Screnshots/3.jpg" title="JPG, 800x600"&gt;[3]&lt;/a&gt; </text:p>
          </table:table-cell>
          <table:table-cell table:formula="of:=IF(LOWER(RIGHT([.B4];3))=&quot;bmp&quot;;&quot;BMP 16-Bit&quot;;UPPER(RIGHT([.B4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s.A5]" office:value-type="string" office:string-value="4.jpg" calcext:value-type="string">
            <text:p>4.jpg</text:p>
          </table:table-cell>
          <table:table-cell office:value-type="string" calcext:value-type="string">
            <text:p>, 800x600</text:p>
          </table:table-cell>
          <table:table-cell table:formula="of:=CONCATENATE([.$D$1];[.B5];[.$E$1];[.E5];[.C5];[.$C$1];[.A5];[.$F$1])" office:value-type="string" office:string-value="&lt;a target=&quot;_blank&quot; href=&quot;http://game-image.comli.com/Heroes of Might and Magic III Screnshots/4.jpg&quot; title=&quot;JPG, 800x600&quot;&gt;[4]&lt;/a&gt; " calcext:value-type="string">
            <text:p>&lt;a target="_blank" href="http://game-image.comli.com/Heroes of Might and Magic III Screnshots/4.jpg" title="JPG, 800x600"&gt;[4]&lt;/a&gt; </text:p>
          </table:table-cell>
          <table:table-cell table:formula="of:=IF(LOWER(RIGHT([.B5];3))=&quot;bmp&quot;;&quot;BMP 16-Bit&quot;;UPPER(RIGHT([.B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s.A6]" office:value-type="string" office:string-value="5.bmp" calcext:value-type="string">
            <text:p>5.bmp</text:p>
          </table:table-cell>
          <table:table-cell office:value-type="string" calcext:value-type="string">
            <text:p>, 800x600</text:p>
          </table:table-cell>
          <table:table-cell table:formula="of:=CONCATENATE([.$D$1];[.B6];[.$E$1];[.E6];[.C6];[.$C$1];[.A6];[.$F$1])" office:value-type="string" office:string-value="&lt;a target=&quot;_blank&quot; href=&quot;http://game-image.comli.com/Heroes of Might and Magic III Screnshots/5.bmp&quot; title=&quot;BMP 16-Bit, 800x600&quot;&gt;[5]&lt;/a&gt; " calcext:value-type="string">
            <text:p>&lt;a target="_blank" href="http://game-image.comli.com/Heroes of Might and Magic III Screnshots/5.bmp" title="BMP 16-Bit, 800x600"&gt;[5]&lt;/a&gt; </text:p>
          </table:table-cell>
          <table:table-cell table:formula="of:=IF(LOWER(RIGHT([.B6];3))=&quot;bmp&quot;;&quot;BMP 16-Bit&quot;;UPPER(RIGHT([.B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s.A7]" office:value-type="string" office:string-value="6.bmp" calcext:value-type="string">
            <text:p>6.bmp</text:p>
          </table:table-cell>
          <table:table-cell office:value-type="string" calcext:value-type="string">
            <text:p>, 800x600</text:p>
          </table:table-cell>
          <table:table-cell table:formula="of:=CONCATENATE([.$D$1];[.B7];[.$E$1];[.E7];[.C7];[.$C$1];[.A7];[.$F$1])" office:value-type="string" office:string-value="&lt;a target=&quot;_blank&quot; href=&quot;http://game-image.comli.com/Heroes of Might and Magic III Screnshots/6.bmp&quot; title=&quot;BMP 16-Bit, 800x600&quot;&gt;[6]&lt;/a&gt; " calcext:value-type="string">
            <text:p>&lt;a target="_blank" href="http://game-image.comli.com/Heroes of Might and Magic III Screnshots/6.bmp" title="BMP 16-Bit, 800x600"&gt;[6]&lt;/a&gt; </text:p>
          </table:table-cell>
          <table:table-cell table:formula="of:=IF(LOWER(RIGHT([.B7];3))=&quot;bmp&quot;;&quot;BMP 16-Bit&quot;;UPPER(RIGHT([.B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s.A8]" office:value-type="string" office:string-value="7.bmp" calcext:value-type="string">
            <text:p>7.bmp</text:p>
          </table:table-cell>
          <table:table-cell office:value-type="string" calcext:value-type="string">
            <text:p>, 800x600</text:p>
          </table:table-cell>
          <table:table-cell table:formula="of:=CONCATENATE([.$D$1];[.B8];[.$E$1];[.E8];[.C8];[.$C$1];[.A8];[.$F$1])" office:value-type="string" office:string-value="&lt;a target=&quot;_blank&quot; href=&quot;http://game-image.comli.com/Heroes of Might and Magic III Screnshots/7.bmp&quot; title=&quot;BMP 16-Bit, 800x600&quot;&gt;[7]&lt;/a&gt; " calcext:value-type="string">
            <text:p>&lt;a target="_blank" href="http://game-image.comli.com/Heroes of Might and Magic III Screnshots/7.bmp" title="BMP 16-Bit, 800x600"&gt;[7]&lt;/a&gt; </text:p>
          </table:table-cell>
          <table:table-cell table:formula="of:=IF(LOWER(RIGHT([.B8];3))=&quot;bmp&quot;;&quot;BMP 16-Bit&quot;;UPPER(RIGHT([.B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s.A9]" office:value-type="string" office:string-value="8.bmp" calcext:value-type="string">
            <text:p>8.bmp</text:p>
          </table:table-cell>
          <table:table-cell office:value-type="string" calcext:value-type="string">
            <text:p>, 800x600</text:p>
          </table:table-cell>
          <table:table-cell table:formula="of:=CONCATENATE([.$D$1];[.B9];[.$E$1];[.E9];[.C9];[.$C$1];[.A9];[.$F$1])" office:value-type="string" office:string-value="&lt;a target=&quot;_blank&quot; href=&quot;http://game-image.comli.com/Heroes of Might and Magic III Screnshots/8.bmp&quot; title=&quot;BMP 16-Bit, 800x600&quot;&gt;[8]&lt;/a&gt; " calcext:value-type="string">
            <text:p>&lt;a target="_blank" href="http://game-image.comli.com/Heroes of Might and Magic III Screnshots/8.bmp" title="BMP 16-Bit, 800x600"&gt;[8]&lt;/a&gt; </text:p>
          </table:table-cell>
          <table:table-cell table:formula="of:=IF(LOWER(RIGHT([.B9];3))=&quot;bmp&quot;;&quot;BMP 16-Bit&quot;;UPPER(RIGHT([.B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s.A10]" office:value-type="string" office:string-value="9.bmp" calcext:value-type="string">
            <text:p>9.bmp</text:p>
          </table:table-cell>
          <table:table-cell office:value-type="string" calcext:value-type="string">
            <text:p>, 800x600</text:p>
          </table:table-cell>
          <table:table-cell table:formula="of:=CONCATENATE([.$D$1];[.B10];[.$E$1];[.E10];[.C10];[.$C$1];[.A10];[.$F$1])" office:value-type="string" office:string-value="&lt;a target=&quot;_blank&quot; href=&quot;http://game-image.comli.com/Heroes of Might and Magic III Screnshots/9.bmp&quot; title=&quot;BMP 16-Bit, 800x600&quot;&gt;[9]&lt;/a&gt; " calcext:value-type="string">
            <text:p>&lt;a target="_blank" href="http://game-image.comli.com/Heroes of Might and Magic III Screnshots/9.bmp" title="BMP 16-Bit, 800x600"&gt;[9]&lt;/a&gt; </text:p>
          </table:table-cell>
          <table:table-cell table:formula="of:=IF(LOWER(RIGHT([.B10];3))=&quot;bmp&quot;;&quot;BMP 16-Bit&quot;;UPPER(RIGHT([.B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s.A11]" office:value-type="string" office:string-value="10.bmp" calcext:value-type="string">
            <text:p>10.bmp</text:p>
          </table:table-cell>
          <table:table-cell office:value-type="string" calcext:value-type="string">
            <text:p>, 800x600</text:p>
          </table:table-cell>
          <table:table-cell table:formula="of:=CONCATENATE([.$D$1];[.B11];[.$E$1];[.E11];[.C11];[.$C$1];[.A11];[.$F$1])" office:value-type="string" office:string-value="&lt;a target=&quot;_blank&quot; href=&quot;http://game-image.comli.com/Heroes of Might and Magic III Screnshots/10.bmp&quot; title=&quot;BMP 16-Bit, 800x600&quot;&gt;[10]&lt;/a&gt; " calcext:value-type="string">
            <text:p>&lt;a target="_blank" href="http://game-image.comli.com/Heroes of Might and Magic III Screnshots/10.bmp" title="BMP 16-Bit, 800x600"&gt;[10]&lt;/a&gt; </text:p>
          </table:table-cell>
          <table:table-cell table:formula="of:=IF(LOWER(RIGHT([.B11];3))=&quot;bmp&quot;;&quot;BMP 16-Bit&quot;;UPPER(RIGHT([.B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s.A12]" office:value-type="string" office:string-value="11.bmp" calcext:value-type="string">
            <text:p>11.bmp</text:p>
          </table:table-cell>
          <table:table-cell office:value-type="string" calcext:value-type="string">
            <text:p>, 800x600</text:p>
          </table:table-cell>
          <table:table-cell table:formula="of:=CONCATENATE([.$D$1];[.B12];[.$E$1];[.E12];[.C12];[.$C$1];[.A12];[.$F$1])" office:value-type="string" office:string-value="&lt;a target=&quot;_blank&quot; href=&quot;http://game-image.comli.com/Heroes of Might and Magic III Screnshots/11.bmp&quot; title=&quot;BMP 16-Bit, 800x600&quot;&gt;[11]&lt;/a&gt; " calcext:value-type="string">
            <text:p>&lt;a target="_blank" href="http://game-image.comli.com/Heroes of Might and Magic III Screnshots/11.bmp" title="BMP 16-Bit, 800x600"&gt;[11]&lt;/a&gt; </text:p>
          </table:table-cell>
          <table:table-cell table:formula="of:=IF(LOWER(RIGHT([.B12];3))=&quot;bmp&quot;;&quot;BMP 16-Bit&quot;;UPPER(RIGHT([.B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s.A13]" office:value-type="string" office:string-value="12.bmp" calcext:value-type="string">
            <text:p>12.bmp</text:p>
          </table:table-cell>
          <table:table-cell office:value-type="string" calcext:value-type="string">
            <text:p>, 800x600</text:p>
          </table:table-cell>
          <table:table-cell table:formula="of:=CONCATENATE([.$D$1];[.B13];[.$E$1];[.E13];[.C13];[.$C$1];[.A13];[.$F$1])" office:value-type="string" office:string-value="&lt;a target=&quot;_blank&quot; href=&quot;http://game-image.comli.com/Heroes of Might and Magic III Screnshots/12.bmp&quot; title=&quot;BMP 16-Bit, 800x600&quot;&gt;[12]&lt;/a&gt; " calcext:value-type="string">
            <text:p>&lt;a target="_blank" href="http://game-image.comli.com/Heroes of Might and Magic III Screnshots/12.bmp" title="BMP 16-Bit, 800x600"&gt;[12]&lt;/a&gt; </text:p>
          </table:table-cell>
          <table:table-cell table:formula="of:=IF(LOWER(RIGHT([.B13];3))=&quot;bmp&quot;;&quot;BMP 16-Bit&quot;;UPPER(RIGHT([.B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s.A14]" office:value-type="string" office:string-value="13.bmp" calcext:value-type="string">
            <text:p>13.bmp</text:p>
          </table:table-cell>
          <table:table-cell office:value-type="string" calcext:value-type="string">
            <text:p>, 800x600</text:p>
          </table:table-cell>
          <table:table-cell table:formula="of:=CONCATENATE([.$D$1];[.B14];[.$E$1];[.E14];[.C14];[.$C$1];[.A14];[.$F$1])" office:value-type="string" office:string-value="&lt;a target=&quot;_blank&quot; href=&quot;http://game-image.comli.com/Heroes of Might and Magic III Screnshots/13.bmp&quot; title=&quot;BMP 16-Bit, 800x600&quot;&gt;[13]&lt;/a&gt; " calcext:value-type="string">
            <text:p>&lt;a target="_blank" href="http://game-image.comli.com/Heroes of Might and Magic III Screnshots/13.bmp" title="BMP 16-Bit, 800x600"&gt;[13]&lt;/a&gt; </text:p>
          </table:table-cell>
          <table:table-cell table:formula="of:=IF(LOWER(RIGHT([.B14];3))=&quot;bmp&quot;;&quot;BMP 16-Bit&quot;;UPPER(RIGHT([.B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s.A15]" office:value-type="string" office:string-value="14.bmp" calcext:value-type="string">
            <text:p>14.bmp</text:p>
          </table:table-cell>
          <table:table-cell office:value-type="string" calcext:value-type="string">
            <text:p>, 800x600</text:p>
          </table:table-cell>
          <table:table-cell table:formula="of:=CONCATENATE([.$D$1];[.B15];[.$E$1];[.E15];[.C15];[.$C$1];[.A15];[.$F$1])" office:value-type="string" office:string-value="&lt;a target=&quot;_blank&quot; href=&quot;http://game-image.comli.com/Heroes of Might and Magic III Screnshots/14.bmp&quot; title=&quot;BMP 16-Bit, 800x600&quot;&gt;[14]&lt;/a&gt; " calcext:value-type="string">
            <text:p>&lt;a target="_blank" href="http://game-image.comli.com/Heroes of Might and Magic III Screnshots/14.bmp" title="BMP 16-Bit, 800x600"&gt;[14]&lt;/a&gt; </text:p>
          </table:table-cell>
          <table:table-cell table:formula="of:=IF(LOWER(RIGHT([.B15];3))=&quot;bmp&quot;;&quot;BMP 16-Bit&quot;;UPPER(RIGHT([.B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s.A16]" office:value-type="string" office:string-value="15.bmp" calcext:value-type="string">
            <text:p>15.bmp</text:p>
          </table:table-cell>
          <table:table-cell office:value-type="string" calcext:value-type="string">
            <text:p>, 800x600</text:p>
          </table:table-cell>
          <table:table-cell table:formula="of:=CONCATENATE([.$D$1];[.B16];[.$E$1];[.E16];[.C16];[.$C$1];[.A16];[.$F$1])" office:value-type="string" office:string-value="&lt;a target=&quot;_blank&quot; href=&quot;http://game-image.comli.com/Heroes of Might and Magic III Screnshots/15.bmp&quot; title=&quot;BMP 16-Bit, 800x600&quot;&gt;[15]&lt;/a&gt; " calcext:value-type="string">
            <text:p>&lt;a target="_blank" href="http://game-image.comli.com/Heroes of Might and Magic III Screnshots/15.bmp" title="BMP 16-Bit, 800x600"&gt;[15]&lt;/a&gt; </text:p>
          </table:table-cell>
          <table:table-cell table:formula="of:=IF(LOWER(RIGHT([.B16];3))=&quot;bmp&quot;;&quot;BMP 16-Bit&quot;;UPPER(RIGHT([.B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s.A17]" office:value-type="string" office:string-value="16.bmp" calcext:value-type="string">
            <text:p>16.bmp</text:p>
          </table:table-cell>
          <table:table-cell office:value-type="string" calcext:value-type="string">
            <text:p>, 800x600</text:p>
          </table:table-cell>
          <table:table-cell table:formula="of:=CONCATENATE([.$D$1];[.B17];[.$E$1];[.E17];[.C17];[.$C$1];[.A17];[.$F$1])" office:value-type="string" office:string-value="&lt;a target=&quot;_blank&quot; href=&quot;http://game-image.comli.com/Heroes of Might and Magic III Screnshots/16.bmp&quot; title=&quot;BMP 16-Bit, 800x600&quot;&gt;[16]&lt;/a&gt; " calcext:value-type="string">
            <text:p>&lt;a target="_blank" href="http://game-image.comli.com/Heroes of Might and Magic III Screnshots/16.bmp" title="BMP 16-Bit, 800x600"&gt;[16]&lt;/a&gt; </text:p>
          </table:table-cell>
          <table:table-cell table:formula="of:=IF(LOWER(RIGHT([.B17];3))=&quot;bmp&quot;;&quot;BMP 16-Bit&quot;;UPPER(RIGHT([.B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s.A18]" office:value-type="string" office:string-value="17.bmp" calcext:value-type="string">
            <text:p>17.bmp</text:p>
          </table:table-cell>
          <table:table-cell office:value-type="string" calcext:value-type="string">
            <text:p>, 800x600</text:p>
          </table:table-cell>
          <table:table-cell table:formula="of:=CONCATENATE([.$D$1];[.B18];[.$E$1];[.E18];[.C18];[.$C$1];[.A18];[.$F$1])" office:value-type="string" office:string-value="&lt;a target=&quot;_blank&quot; href=&quot;http://game-image.comli.com/Heroes of Might and Magic III Screnshots/17.bmp&quot; title=&quot;BMP 16-Bit, 800x600&quot;&gt;[17]&lt;/a&gt; " calcext:value-type="string">
            <text:p>&lt;a target="_blank" href="http://game-image.comli.com/Heroes of Might and Magic III Screnshots/17.bmp" title="BMP 16-Bit, 800x600"&gt;[17]&lt;/a&gt; </text:p>
          </table:table-cell>
          <table:table-cell table:formula="of:=IF(LOWER(RIGHT([.B18];3))=&quot;bmp&quot;;&quot;BMP 16-Bit&quot;;UPPER(RIGHT([.B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s.A19]" office:value-type="string" office:string-value="18.bmp" calcext:value-type="string">
            <text:p>18.bmp</text:p>
          </table:table-cell>
          <table:table-cell office:value-type="string" calcext:value-type="string">
            <text:p>, 800x600</text:p>
          </table:table-cell>
          <table:table-cell table:formula="of:=CONCATENATE([.$D$1];[.B19];[.$E$1];[.E19];[.C19];[.$C$1];[.A19];[.$F$1])" office:value-type="string" office:string-value="&lt;a target=&quot;_blank&quot; href=&quot;http://game-image.comli.com/Heroes of Might and Magic III Screnshots/18.bmp&quot; title=&quot;BMP 16-Bit, 800x600&quot;&gt;[18]&lt;/a&gt; " calcext:value-type="string">
            <text:p>&lt;a target="_blank" href="http://game-image.comli.com/Heroes of Might and Magic III Screnshots/18.bmp" title="BMP 16-Bit, 800x600"&gt;[18]&lt;/a&gt; </text:p>
          </table:table-cell>
          <table:table-cell table:formula="of:=IF(LOWER(RIGHT([.B19];3))=&quot;bmp&quot;;&quot;BMP 16-Bit&quot;;UPPER(RIGHT([.B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s.A20]" office:value-type="string" office:string-value="19.bmp" calcext:value-type="string">
            <text:p>19.bmp</text:p>
          </table:table-cell>
          <table:table-cell office:value-type="string" calcext:value-type="string">
            <text:p>, 800x600</text:p>
          </table:table-cell>
          <table:table-cell table:formula="of:=CONCATENATE([.$D$1];[.B20];[.$E$1];[.E20];[.C20];[.$C$1];[.A20];[.$F$1])" office:value-type="string" office:string-value="&lt;a target=&quot;_blank&quot; href=&quot;http://game-image.comli.com/Heroes of Might and Magic III Screnshots/19.bmp&quot; title=&quot;BMP 16-Bit, 800x600&quot;&gt;[19]&lt;/a&gt; " calcext:value-type="string">
            <text:p>&lt;a target="_blank" href="http://game-image.comli.com/Heroes of Might and Magic III Screnshots/19.bmp" title="BMP 16-Bit, 800x600"&gt;[19]&lt;/a&gt; </text:p>
          </table:table-cell>
          <table:table-cell table:formula="of:=IF(LOWER(RIGHT([.B20];3))=&quot;bmp&quot;;&quot;BMP 16-Bit&quot;;UPPER(RIGHT([.B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s.A21]" office:value-type="string" office:string-value="20.bmp" calcext:value-type="string">
            <text:p>20.bmp</text:p>
          </table:table-cell>
          <table:table-cell office:value-type="string" calcext:value-type="string">
            <text:p>, 800x600</text:p>
          </table:table-cell>
          <table:table-cell table:formula="of:=CONCATENATE([.$D$1];[.B21];[.$E$1];[.E21];[.C21];[.$C$1];[.A21];[.$F$1])" office:value-type="string" office:string-value="&lt;a target=&quot;_blank&quot; href=&quot;http://game-image.comli.com/Heroes of Might and Magic III Screnshots/20.bmp&quot; title=&quot;BMP 16-Bit, 800x600&quot;&gt;[20]&lt;/a&gt; " calcext:value-type="string">
            <text:p>&lt;a target="_blank" href="http://game-image.comli.com/Heroes of Might and Magic III Screnshots/20.bmp" title="BMP 16-Bit, 800x600"&gt;[20]&lt;/a&gt; </text:p>
          </table:table-cell>
          <table:table-cell table:formula="of:=IF(LOWER(RIGHT([.B21];3))=&quot;bmp&quot;;&quot;BMP 16-Bit&quot;;UPPER(RIGHT([.B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s.A22]" office:value-type="string" office:string-value="21.bmp" calcext:value-type="string">
            <text:p>21.bmp</text:p>
          </table:table-cell>
          <table:table-cell office:value-type="string" calcext:value-type="string">
            <text:p>, 800x600</text:p>
          </table:table-cell>
          <table:table-cell table:formula="of:=CONCATENATE([.$D$1];[.B22];[.$E$1];[.E22];[.C22];[.$C$1];[.A22];[.$F$1])" office:value-type="string" office:string-value="&lt;a target=&quot;_blank&quot; href=&quot;http://game-image.comli.com/Heroes of Might and Magic III Screnshots/21.bmp&quot; title=&quot;BMP 16-Bit, 800x600&quot;&gt;[21]&lt;/a&gt; " calcext:value-type="string">
            <text:p>&lt;a target="_blank" href="http://game-image.comli.com/Heroes of Might and Magic III Screnshots/21.bmp" title="BMP 16-Bit, 800x600"&gt;[21]&lt;/a&gt; </text:p>
          </table:table-cell>
          <table:table-cell table:formula="of:=IF(LOWER(RIGHT([.B22];3))=&quot;bmp&quot;;&quot;BMP 16-Bit&quot;;UPPER(RIGHT([.B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s.A23]" office:value-type="string" office:string-value="22.bmp" calcext:value-type="string">
            <text:p>22.bmp</text:p>
          </table:table-cell>
          <table:table-cell office:value-type="string" calcext:value-type="string">
            <text:p>, 800x600</text:p>
          </table:table-cell>
          <table:table-cell table:formula="of:=CONCATENATE([.$D$1];[.B23];[.$E$1];[.E23];[.C23];[.$C$1];[.A23];[.$F$1])" office:value-type="string" office:string-value="&lt;a target=&quot;_blank&quot; href=&quot;http://game-image.comli.com/Heroes of Might and Magic III Screnshots/22.bmp&quot; title=&quot;BMP 16-Bit, 800x600&quot;&gt;[22]&lt;/a&gt; " calcext:value-type="string">
            <text:p>&lt;a target="_blank" href="http://game-image.comli.com/Heroes of Might and Magic III Screnshots/22.bmp" title="BMP 16-Bit, 800x600"&gt;[22]&lt;/a&gt; </text:p>
          </table:table-cell>
          <table:table-cell table:formula="of:=IF(LOWER(RIGHT([.B23];3))=&quot;bmp&quot;;&quot;BMP 16-Bit&quot;;UPPER(RIGHT([.B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s.A24]" office:value-type="string" office:string-value="23.bmp" calcext:value-type="string">
            <text:p>23.bmp</text:p>
          </table:table-cell>
          <table:table-cell office:value-type="string" calcext:value-type="string">
            <text:p>, 800x600</text:p>
          </table:table-cell>
          <table:table-cell table:formula="of:=CONCATENATE([.$D$1];[.B24];[.$E$1];[.E24];[.C24];[.$C$1];[.A24];[.$F$1])" office:value-type="string" office:string-value="&lt;a target=&quot;_blank&quot; href=&quot;http://game-image.comli.com/Heroes of Might and Magic III Screnshots/23.bmp&quot; title=&quot;BMP 16-Bit, 800x600&quot;&gt;[23]&lt;/a&gt; " calcext:value-type="string">
            <text:p>&lt;a target="_blank" href="http://game-image.comli.com/Heroes of Might and Magic III Screnshots/23.bmp" title="BMP 16-Bit, 800x600"&gt;[23]&lt;/a&gt; </text:p>
          </table:table-cell>
          <table:table-cell table:formula="of:=IF(LOWER(RIGHT([.B24];3))=&quot;bmp&quot;;&quot;BMP 16-Bit&quot;;UPPER(RIGHT([.B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s.A25]" office:value-type="string" office:string-value="24.bmp" calcext:value-type="string">
            <text:p>24.bmp</text:p>
          </table:table-cell>
          <table:table-cell office:value-type="string" calcext:value-type="string">
            <text:p>, 800x600</text:p>
          </table:table-cell>
          <table:table-cell table:formula="of:=CONCATENATE([.$D$1];[.B25];[.$E$1];[.E25];[.C25];[.$C$1];[.A25];[.$F$1])" office:value-type="string" office:string-value="&lt;a target=&quot;_blank&quot; href=&quot;http://game-image.comli.com/Heroes of Might and Magic III Screnshots/24.bmp&quot; title=&quot;BMP 16-Bit, 800x600&quot;&gt;[24]&lt;/a&gt; " calcext:value-type="string">
            <text:p>&lt;a target="_blank" href="http://game-image.comli.com/Heroes of Might and Magic III Screnshots/24.bmp" title="BMP 16-Bit, 800x600"&gt;[24]&lt;/a&gt; </text:p>
          </table:table-cell>
          <table:table-cell table:formula="of:=IF(LOWER(RIGHT([.B25];3))=&quot;bmp&quot;;&quot;BMP 16-Bit&quot;;UPPER(RIGHT([.B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s.A26]" office:value-type="string" office:string-value="25.bmp" calcext:value-type="string">
            <text:p>25.bmp</text:p>
          </table:table-cell>
          <table:table-cell office:value-type="string" calcext:value-type="string">
            <text:p>, 800x600</text:p>
          </table:table-cell>
          <table:table-cell table:formula="of:=CONCATENATE([.$D$1];[.B26];[.$E$1];[.E26];[.C26];[.$C$1];[.A26];[.$F$1])" office:value-type="string" office:string-value="&lt;a target=&quot;_blank&quot; href=&quot;http://game-image.comli.com/Heroes of Might and Magic III Screnshots/25.bmp&quot; title=&quot;BMP 16-Bit, 800x600&quot;&gt;[25]&lt;/a&gt; " calcext:value-type="string">
            <text:p>&lt;a target="_blank" href="http://game-image.comli.com/Heroes of Might and Magic III Screnshots/25.bmp" title="BMP 16-Bit, 800x600"&gt;[25]&lt;/a&gt; </text:p>
          </table:table-cell>
          <table:table-cell table:formula="of:=IF(LOWER(RIGHT([.B26];3))=&quot;bmp&quot;;&quot;BMP 16-Bit&quot;;UPPER(RIGHT([.B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s.A27]" office:value-type="string" office:string-value="26.bmp" calcext:value-type="string">
            <text:p>26.bmp</text:p>
          </table:table-cell>
          <table:table-cell office:value-type="string" calcext:value-type="string">
            <text:p>, 800x600</text:p>
          </table:table-cell>
          <table:table-cell table:formula="of:=CONCATENATE([.$D$1];[.B27];[.$E$1];[.E27];[.C27];[.$C$1];[.A27];[.$F$1])" office:value-type="string" office:string-value="&lt;a target=&quot;_blank&quot; href=&quot;http://game-image.comli.com/Heroes of Might and Magic III Screnshots/26.bmp&quot; title=&quot;BMP 16-Bit, 800x600&quot;&gt;[26]&lt;/a&gt; " calcext:value-type="string">
            <text:p>&lt;a target="_blank" href="http://game-image.comli.com/Heroes of Might and Magic III Screnshots/26.bmp" title="BMP 16-Bit, 800x600"&gt;[26]&lt;/a&gt; </text:p>
          </table:table-cell>
          <table:table-cell table:formula="of:=IF(LOWER(RIGHT([.B27];3))=&quot;bmp&quot;;&quot;BMP 16-Bit&quot;;UPPER(RIGHT([.B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s.A28]" office:value-type="string" office:string-value="27.bmp" calcext:value-type="string">
            <text:p>27.bmp</text:p>
          </table:table-cell>
          <table:table-cell office:value-type="string" calcext:value-type="string">
            <text:p>, 800x600</text:p>
          </table:table-cell>
          <table:table-cell table:formula="of:=CONCATENATE([.$D$1];[.B28];[.$E$1];[.E28];[.C28];[.$C$1];[.A28];[.$F$1])" office:value-type="string" office:string-value="&lt;a target=&quot;_blank&quot; href=&quot;http://game-image.comli.com/Heroes of Might and Magic III Screnshots/27.bmp&quot; title=&quot;BMP 16-Bit, 800x600&quot;&gt;[27]&lt;/a&gt; " calcext:value-type="string">
            <text:p>&lt;a target="_blank" href="http://game-image.comli.com/Heroes of Might and Magic III Screnshots/27.bmp" title="BMP 16-Bit, 800x600"&gt;[27]&lt;/a&gt; </text:p>
          </table:table-cell>
          <table:table-cell table:formula="of:=IF(LOWER(RIGHT([.B28];3))=&quot;bmp&quot;;&quot;BMP 16-Bit&quot;;UPPER(RIGHT([.B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s.A29]" office:value-type="string" office:string-value="28.bmp" calcext:value-type="string">
            <text:p>28.bmp</text:p>
          </table:table-cell>
          <table:table-cell office:value-type="string" calcext:value-type="string">
            <text:p>, 800x600</text:p>
          </table:table-cell>
          <table:table-cell table:formula="of:=CONCATENATE([.$D$1];[.B29];[.$E$1];[.E29];[.C29];[.$C$1];[.A29];[.$F$1])" office:value-type="string" office:string-value="&lt;a target=&quot;_blank&quot; href=&quot;http://game-image.comli.com/Heroes of Might and Magic III Screnshots/28.bmp&quot; title=&quot;BMP 16-Bit, 800x600&quot;&gt;[28]&lt;/a&gt; " calcext:value-type="string">
            <text:p>&lt;a target="_blank" href="http://game-image.comli.com/Heroes of Might and Magic III Screnshots/28.bmp" title="BMP 16-Bit, 800x600"&gt;[28]&lt;/a&gt; </text:p>
          </table:table-cell>
          <table:table-cell table:formula="of:=IF(LOWER(RIGHT([.B29];3))=&quot;bmp&quot;;&quot;BMP 16-Bit&quot;;UPPER(RIGHT([.B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s.A30]" office:value-type="string" office:string-value="29.bmp" calcext:value-type="string">
            <text:p>29.bmp</text:p>
          </table:table-cell>
          <table:table-cell office:value-type="string" calcext:value-type="string">
            <text:p>, 800x600</text:p>
          </table:table-cell>
          <table:table-cell table:formula="of:=CONCATENATE([.$D$1];[.B30];[.$E$1];[.E30];[.C30];[.$C$1];[.A30];[.$F$1])" office:value-type="string" office:string-value="&lt;a target=&quot;_blank&quot; href=&quot;http://game-image.comli.com/Heroes of Might and Magic III Screnshots/29.bmp&quot; title=&quot;BMP 16-Bit, 800x600&quot;&gt;[29]&lt;/a&gt; " calcext:value-type="string">
            <text:p>&lt;a target="_blank" href="http://game-image.comli.com/Heroes of Might and Magic III Screnshots/29.bmp" title="BMP 16-Bit, 800x600"&gt;[29]&lt;/a&gt; </text:p>
          </table:table-cell>
          <table:table-cell table:formula="of:=IF(LOWER(RIGHT([.B30];3))=&quot;bmp&quot;;&quot;BMP 16-Bit&quot;;UPPER(RIGHT([.B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s.A31]" office:value-type="string" office:string-value="30.bmp" calcext:value-type="string">
            <text:p>30.bmp</text:p>
          </table:table-cell>
          <table:table-cell office:value-type="string" calcext:value-type="string">
            <text:p>, 800x600</text:p>
          </table:table-cell>
          <table:table-cell table:formula="of:=CONCATENATE([.$D$1];[.B31];[.$E$1];[.E31];[.C31];[.$C$1];[.A31];[.$F$1])" office:value-type="string" office:string-value="&lt;a target=&quot;_blank&quot; href=&quot;http://game-image.comli.com/Heroes of Might and Magic III Screnshots/30.bmp&quot; title=&quot;BMP 16-Bit, 800x600&quot;&gt;[30]&lt;/a&gt; " calcext:value-type="string">
            <text:p>&lt;a target="_blank" href="http://game-image.comli.com/Heroes of Might and Magic III Screnshots/30.bmp" title="BMP 16-Bit, 800x600"&gt;[30]&lt;/a&gt; </text:p>
          </table:table-cell>
          <table:table-cell table:formula="of:=IF(LOWER(RIGHT([.B31];3))=&quot;bmp&quot;;&quot;BMP 16-Bit&quot;;UPPER(RIGHT([.B3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s.A32]" office:value-type="string" office:string-value="31.bmp" calcext:value-type="string">
            <text:p>31.bmp</text:p>
          </table:table-cell>
          <table:table-cell office:value-type="string" calcext:value-type="string">
            <text:p>, 800x600</text:p>
          </table:table-cell>
          <table:table-cell table:formula="of:=CONCATENATE([.$D$1];[.B32];[.$E$1];[.E32];[.C32];[.$C$1];[.A32];[.$F$1])" office:value-type="string" office:string-value="&lt;a target=&quot;_blank&quot; href=&quot;http://game-image.comli.com/Heroes of Might and Magic III Screnshots/31.bmp&quot; title=&quot;BMP 16-Bit, 800x600&quot;&gt;[31]&lt;/a&gt; " calcext:value-type="string">
            <text:p>&lt;a target="_blank" href="http://game-image.comli.com/Heroes of Might and Magic III Screnshots/31.bmp" title="BMP 16-Bit, 800x600"&gt;[31]&lt;/a&gt; </text:p>
          </table:table-cell>
          <table:table-cell table:formula="of:=IF(LOWER(RIGHT([.B32];3))=&quot;bmp&quot;;&quot;BMP 16-Bit&quot;;UPPER(RIGHT([.B3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s.A33]" office:value-type="string" office:string-value="32.bmp" calcext:value-type="string">
            <text:p>32.bmp</text:p>
          </table:table-cell>
          <table:table-cell office:value-type="string" calcext:value-type="string">
            <text:p>, 800x600</text:p>
          </table:table-cell>
          <table:table-cell table:formula="of:=CONCATENATE([.$D$1];[.B33];[.$E$1];[.E33];[.C33];[.$C$1];[.A33];[.$F$1])" office:value-type="string" office:string-value="&lt;a target=&quot;_blank&quot; href=&quot;http://game-image.comli.com/Heroes of Might and Magic III Screnshots/32.bmp&quot; title=&quot;BMP 16-Bit, 800x600&quot;&gt;[32]&lt;/a&gt; " calcext:value-type="string">
            <text:p>&lt;a target="_blank" href="http://game-image.comli.com/Heroes of Might and Magic III Screnshots/32.bmp" title="BMP 16-Bit, 800x600"&gt;[32]&lt;/a&gt; </text:p>
          </table:table-cell>
          <table:table-cell table:formula="of:=IF(LOWER(RIGHT([.B33];3))=&quot;bmp&quot;;&quot;BMP 16-Bit&quot;;UPPER(RIGHT([.B3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s.A34]" office:value-type="string" office:string-value="33.bmp" calcext:value-type="string">
            <text:p>33.bmp</text:p>
          </table:table-cell>
          <table:table-cell office:value-type="string" calcext:value-type="string">
            <text:p>, 800x600</text:p>
          </table:table-cell>
          <table:table-cell table:formula="of:=CONCATENATE([.$D$1];[.B34];[.$E$1];[.E34];[.C34];[.$C$1];[.A34];[.$F$1])" office:value-type="string" office:string-value="&lt;a target=&quot;_blank&quot; href=&quot;http://game-image.comli.com/Heroes of Might and Magic III Screnshots/33.bmp&quot; title=&quot;BMP 16-Bit, 800x600&quot;&gt;[33]&lt;/a&gt; " calcext:value-type="string">
            <text:p>&lt;a target="_blank" href="http://game-image.comli.com/Heroes of Might and Magic III Screnshots/33.bmp" title="BMP 16-Bit, 800x600"&gt;[33]&lt;/a&gt; </text:p>
          </table:table-cell>
          <table:table-cell table:formula="of:=IF(LOWER(RIGHT([.B34];3))=&quot;bmp&quot;;&quot;BMP 16-Bit&quot;;UPPER(RIGHT([.B3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s.A35]" office:value-type="string" office:string-value="34.bmp" calcext:value-type="string">
            <text:p>34.bmp</text:p>
          </table:table-cell>
          <table:table-cell office:value-type="string" calcext:value-type="string">
            <text:p>, 800x600</text:p>
          </table:table-cell>
          <table:table-cell table:formula="of:=CONCATENATE([.$D$1];[.B35];[.$E$1];[.E35];[.C35];[.$C$1];[.A35];[.$F$1])" office:value-type="string" office:string-value="&lt;a target=&quot;_blank&quot; href=&quot;http://game-image.comli.com/Heroes of Might and Magic III Screnshots/34.bmp&quot; title=&quot;BMP 16-Bit, 800x600&quot;&gt;[34]&lt;/a&gt; " calcext:value-type="string">
            <text:p>&lt;a target="_blank" href="http://game-image.comli.com/Heroes of Might and Magic III Screnshots/34.bmp" title="BMP 16-Bit, 800x600"&gt;[34]&lt;/a&gt; </text:p>
          </table:table-cell>
          <table:table-cell table:formula="of:=IF(LOWER(RIGHT([.B35];3))=&quot;bmp&quot;;&quot;BMP 16-Bit&quot;;UPPER(RIGHT([.B3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s.A36]" office:value-type="string" office:string-value="35.bmp" calcext:value-type="string">
            <text:p>35.bmp</text:p>
          </table:table-cell>
          <table:table-cell office:value-type="string" calcext:value-type="string">
            <text:p>, 800x600</text:p>
          </table:table-cell>
          <table:table-cell table:formula="of:=CONCATENATE([.$D$1];[.B36];[.$E$1];[.E36];[.C36];[.$C$1];[.A36];[.$F$1])" office:value-type="string" office:string-value="&lt;a target=&quot;_blank&quot; href=&quot;http://game-image.comli.com/Heroes of Might and Magic III Screnshots/35.bmp&quot; title=&quot;BMP 16-Bit, 800x600&quot;&gt;[35]&lt;/a&gt; " calcext:value-type="string">
            <text:p>&lt;a target="_blank" href="http://game-image.comli.com/Heroes of Might and Magic III Screnshots/35.bmp" title="BMP 16-Bit, 800x600"&gt;[35]&lt;/a&gt; </text:p>
          </table:table-cell>
          <table:table-cell table:formula="of:=IF(LOWER(RIGHT([.B36];3))=&quot;bmp&quot;;&quot;BMP 16-Bit&quot;;UPPER(RIGHT([.B3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s.A37]" office:value-type="string" office:string-value="36.bmp" calcext:value-type="string">
            <text:p>36.bmp</text:p>
          </table:table-cell>
          <table:table-cell office:value-type="string" calcext:value-type="string">
            <text:p>, 800x600</text:p>
          </table:table-cell>
          <table:table-cell table:formula="of:=CONCATENATE([.$D$1];[.B37];[.$E$1];[.E37];[.C37];[.$C$1];[.A37];[.$F$1])" office:value-type="string" office:string-value="&lt;a target=&quot;_blank&quot; href=&quot;http://game-image.comli.com/Heroes of Might and Magic III Screnshots/36.bmp&quot; title=&quot;BMP 16-Bit, 800x600&quot;&gt;[36]&lt;/a&gt; " calcext:value-type="string">
            <text:p>&lt;a target="_blank" href="http://game-image.comli.com/Heroes of Might and Magic III Screnshots/36.bmp" title="BMP 16-Bit, 800x600"&gt;[36]&lt;/a&gt; </text:p>
          </table:table-cell>
          <table:table-cell table:formula="of:=IF(LOWER(RIGHT([.B37];3))=&quot;bmp&quot;;&quot;BMP 16-Bit&quot;;UPPER(RIGHT([.B3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s.A38]" office:value-type="string" office:string-value="37.bmp" calcext:value-type="string">
            <text:p>37.bmp</text:p>
          </table:table-cell>
          <table:table-cell office:value-type="string" calcext:value-type="string">
            <text:p>, 800x600</text:p>
          </table:table-cell>
          <table:table-cell table:formula="of:=CONCATENATE([.$D$1];[.B38];[.$E$1];[.E38];[.C38];[.$C$1];[.A38];[.$F$1])" office:value-type="string" office:string-value="&lt;a target=&quot;_blank&quot; href=&quot;http://game-image.comli.com/Heroes of Might and Magic III Screnshots/37.bmp&quot; title=&quot;BMP 16-Bit, 800x600&quot;&gt;[37]&lt;/a&gt; " calcext:value-type="string">
            <text:p>&lt;a target="_blank" href="http://game-image.comli.com/Heroes of Might and Magic III Screnshots/37.bmp" title="BMP 16-Bit, 800x600"&gt;[37]&lt;/a&gt; </text:p>
          </table:table-cell>
          <table:table-cell table:formula="of:=IF(LOWER(RIGHT([.B38];3))=&quot;bmp&quot;;&quot;BMP 16-Bit&quot;;UPPER(RIGHT([.B3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s.A39]" office:value-type="string" office:string-value="38.bmp" calcext:value-type="string">
            <text:p>38.bmp</text:p>
          </table:table-cell>
          <table:table-cell office:value-type="string" calcext:value-type="string">
            <text:p>, 800x600</text:p>
          </table:table-cell>
          <table:table-cell table:formula="of:=CONCATENATE([.$D$1];[.B39];[.$E$1];[.E39];[.C39];[.$C$1];[.A39];[.$F$1])" office:value-type="string" office:string-value="&lt;a target=&quot;_blank&quot; href=&quot;http://game-image.comli.com/Heroes of Might and Magic III Screnshots/38.bmp&quot; title=&quot;BMP 16-Bit, 800x600&quot;&gt;[38]&lt;/a&gt; " calcext:value-type="string">
            <text:p>&lt;a target="_blank" href="http://game-image.comli.com/Heroes of Might and Magic III Screnshots/38.bmp" title="BMP 16-Bit, 800x600"&gt;[38]&lt;/a&gt; </text:p>
          </table:table-cell>
          <table:table-cell table:formula="of:=IF(LOWER(RIGHT([.B39];3))=&quot;bmp&quot;;&quot;BMP 16-Bit&quot;;UPPER(RIGHT([.B3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s.A40]" office:value-type="string" office:string-value="39.bmp" calcext:value-type="string">
            <text:p>39.bmp</text:p>
          </table:table-cell>
          <table:table-cell office:value-type="string" calcext:value-type="string">
            <text:p>, 800x600</text:p>
          </table:table-cell>
          <table:table-cell table:formula="of:=CONCATENATE([.$D$1];[.B40];[.$E$1];[.E40];[.C40];[.$C$1];[.A40];[.$F$1])" office:value-type="string" office:string-value="&lt;a target=&quot;_blank&quot; href=&quot;http://game-image.comli.com/Heroes of Might and Magic III Screnshots/39.bmp&quot; title=&quot;BMP 16-Bit, 800x600&quot;&gt;[39]&lt;/a&gt; " calcext:value-type="string">
            <text:p>&lt;a target="_blank" href="http://game-image.comli.com/Heroes of Might and Magic III Screnshots/39.bmp" title="BMP 16-Bit, 800x600"&gt;[39]&lt;/a&gt; </text:p>
          </table:table-cell>
          <table:table-cell table:formula="of:=IF(LOWER(RIGHT([.B40];3))=&quot;bmp&quot;;&quot;BMP 16-Bit&quot;;UPPER(RIGHT([.B4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s.A41]" office:value-type="string" office:string-value="40.bmp" calcext:value-type="string">
            <text:p>40.bmp</text:p>
          </table:table-cell>
          <table:table-cell office:value-type="string" calcext:value-type="string">
            <text:p>, 800x600</text:p>
          </table:table-cell>
          <table:table-cell table:formula="of:=CONCATENATE([.$D$1];[.B41];[.$E$1];[.E41];[.C41];[.$C$1];[.A41];[.$F$1])" office:value-type="string" office:string-value="&lt;a target=&quot;_blank&quot; href=&quot;http://game-image.comli.com/Heroes of Might and Magic III Screnshots/40.bmp&quot; title=&quot;BMP 16-Bit, 800x600&quot;&gt;[40]&lt;/a&gt; " calcext:value-type="string">
            <text:p>&lt;a target="_blank" href="http://game-image.comli.com/Heroes of Might and Magic III Screnshots/40.bmp" title="BMP 16-Bit, 800x600"&gt;[40]&lt;/a&gt; </text:p>
          </table:table-cell>
          <table:table-cell table:formula="of:=IF(LOWER(RIGHT([.B41];3))=&quot;bmp&quot;;&quot;BMP 16-Bit&quot;;UPPER(RIGHT([.B4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s.A42]" office:value-type="string" office:string-value="41.bmp" calcext:value-type="string">
            <text:p>41.bmp</text:p>
          </table:table-cell>
          <table:table-cell office:value-type="string" calcext:value-type="string">
            <text:p>, 800x600</text:p>
          </table:table-cell>
          <table:table-cell table:formula="of:=CONCATENATE([.$D$1];[.B42];[.$E$1];[.E42];[.C42];[.$C$1];[.A42];[.$F$1])" office:value-type="string" office:string-value="&lt;a target=&quot;_blank&quot; href=&quot;http://game-image.comli.com/Heroes of Might and Magic III Screnshots/41.bmp&quot; title=&quot;BMP 16-Bit, 800x600&quot;&gt;[41]&lt;/a&gt; " calcext:value-type="string">
            <text:p>&lt;a target="_blank" href="http://game-image.comli.com/Heroes of Might and Magic III Screnshots/41.bmp" title="BMP 16-Bit, 800x600"&gt;[41]&lt;/a&gt; </text:p>
          </table:table-cell>
          <table:table-cell table:formula="of:=IF(LOWER(RIGHT([.B42];3))=&quot;bmp&quot;;&quot;BMP 16-Bit&quot;;UPPER(RIGHT([.B4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s.A43]" office:value-type="string" office:string-value="42.bmp" calcext:value-type="string">
            <text:p>42.bmp</text:p>
          </table:table-cell>
          <table:table-cell office:value-type="string" calcext:value-type="string">
            <text:p>, 800x600</text:p>
          </table:table-cell>
          <table:table-cell table:formula="of:=CONCATENATE([.$D$1];[.B43];[.$E$1];[.E43];[.C43];[.$C$1];[.A43];[.$F$1])" office:value-type="string" office:string-value="&lt;a target=&quot;_blank&quot; href=&quot;http://game-image.comli.com/Heroes of Might and Magic III Screnshots/42.bmp&quot; title=&quot;BMP 16-Bit, 800x600&quot;&gt;[42]&lt;/a&gt; " calcext:value-type="string">
            <text:p>&lt;a target="_blank" href="http://game-image.comli.com/Heroes of Might and Magic III Screnshots/42.bmp" title="BMP 16-Bit, 800x600"&gt;[42]&lt;/a&gt; </text:p>
          </table:table-cell>
          <table:table-cell table:formula="of:=IF(LOWER(RIGHT([.B43];3))=&quot;bmp&quot;;&quot;BMP 16-Bit&quot;;UPPER(RIGHT([.B4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s.A44]" office:value-type="string" office:string-value="43.bmp" calcext:value-type="string">
            <text:p>43.bmp</text:p>
          </table:table-cell>
          <table:table-cell office:value-type="string" calcext:value-type="string">
            <text:p>, 800x600</text:p>
          </table:table-cell>
          <table:table-cell table:formula="of:=CONCATENATE([.$D$1];[.B44];[.$E$1];[.E44];[.C44];[.$C$1];[.A44];[.$F$1])" office:value-type="string" office:string-value="&lt;a target=&quot;_blank&quot; href=&quot;http://game-image.comli.com/Heroes of Might and Magic III Screnshots/43.bmp&quot; title=&quot;BMP 16-Bit, 800x600&quot;&gt;[43]&lt;/a&gt; " calcext:value-type="string">
            <text:p>&lt;a target="_blank" href="http://game-image.comli.com/Heroes of Might and Magic III Screnshots/43.bmp" title="BMP 16-Bit, 800x600"&gt;[43]&lt;/a&gt; </text:p>
          </table:table-cell>
          <table:table-cell table:formula="of:=IF(LOWER(RIGHT([.B44];3))=&quot;bmp&quot;;&quot;BMP 16-Bit&quot;;UPPER(RIGHT([.B4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s.A45]" office:value-type="string" office:string-value="44.bmp" calcext:value-type="string">
            <text:p>44.bmp</text:p>
          </table:table-cell>
          <table:table-cell office:value-type="string" calcext:value-type="string">
            <text:p>, 800x600</text:p>
          </table:table-cell>
          <table:table-cell table:formula="of:=CONCATENATE([.$D$1];[.B45];[.$E$1];[.E45];[.C45];[.$C$1];[.A45];[.$F$1])" office:value-type="string" office:string-value="&lt;a target=&quot;_blank&quot; href=&quot;http://game-image.comli.com/Heroes of Might and Magic III Screnshots/44.bmp&quot; title=&quot;BMP 16-Bit, 800x600&quot;&gt;[44]&lt;/a&gt; " calcext:value-type="string">
            <text:p>&lt;a target="_blank" href="http://game-image.comli.com/Heroes of Might and Magic III Screnshots/44.bmp" title="BMP 16-Bit, 800x600"&gt;[44]&lt;/a&gt; </text:p>
          </table:table-cell>
          <table:table-cell table:formula="of:=IF(LOWER(RIGHT([.B45];3))=&quot;bmp&quot;;&quot;BMP 16-Bit&quot;;UPPER(RIGHT([.B4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s.A46]" office:value-type="string" office:string-value="45.bmp" calcext:value-type="string">
            <text:p>45.bmp</text:p>
          </table:table-cell>
          <table:table-cell office:value-type="string" calcext:value-type="string">
            <text:p>, 800x600</text:p>
          </table:table-cell>
          <table:table-cell table:formula="of:=CONCATENATE([.$D$1];[.B46];[.$E$1];[.E46];[.C46];[.$C$1];[.A46];[.$F$1])" office:value-type="string" office:string-value="&lt;a target=&quot;_blank&quot; href=&quot;http://game-image.comli.com/Heroes of Might and Magic III Screnshots/45.bmp&quot; title=&quot;BMP 16-Bit, 800x600&quot;&gt;[45]&lt;/a&gt; " calcext:value-type="string">
            <text:p>&lt;a target="_blank" href="http://game-image.comli.com/Heroes of Might and Magic III Screnshots/45.bmp" title="BMP 16-Bit, 800x600"&gt;[45]&lt;/a&gt; </text:p>
          </table:table-cell>
          <table:table-cell table:formula="of:=IF(LOWER(RIGHT([.B46];3))=&quot;bmp&quot;;&quot;BMP 16-Bit&quot;;UPPER(RIGHT([.B4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s.A47]" office:value-type="string" office:string-value="46.bmp" calcext:value-type="string">
            <text:p>46.bmp</text:p>
          </table:table-cell>
          <table:table-cell office:value-type="string" calcext:value-type="string">
            <text:p>, 800x600</text:p>
          </table:table-cell>
          <table:table-cell table:formula="of:=CONCATENATE([.$D$1];[.B47];[.$E$1];[.E47];[.C47];[.$C$1];[.A47];[.$F$1])" office:value-type="string" office:string-value="&lt;a target=&quot;_blank&quot; href=&quot;http://game-image.comli.com/Heroes of Might and Magic III Screnshots/46.bmp&quot; title=&quot;BMP 16-Bit, 800x600&quot;&gt;[46]&lt;/a&gt; " calcext:value-type="string">
            <text:p>&lt;a target="_blank" href="http://game-image.comli.com/Heroes of Might and Magic III Screnshots/46.bmp" title="BMP 16-Bit, 800x600"&gt;[46]&lt;/a&gt; </text:p>
          </table:table-cell>
          <table:table-cell table:formula="of:=IF(LOWER(RIGHT([.B47];3))=&quot;bmp&quot;;&quot;BMP 16-Bit&quot;;UPPER(RIGHT([.B4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s.A48]" office:value-type="string" office:string-value="47.bmp" calcext:value-type="string">
            <text:p>47.bmp</text:p>
          </table:table-cell>
          <table:table-cell office:value-type="string" calcext:value-type="string">
            <text:p>, 800x600</text:p>
          </table:table-cell>
          <table:table-cell table:formula="of:=CONCATENATE([.$D$1];[.B48];[.$E$1];[.E48];[.C48];[.$C$1];[.A48];[.$F$1])" office:value-type="string" office:string-value="&lt;a target=&quot;_blank&quot; href=&quot;http://game-image.comli.com/Heroes of Might and Magic III Screnshots/47.bmp&quot; title=&quot;BMP 16-Bit, 800x600&quot;&gt;[47]&lt;/a&gt; " calcext:value-type="string">
            <text:p>&lt;a target="_blank" href="http://game-image.comli.com/Heroes of Might and Magic III Screnshots/47.bmp" title="BMP 16-Bit, 800x600"&gt;[47]&lt;/a&gt; </text:p>
          </table:table-cell>
          <table:table-cell table:formula="of:=IF(LOWER(RIGHT([.B48];3))=&quot;bmp&quot;;&quot;BMP 16-Bit&quot;;UPPER(RIGHT([.B4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s.A49]" office:value-type="string" office:string-value="48.bmp" calcext:value-type="string">
            <text:p>48.bmp</text:p>
          </table:table-cell>
          <table:table-cell office:value-type="string" calcext:value-type="string">
            <text:p>, 800x600</text:p>
          </table:table-cell>
          <table:table-cell table:formula="of:=CONCATENATE([.$D$1];[.B49];[.$E$1];[.E49];[.C49];[.$C$1];[.A49];[.$F$1])" office:value-type="string" office:string-value="&lt;a target=&quot;_blank&quot; href=&quot;http://game-image.comli.com/Heroes of Might and Magic III Screnshots/48.bmp&quot; title=&quot;BMP 16-Bit, 800x600&quot;&gt;[48]&lt;/a&gt; " calcext:value-type="string">
            <text:p>&lt;a target="_blank" href="http://game-image.comli.com/Heroes of Might and Magic III Screnshots/48.bmp" title="BMP 16-Bit, 800x600"&gt;[48]&lt;/a&gt; </text:p>
          </table:table-cell>
          <table:table-cell table:formula="of:=IF(LOWER(RIGHT([.B49];3))=&quot;bmp&quot;;&quot;BMP 16-Bit&quot;;UPPER(RIGHT([.B4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s.A50]" office:value-type="string" office:string-value="49.bmp" calcext:value-type="string">
            <text:p>49.bmp</text:p>
          </table:table-cell>
          <table:table-cell office:value-type="string" calcext:value-type="string">
            <text:p>, 800x600</text:p>
          </table:table-cell>
          <table:table-cell table:formula="of:=CONCATENATE([.$D$1];[.B50];[.$E$1];[.E50];[.C50];[.$C$1];[.A50];[.$F$1])" office:value-type="string" office:string-value="&lt;a target=&quot;_blank&quot; href=&quot;http://game-image.comli.com/Heroes of Might and Magic III Screnshots/49.bmp&quot; title=&quot;BMP 16-Bit, 800x600&quot;&gt;[49]&lt;/a&gt; " calcext:value-type="string">
            <text:p>&lt;a target="_blank" href="http://game-image.comli.com/Heroes of Might and Magic III Screnshots/49.bmp" title="BMP 16-Bit, 800x600"&gt;[49]&lt;/a&gt; </text:p>
          </table:table-cell>
          <table:table-cell table:formula="of:=IF(LOWER(RIGHT([.B50];3))=&quot;bmp&quot;;&quot;BMP 16-Bit&quot;;UPPER(RIGHT([.B5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s.A51]" office:value-type="string" office:string-value="50.bmp" calcext:value-type="string">
            <text:p>50.bmp</text:p>
          </table:table-cell>
          <table:table-cell office:value-type="string" calcext:value-type="string">
            <text:p>, 800x600</text:p>
          </table:table-cell>
          <table:table-cell table:formula="of:=CONCATENATE([.$D$1];[.B51];[.$E$1];[.E51];[.C51];[.$C$1];[.A51];[.$F$1])" office:value-type="string" office:string-value="&lt;a target=&quot;_blank&quot; href=&quot;http://game-image.comli.com/Heroes of Might and Magic III Screnshots/50.bmp&quot; title=&quot;BMP 16-Bit, 800x600&quot;&gt;[50]&lt;/a&gt; " calcext:value-type="string">
            <text:p>&lt;a target="_blank" href="http://game-image.comli.com/Heroes of Might and Magic III Screnshots/50.bmp" title="BMP 16-Bit, 800x600"&gt;[50]&lt;/a&gt; </text:p>
          </table:table-cell>
          <table:table-cell table:formula="of:=IF(LOWER(RIGHT([.B51];3))=&quot;bmp&quot;;&quot;BMP 16-Bit&quot;;UPPER(RIGHT([.B5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s.A52]" office:value-type="string" office:string-value="51.bmp" calcext:value-type="string">
            <text:p>51.bmp</text:p>
          </table:table-cell>
          <table:table-cell office:value-type="string" calcext:value-type="string">
            <text:p>, 800x600</text:p>
          </table:table-cell>
          <table:table-cell table:formula="of:=CONCATENATE([.$D$1];[.B52];[.$E$1];[.E52];[.C52];[.$C$1];[.A52];[.$F$1])" office:value-type="string" office:string-value="&lt;a target=&quot;_blank&quot; href=&quot;http://game-image.comli.com/Heroes of Might and Magic III Screnshots/51.bmp&quot; title=&quot;BMP 16-Bit, 800x600&quot;&gt;[51]&lt;/a&gt; " calcext:value-type="string">
            <text:p>&lt;a target="_blank" href="http://game-image.comli.com/Heroes of Might and Magic III Screnshots/51.bmp" title="BMP 16-Bit, 800x600"&gt;[51]&lt;/a&gt; </text:p>
          </table:table-cell>
          <table:table-cell table:formula="of:=IF(LOWER(RIGHT([.B52];3))=&quot;bmp&quot;;&quot;BMP 16-Bit&quot;;UPPER(RIGHT([.B5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s.A53]" office:value-type="string" office:string-value="52.bmp" calcext:value-type="string">
            <text:p>52.bmp</text:p>
          </table:table-cell>
          <table:table-cell office:value-type="string" calcext:value-type="string">
            <text:p>, 800x600</text:p>
          </table:table-cell>
          <table:table-cell table:formula="of:=CONCATENATE([.$D$1];[.B53];[.$E$1];[.E53];[.C53];[.$C$1];[.A53];[.$F$1])" office:value-type="string" office:string-value="&lt;a target=&quot;_blank&quot; href=&quot;http://game-image.comli.com/Heroes of Might and Magic III Screnshots/52.bmp&quot; title=&quot;BMP 16-Bit, 800x600&quot;&gt;[52]&lt;/a&gt; " calcext:value-type="string">
            <text:p>&lt;a target="_blank" href="http://game-image.comli.com/Heroes of Might and Magic III Screnshots/52.bmp" title="BMP 16-Bit, 800x600"&gt;[52]&lt;/a&gt; </text:p>
          </table:table-cell>
          <table:table-cell table:formula="of:=IF(LOWER(RIGHT([.B53];3))=&quot;bmp&quot;;&quot;BMP 16-Bit&quot;;UPPER(RIGHT([.B5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s.A54]" office:value-type="string" office:string-value="53.bmp" calcext:value-type="string">
            <text:p>53.bmp</text:p>
          </table:table-cell>
          <table:table-cell office:value-type="string" calcext:value-type="string">
            <text:p>, 800x600</text:p>
          </table:table-cell>
          <table:table-cell table:formula="of:=CONCATENATE([.$D$1];[.B54];[.$E$1];[.E54];[.C54];[.$C$1];[.A54];[.$F$1])" office:value-type="string" office:string-value="&lt;a target=&quot;_blank&quot; href=&quot;http://game-image.comli.com/Heroes of Might and Magic III Screnshots/53.bmp&quot; title=&quot;BMP 16-Bit, 800x600&quot;&gt;[53]&lt;/a&gt; " calcext:value-type="string">
            <text:p>&lt;a target="_blank" href="http://game-image.comli.com/Heroes of Might and Magic III Screnshots/53.bmp" title="BMP 16-Bit, 800x600"&gt;[53]&lt;/a&gt; </text:p>
          </table:table-cell>
          <table:table-cell table:formula="of:=IF(LOWER(RIGHT([.B54];3))=&quot;bmp&quot;;&quot;BMP 16-Bit&quot;;UPPER(RIGHT([.B5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s.A55]" office:value-type="string" office:string-value="54.bmp" calcext:value-type="string">
            <text:p>54.bmp</text:p>
          </table:table-cell>
          <table:table-cell office:value-type="string" calcext:value-type="string">
            <text:p>, 800x600</text:p>
          </table:table-cell>
          <table:table-cell table:formula="of:=CONCATENATE([.$D$1];[.B55];[.$E$1];[.E55];[.C55];[.$C$1];[.A55];[.$F$1])" office:value-type="string" office:string-value="&lt;a target=&quot;_blank&quot; href=&quot;http://game-image.comli.com/Heroes of Might and Magic III Screnshots/54.bmp&quot; title=&quot;BMP 16-Bit, 800x600&quot;&gt;[54]&lt;/a&gt; " calcext:value-type="string">
            <text:p>&lt;a target="_blank" href="http://game-image.comli.com/Heroes of Might and Magic III Screnshots/54.bmp" title="BMP 16-Bit, 800x600"&gt;[54]&lt;/a&gt; </text:p>
          </table:table-cell>
          <table:table-cell table:formula="of:=IF(LOWER(RIGHT([.B55];3))=&quot;bmp&quot;;&quot;BMP 16-Bit&quot;;UPPER(RIGHT([.B5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s.A56]" office:value-type="string" office:string-value="55.bmp" calcext:value-type="string">
            <text:p>55.bmp</text:p>
          </table:table-cell>
          <table:table-cell office:value-type="string" calcext:value-type="string">
            <text:p>, 800x600</text:p>
          </table:table-cell>
          <table:table-cell table:formula="of:=CONCATENATE([.$D$1];[.B56];[.$E$1];[.E56];[.C56];[.$C$1];[.A56];[.$F$1])" office:value-type="string" office:string-value="&lt;a target=&quot;_blank&quot; href=&quot;http://game-image.comli.com/Heroes of Might and Magic III Screnshots/55.bmp&quot; title=&quot;BMP 16-Bit, 800x600&quot;&gt;[55]&lt;/a&gt; " calcext:value-type="string">
            <text:p>&lt;a target="_blank" href="http://game-image.comli.com/Heroes of Might and Magic III Screnshots/55.bmp" title="BMP 16-Bit, 800x600"&gt;[55]&lt;/a&gt; </text:p>
          </table:table-cell>
          <table:table-cell table:formula="of:=IF(LOWER(RIGHT([.B56];3))=&quot;bmp&quot;;&quot;BMP 16-Bit&quot;;UPPER(RIGHT([.B5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s.A57]" office:value-type="string" office:string-value="56.bmp" calcext:value-type="string">
            <text:p>56.bmp</text:p>
          </table:table-cell>
          <table:table-cell office:value-type="string" calcext:value-type="string">
            <text:p>, 800x600</text:p>
          </table:table-cell>
          <table:table-cell table:formula="of:=CONCATENATE([.$D$1];[.B57];[.$E$1];[.E57];[.C57];[.$C$1];[.A57];[.$F$1])" office:value-type="string" office:string-value="&lt;a target=&quot;_blank&quot; href=&quot;http://game-image.comli.com/Heroes of Might and Magic III Screnshots/56.bmp&quot; title=&quot;BMP 16-Bit, 800x600&quot;&gt;[56]&lt;/a&gt; " calcext:value-type="string">
            <text:p>&lt;a target="_blank" href="http://game-image.comli.com/Heroes of Might and Magic III Screnshots/56.bmp" title="BMP 16-Bit, 800x600"&gt;[56]&lt;/a&gt; </text:p>
          </table:table-cell>
          <table:table-cell table:formula="of:=IF(LOWER(RIGHT([.B57];3))=&quot;bmp&quot;;&quot;BMP 16-Bit&quot;;UPPER(RIGHT([.B5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s.A58]" office:value-type="string" office:string-value="57.bmp" calcext:value-type="string">
            <text:p>57.bmp</text:p>
          </table:table-cell>
          <table:table-cell office:value-type="string" calcext:value-type="string">
            <text:p>, 800x600</text:p>
          </table:table-cell>
          <table:table-cell table:formula="of:=CONCATENATE([.$D$1];[.B58];[.$E$1];[.E58];[.C58];[.$C$1];[.A58];[.$F$1])" office:value-type="string" office:string-value="&lt;a target=&quot;_blank&quot; href=&quot;http://game-image.comli.com/Heroes of Might and Magic III Screnshots/57.bmp&quot; title=&quot;BMP 16-Bit, 800x600&quot;&gt;[57]&lt;/a&gt; " calcext:value-type="string">
            <text:p>&lt;a target="_blank" href="http://game-image.comli.com/Heroes of Might and Magic III Screnshots/57.bmp" title="BMP 16-Bit, 800x600"&gt;[57]&lt;/a&gt; </text:p>
          </table:table-cell>
          <table:table-cell table:formula="of:=IF(LOWER(RIGHT([.B58];3))=&quot;bmp&quot;;&quot;BMP 16-Bit&quot;;UPPER(RIGHT([.B5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s.A59]" office:value-type="string" office:string-value="58.bmp" calcext:value-type="string">
            <text:p>58.bmp</text:p>
          </table:table-cell>
          <table:table-cell office:value-type="string" calcext:value-type="string">
            <text:p>, 800x600</text:p>
          </table:table-cell>
          <table:table-cell table:formula="of:=CONCATENATE([.$D$1];[.B59];[.$E$1];[.E59];[.C59];[.$C$1];[.A59];[.$F$1])" office:value-type="string" office:string-value="&lt;a target=&quot;_blank&quot; href=&quot;http://game-image.comli.com/Heroes of Might and Magic III Screnshots/58.bmp&quot; title=&quot;BMP 16-Bit, 800x600&quot;&gt;[58]&lt;/a&gt; " calcext:value-type="string">
            <text:p>&lt;a target="_blank" href="http://game-image.comli.com/Heroes of Might and Magic III Screnshots/58.bmp" title="BMP 16-Bit, 800x600"&gt;[58]&lt;/a&gt; </text:p>
          </table:table-cell>
          <table:table-cell table:formula="of:=IF(LOWER(RIGHT([.B59];3))=&quot;bmp&quot;;&quot;BMP 16-Bit&quot;;UPPER(RIGHT([.B5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s.A60]" office:value-type="string" office:string-value="59.bmp" calcext:value-type="string">
            <text:p>59.bmp</text:p>
          </table:table-cell>
          <table:table-cell office:value-type="string" calcext:value-type="string">
            <text:p>, 800x600</text:p>
          </table:table-cell>
          <table:table-cell table:formula="of:=CONCATENATE([.$D$1];[.B60];[.$E$1];[.E60];[.C60];[.$C$1];[.A60];[.$F$1])" office:value-type="string" office:string-value="&lt;a target=&quot;_blank&quot; href=&quot;http://game-image.comli.com/Heroes of Might and Magic III Screnshots/59.bmp&quot; title=&quot;BMP 16-Bit, 800x600&quot;&gt;[59]&lt;/a&gt; " calcext:value-type="string">
            <text:p>&lt;a target="_blank" href="http://game-image.comli.com/Heroes of Might and Magic III Screnshots/59.bmp" title="BMP 16-Bit, 800x600"&gt;[59]&lt;/a&gt; </text:p>
          </table:table-cell>
          <table:table-cell table:formula="of:=IF(LOWER(RIGHT([.B60];3))=&quot;bmp&quot;;&quot;BMP 16-Bit&quot;;UPPER(RIGHT([.B6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s.A61]" office:value-type="string" office:string-value="60.bmp" calcext:value-type="string">
            <text:p>60.bmp</text:p>
          </table:table-cell>
          <table:table-cell office:value-type="string" calcext:value-type="string">
            <text:p>, 800x600</text:p>
          </table:table-cell>
          <table:table-cell table:formula="of:=CONCATENATE([.$D$1];[.B61];[.$E$1];[.E61];[.C61];[.$C$1];[.A61];[.$F$1])" office:value-type="string" office:string-value="&lt;a target=&quot;_blank&quot; href=&quot;http://game-image.comli.com/Heroes of Might and Magic III Screnshots/60.bmp&quot; title=&quot;BMP 16-Bit, 800x600&quot;&gt;[60]&lt;/a&gt; " calcext:value-type="string">
            <text:p>&lt;a target="_blank" href="http://game-image.comli.com/Heroes of Might and Magic III Screnshots/60.bmp" title="BMP 16-Bit, 800x600"&gt;[60]&lt;/a&gt; </text:p>
          </table:table-cell>
          <table:table-cell table:formula="of:=IF(LOWER(RIGHT([.B61];3))=&quot;bmp&quot;;&quot;BMP 16-Bit&quot;;UPPER(RIGHT([.B6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s.A62]" office:value-type="string" office:string-value="61.bmp" calcext:value-type="string">
            <text:p>61.bmp</text:p>
          </table:table-cell>
          <table:table-cell office:value-type="string" calcext:value-type="string">
            <text:p>, 800x600</text:p>
          </table:table-cell>
          <table:table-cell table:formula="of:=CONCATENATE([.$D$1];[.B62];[.$E$1];[.E62];[.C62];[.$C$1];[.A62];[.$F$1])" office:value-type="string" office:string-value="&lt;a target=&quot;_blank&quot; href=&quot;http://game-image.comli.com/Heroes of Might and Magic III Screnshots/61.bmp&quot; title=&quot;BMP 16-Bit, 800x600&quot;&gt;[61]&lt;/a&gt; " calcext:value-type="string">
            <text:p>&lt;a target="_blank" href="http://game-image.comli.com/Heroes of Might and Magic III Screnshots/61.bmp" title="BMP 16-Bit, 800x600"&gt;[61]&lt;/a&gt; </text:p>
          </table:table-cell>
          <table:table-cell table:formula="of:=IF(LOWER(RIGHT([.B62];3))=&quot;bmp&quot;;&quot;BMP 16-Bit&quot;;UPPER(RIGHT([.B6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s.A63]" office:value-type="string" office:string-value="62.bmp" calcext:value-type="string">
            <text:p>62.bmp</text:p>
          </table:table-cell>
          <table:table-cell office:value-type="string" calcext:value-type="string">
            <text:p>, 800x600</text:p>
          </table:table-cell>
          <table:table-cell table:formula="of:=CONCATENATE([.$D$1];[.B63];[.$E$1];[.E63];[.C63];[.$C$1];[.A63];[.$F$1])" office:value-type="string" office:string-value="&lt;a target=&quot;_blank&quot; href=&quot;http://game-image.comli.com/Heroes of Might and Magic III Screnshots/62.bmp&quot; title=&quot;BMP 16-Bit, 800x600&quot;&gt;[62]&lt;/a&gt; " calcext:value-type="string">
            <text:p>&lt;a target="_blank" href="http://game-image.comli.com/Heroes of Might and Magic III Screnshots/62.bmp" title="BMP 16-Bit, 800x600"&gt;[62]&lt;/a&gt; </text:p>
          </table:table-cell>
          <table:table-cell table:formula="of:=IF(LOWER(RIGHT([.B63];3))=&quot;bmp&quot;;&quot;BMP 16-Bit&quot;;UPPER(RIGHT([.B6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s.A64]" office:value-type="string" office:string-value="63.bmp" calcext:value-type="string">
            <text:p>63.bmp</text:p>
          </table:table-cell>
          <table:table-cell office:value-type="string" calcext:value-type="string">
            <text:p>, 800x600</text:p>
          </table:table-cell>
          <table:table-cell table:formula="of:=CONCATENATE([.$D$1];[.B64];[.$E$1];[.E64];[.C64];[.$C$1];[.A64];[.$F$1])" office:value-type="string" office:string-value="&lt;a target=&quot;_blank&quot; href=&quot;http://game-image.comli.com/Heroes of Might and Magic III Screnshots/63.bmp&quot; title=&quot;BMP 16-Bit, 800x600&quot;&gt;[63]&lt;/a&gt; " calcext:value-type="string">
            <text:p>&lt;a target="_blank" href="http://game-image.comli.com/Heroes of Might and Magic III Screnshots/63.bmp" title="BMP 16-Bit, 800x600"&gt;[63]&lt;/a&gt; </text:p>
          </table:table-cell>
          <table:table-cell table:formula="of:=IF(LOWER(RIGHT([.B64];3))=&quot;bmp&quot;;&quot;BMP 16-Bit&quot;;UPPER(RIGHT([.B6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s.A65]" office:value-type="string" office:string-value="64.bmp" calcext:value-type="string">
            <text:p>64.bmp</text:p>
          </table:table-cell>
          <table:table-cell office:value-type="string" calcext:value-type="string">
            <text:p>, 800x600</text:p>
          </table:table-cell>
          <table:table-cell table:formula="of:=CONCATENATE([.$D$1];[.B65];[.$E$1];[.E65];[.C65];[.$C$1];[.A65];[.$F$1])" office:value-type="string" office:string-value="&lt;a target=&quot;_blank&quot; href=&quot;http://game-image.comli.com/Heroes of Might and Magic III Screnshots/64.bmp&quot; title=&quot;BMP 16-Bit, 800x600&quot;&gt;[64]&lt;/a&gt; " calcext:value-type="string">
            <text:p>&lt;a target="_blank" href="http://game-image.comli.com/Heroes of Might and Magic III Screnshots/64.bmp" title="BMP 16-Bit, 800x600"&gt;[64]&lt;/a&gt; </text:p>
          </table:table-cell>
          <table:table-cell table:formula="of:=IF(LOWER(RIGHT([.B65];3))=&quot;bmp&quot;;&quot;BMP 16-Bit&quot;;UPPER(RIGHT([.B6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s.A66]" office:value-type="string" office:string-value="65.bmp" calcext:value-type="string">
            <text:p>65.bmp</text:p>
          </table:table-cell>
          <table:table-cell office:value-type="string" calcext:value-type="string">
            <text:p>, 800x600</text:p>
          </table:table-cell>
          <table:table-cell table:formula="of:=CONCATENATE([.$D$1];[.B66];[.$E$1];[.E66];[.C66];[.$C$1];[.A66];[.$F$1])" office:value-type="string" office:string-value="&lt;a target=&quot;_blank&quot; href=&quot;http://game-image.comli.com/Heroes of Might and Magic III Screnshots/65.bmp&quot; title=&quot;BMP 16-Bit, 800x600&quot;&gt;[65]&lt;/a&gt; " calcext:value-type="string">
            <text:p>&lt;a target="_blank" href="http://game-image.comli.com/Heroes of Might and Magic III Screnshots/65.bmp" title="BMP 16-Bit, 800x600"&gt;[65]&lt;/a&gt; </text:p>
          </table:table-cell>
          <table:table-cell table:formula="of:=IF(LOWER(RIGHT([.B66];3))=&quot;bmp&quot;;&quot;BMP 16-Bit&quot;;UPPER(RIGHT([.B6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s.A67]" office:value-type="string" office:string-value="66.bmp" calcext:value-type="string">
            <text:p>66.bmp</text:p>
          </table:table-cell>
          <table:table-cell office:value-type="string" calcext:value-type="string">
            <text:p>, 800x600</text:p>
          </table:table-cell>
          <table:table-cell table:formula="of:=CONCATENATE([.$D$1];[.B67];[.$E$1];[.E67];[.C67];[.$C$1];[.A67];[.$F$1])" office:value-type="string" office:string-value="&lt;a target=&quot;_blank&quot; href=&quot;http://game-image.comli.com/Heroes of Might and Magic III Screnshots/66.bmp&quot; title=&quot;BMP 16-Bit, 800x600&quot;&gt;[66]&lt;/a&gt; " calcext:value-type="string">
            <text:p>&lt;a target="_blank" href="http://game-image.comli.com/Heroes of Might and Magic III Screnshots/66.bmp" title="BMP 16-Bit, 800x600"&gt;[66]&lt;/a&gt; </text:p>
          </table:table-cell>
          <table:table-cell table:formula="of:=IF(LOWER(RIGHT([.B67];3))=&quot;bmp&quot;;&quot;BMP 16-Bit&quot;;UPPER(RIGHT([.B6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s.A68]" office:value-type="string" office:string-value="67.bmp" calcext:value-type="string">
            <text:p>67.bmp</text:p>
          </table:table-cell>
          <table:table-cell office:value-type="string" calcext:value-type="string">
            <text:p>, 800x600</text:p>
          </table:table-cell>
          <table:table-cell table:formula="of:=CONCATENATE([.$D$1];[.B68];[.$E$1];[.E68];[.C68];[.$C$1];[.A68];[.$F$1])" office:value-type="string" office:string-value="&lt;a target=&quot;_blank&quot; href=&quot;http://game-image.comli.com/Heroes of Might and Magic III Screnshots/67.bmp&quot; title=&quot;BMP 16-Bit, 800x600&quot;&gt;[67]&lt;/a&gt; " calcext:value-type="string">
            <text:p>&lt;a target="_blank" href="http://game-image.comli.com/Heroes of Might and Magic III Screnshots/67.bmp" title="BMP 16-Bit, 800x600"&gt;[67]&lt;/a&gt; </text:p>
          </table:table-cell>
          <table:table-cell table:formula="of:=IF(LOWER(RIGHT([.B68];3))=&quot;bmp&quot;;&quot;BMP 16-Bit&quot;;UPPER(RIGHT([.B6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s.A69]" office:value-type="string" office:string-value="68.bmp" calcext:value-type="string">
            <text:p>68.bmp</text:p>
          </table:table-cell>
          <table:table-cell office:value-type="string" calcext:value-type="string">
            <text:p>, 800x600</text:p>
          </table:table-cell>
          <table:table-cell table:formula="of:=CONCATENATE([.$D$1];[.B69];[.$E$1];[.E69];[.C69];[.$C$1];[.A69];[.$F$1])" office:value-type="string" office:string-value="&lt;a target=&quot;_blank&quot; href=&quot;http://game-image.comli.com/Heroes of Might and Magic III Screnshots/68.bmp&quot; title=&quot;BMP 16-Bit, 800x600&quot;&gt;[68]&lt;/a&gt; " calcext:value-type="string">
            <text:p>&lt;a target="_blank" href="http://game-image.comli.com/Heroes of Might and Magic III Screnshots/68.bmp" title="BMP 16-Bit, 800x600"&gt;[68]&lt;/a&gt; </text:p>
          </table:table-cell>
          <table:table-cell table:formula="of:=IF(LOWER(RIGHT([.B69];3))=&quot;bmp&quot;;&quot;BMP 16-Bit&quot;;UPPER(RIGHT([.B6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s.A70]" office:value-type="string" office:string-value="69.bmp" calcext:value-type="string">
            <text:p>69.bmp</text:p>
          </table:table-cell>
          <table:table-cell office:value-type="string" calcext:value-type="string">
            <text:p>, 800x600</text:p>
          </table:table-cell>
          <table:table-cell table:formula="of:=CONCATENATE([.$D$1];[.B70];[.$E$1];[.E70];[.C70];[.$C$1];[.A70];[.$F$1])" office:value-type="string" office:string-value="&lt;a target=&quot;_blank&quot; href=&quot;http://game-image.comli.com/Heroes of Might and Magic III Screnshots/69.bmp&quot; title=&quot;BMP 16-Bit, 800x600&quot;&gt;[69]&lt;/a&gt; " calcext:value-type="string">
            <text:p>&lt;a target="_blank" href="http://game-image.comli.com/Heroes of Might and Magic III Screnshots/69.bmp" title="BMP 16-Bit, 800x600"&gt;[69]&lt;/a&gt; </text:p>
          </table:table-cell>
          <table:table-cell table:formula="of:=IF(LOWER(RIGHT([.B70];3))=&quot;bmp&quot;;&quot;BMP 16-Bit&quot;;UPPER(RIGHT([.B7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s.A71]" office:value-type="string" office:string-value="70.bmp" calcext:value-type="string">
            <text:p>70.bmp</text:p>
          </table:table-cell>
          <table:table-cell office:value-type="string" calcext:value-type="string">
            <text:p>, 800x600</text:p>
          </table:table-cell>
          <table:table-cell table:formula="of:=CONCATENATE([.$D$1];[.B71];[.$E$1];[.E71];[.C71];[.$C$1];[.A71];[.$F$1])" office:value-type="string" office:string-value="&lt;a target=&quot;_blank&quot; href=&quot;http://game-image.comli.com/Heroes of Might and Magic III Screnshots/70.bmp&quot; title=&quot;BMP 16-Bit, 800x600&quot;&gt;[70]&lt;/a&gt; " calcext:value-type="string">
            <text:p>&lt;a target="_blank" href="http://game-image.comli.com/Heroes of Might and Magic III Screnshots/70.bmp" title="BMP 16-Bit, 800x600"&gt;[70]&lt;/a&gt; </text:p>
          </table:table-cell>
          <table:table-cell table:formula="of:=IF(LOWER(RIGHT([.B71];3))=&quot;bmp&quot;;&quot;BMP 16-Bit&quot;;UPPER(RIGHT([.B7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s.A72]" office:value-type="string" office:string-value="71.bmp" calcext:value-type="string">
            <text:p>71.bmp</text:p>
          </table:table-cell>
          <table:table-cell office:value-type="string" calcext:value-type="string">
            <text:p>, 800x600</text:p>
          </table:table-cell>
          <table:table-cell table:formula="of:=CONCATENATE([.$D$1];[.B72];[.$E$1];[.E72];[.C72];[.$C$1];[.A72];[.$F$1])" office:value-type="string" office:string-value="&lt;a target=&quot;_blank&quot; href=&quot;http://game-image.comli.com/Heroes of Might and Magic III Screnshots/71.bmp&quot; title=&quot;BMP 16-Bit, 800x600&quot;&gt;[71]&lt;/a&gt; " calcext:value-type="string">
            <text:p>&lt;a target="_blank" href="http://game-image.comli.com/Heroes of Might and Magic III Screnshots/71.bmp" title="BMP 16-Bit, 800x600"&gt;[71]&lt;/a&gt; </text:p>
          </table:table-cell>
          <table:table-cell table:formula="of:=IF(LOWER(RIGHT([.B72];3))=&quot;bmp&quot;;&quot;BMP 16-Bit&quot;;UPPER(RIGHT([.B7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s.A73]" office:value-type="string" office:string-value="72.bmp" calcext:value-type="string">
            <text:p>72.bmp</text:p>
          </table:table-cell>
          <table:table-cell office:value-type="string" calcext:value-type="string">
            <text:p>, 800x600</text:p>
          </table:table-cell>
          <table:table-cell table:formula="of:=CONCATENATE([.$D$1];[.B73];[.$E$1];[.E73];[.C73];[.$C$1];[.A73];[.$F$1])" office:value-type="string" office:string-value="&lt;a target=&quot;_blank&quot; href=&quot;http://game-image.comli.com/Heroes of Might and Magic III Screnshots/72.bmp&quot; title=&quot;BMP 16-Bit, 800x600&quot;&gt;[72]&lt;/a&gt; " calcext:value-type="string">
            <text:p>&lt;a target="_blank" href="http://game-image.comli.com/Heroes of Might and Magic III Screnshots/72.bmp" title="BMP 16-Bit, 800x600"&gt;[72]&lt;/a&gt; </text:p>
          </table:table-cell>
          <table:table-cell table:formula="of:=IF(LOWER(RIGHT([.B73];3))=&quot;bmp&quot;;&quot;BMP 16-Bit&quot;;UPPER(RIGHT([.B7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s.A74]" office:value-type="string" office:string-value="73.bmp" calcext:value-type="string">
            <text:p>73.bmp</text:p>
          </table:table-cell>
          <table:table-cell office:value-type="string" calcext:value-type="string">
            <text:p>, 800x600</text:p>
          </table:table-cell>
          <table:table-cell table:formula="of:=CONCATENATE([.$D$1];[.B74];[.$E$1];[.E74];[.C74];[.$C$1];[.A74];[.$F$1])" office:value-type="string" office:string-value="&lt;a target=&quot;_blank&quot; href=&quot;http://game-image.comli.com/Heroes of Might and Magic III Screnshots/73.bmp&quot; title=&quot;BMP 16-Bit, 800x600&quot;&gt;[73]&lt;/a&gt; " calcext:value-type="string">
            <text:p>&lt;a target="_blank" href="http://game-image.comli.com/Heroes of Might and Magic III Screnshots/73.bmp" title="BMP 16-Bit, 800x600"&gt;[73]&lt;/a&gt; </text:p>
          </table:table-cell>
          <table:table-cell table:formula="of:=IF(LOWER(RIGHT([.B74];3))=&quot;bmp&quot;;&quot;BMP 16-Bit&quot;;UPPER(RIGHT([.B7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s.A75]" office:value-type="string" office:string-value="74.bmp" calcext:value-type="string">
            <text:p>74.bmp</text:p>
          </table:table-cell>
          <table:table-cell office:value-type="string" calcext:value-type="string">
            <text:p>, 800x600</text:p>
          </table:table-cell>
          <table:table-cell table:formula="of:=CONCATENATE([.$D$1];[.B75];[.$E$1];[.E75];[.C75];[.$C$1];[.A75];[.$F$1])" office:value-type="string" office:string-value="&lt;a target=&quot;_blank&quot; href=&quot;http://game-image.comli.com/Heroes of Might and Magic III Screnshots/74.bmp&quot; title=&quot;BMP 16-Bit, 800x600&quot;&gt;[74]&lt;/a&gt; " calcext:value-type="string">
            <text:p>&lt;a target="_blank" href="http://game-image.comli.com/Heroes of Might and Magic III Screnshots/74.bmp" title="BMP 16-Bit, 800x600"&gt;[74]&lt;/a&gt; </text:p>
          </table:table-cell>
          <table:table-cell table:formula="of:=IF(LOWER(RIGHT([.B75];3))=&quot;bmp&quot;;&quot;BMP 16-Bit&quot;;UPPER(RIGHT([.B7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s.A76]" office:value-type="string" office:string-value="75.bmp" calcext:value-type="string">
            <text:p>75.bmp</text:p>
          </table:table-cell>
          <table:table-cell office:value-type="string" calcext:value-type="string">
            <text:p>, 800x600</text:p>
          </table:table-cell>
          <table:table-cell table:formula="of:=CONCATENATE([.$D$1];[.B76];[.$E$1];[.E76];[.C76];[.$C$1];[.A76];[.$F$1])" office:value-type="string" office:string-value="&lt;a target=&quot;_blank&quot; href=&quot;http://game-image.comli.com/Heroes of Might and Magic III Screnshots/75.bmp&quot; title=&quot;BMP 16-Bit, 800x600&quot;&gt;[75]&lt;/a&gt; " calcext:value-type="string">
            <text:p>&lt;a target="_blank" href="http://game-image.comli.com/Heroes of Might and Magic III Screnshots/75.bmp" title="BMP 16-Bit, 800x600"&gt;[75]&lt;/a&gt; </text:p>
          </table:table-cell>
          <table:table-cell table:formula="of:=IF(LOWER(RIGHT([.B76];3))=&quot;bmp&quot;;&quot;BMP 16-Bit&quot;;UPPER(RIGHT([.B7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s.A77]" office:value-type="string" office:string-value="76.bmp" calcext:value-type="string">
            <text:p>76.bmp</text:p>
          </table:table-cell>
          <table:table-cell office:value-type="string" calcext:value-type="string">
            <text:p>, 800x600</text:p>
          </table:table-cell>
          <table:table-cell table:formula="of:=CONCATENATE([.$D$1];[.B77];[.$E$1];[.E77];[.C77];[.$C$1];[.A77];[.$F$1])" office:value-type="string" office:string-value="&lt;a target=&quot;_blank&quot; href=&quot;http://game-image.comli.com/Heroes of Might and Magic III Screnshots/76.bmp&quot; title=&quot;BMP 16-Bit, 800x600&quot;&gt;[76]&lt;/a&gt; " calcext:value-type="string">
            <text:p>&lt;a target="_blank" href="http://game-image.comli.com/Heroes of Might and Magic III Screnshots/76.bmp" title="BMP 16-Bit, 800x600"&gt;[76]&lt;/a&gt; </text:p>
          </table:table-cell>
          <table:table-cell table:formula="of:=IF(LOWER(RIGHT([.B77];3))=&quot;bmp&quot;;&quot;BMP 16-Bit&quot;;UPPER(RIGHT([.B7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s.A78]" office:value-type="string" office:string-value="77.bmp" calcext:value-type="string">
            <text:p>77.bmp</text:p>
          </table:table-cell>
          <table:table-cell office:value-type="string" calcext:value-type="string">
            <text:p>, 800x600</text:p>
          </table:table-cell>
          <table:table-cell table:formula="of:=CONCATENATE([.$D$1];[.B78];[.$E$1];[.E78];[.C78];[.$C$1];[.A78];[.$F$1])" office:value-type="string" office:string-value="&lt;a target=&quot;_blank&quot; href=&quot;http://game-image.comli.com/Heroes of Might and Magic III Screnshots/77.bmp&quot; title=&quot;BMP 16-Bit, 800x600&quot;&gt;[77]&lt;/a&gt; " calcext:value-type="string">
            <text:p>&lt;a target="_blank" href="http://game-image.comli.com/Heroes of Might and Magic III Screnshots/77.bmp" title="BMP 16-Bit, 800x600"&gt;[77]&lt;/a&gt; </text:p>
          </table:table-cell>
          <table:table-cell table:formula="of:=IF(LOWER(RIGHT([.B78];3))=&quot;bmp&quot;;&quot;BMP 16-Bit&quot;;UPPER(RIGHT([.B7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s.A79]" office:value-type="string" office:string-value="78.bmp" calcext:value-type="string">
            <text:p>78.bmp</text:p>
          </table:table-cell>
          <table:table-cell office:value-type="string" calcext:value-type="string">
            <text:p>, 800x600</text:p>
          </table:table-cell>
          <table:table-cell table:formula="of:=CONCATENATE([.$D$1];[.B79];[.$E$1];[.E79];[.C79];[.$C$1];[.A79];[.$F$1])" office:value-type="string" office:string-value="&lt;a target=&quot;_blank&quot; href=&quot;http://game-image.comli.com/Heroes of Might and Magic III Screnshots/78.bmp&quot; title=&quot;BMP 16-Bit, 800x600&quot;&gt;[78]&lt;/a&gt; " calcext:value-type="string">
            <text:p>&lt;a target="_blank" href="http://game-image.comli.com/Heroes of Might and Magic III Screnshots/78.bmp" title="BMP 16-Bit, 800x600"&gt;[78]&lt;/a&gt; </text:p>
          </table:table-cell>
          <table:table-cell table:formula="of:=IF(LOWER(RIGHT([.B79];3))=&quot;bmp&quot;;&quot;BMP 16-Bit&quot;;UPPER(RIGHT([.B7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s.A80]" office:value-type="string" office:string-value="79.bmp" calcext:value-type="string">
            <text:p>79.bmp</text:p>
          </table:table-cell>
          <table:table-cell office:value-type="string" calcext:value-type="string">
            <text:p>, 800x600</text:p>
          </table:table-cell>
          <table:table-cell table:formula="of:=CONCATENATE([.$D$1];[.B80];[.$E$1];[.E80];[.C80];[.$C$1];[.A80];[.$F$1])" office:value-type="string" office:string-value="&lt;a target=&quot;_blank&quot; href=&quot;http://game-image.comli.com/Heroes of Might and Magic III Screnshots/79.bmp&quot; title=&quot;BMP 16-Bit, 800x600&quot;&gt;[79]&lt;/a&gt; " calcext:value-type="string">
            <text:p>&lt;a target="_blank" href="http://game-image.comli.com/Heroes of Might and Magic III Screnshots/79.bmp" title="BMP 16-Bit, 800x600"&gt;[79]&lt;/a&gt; </text:p>
          </table:table-cell>
          <table:table-cell table:formula="of:=IF(LOWER(RIGHT([.B80];3))=&quot;bmp&quot;;&quot;BMP 16-Bit&quot;;UPPER(RIGHT([.B8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s.A81]" office:value-type="string" office:string-value="80.bmp" calcext:value-type="string">
            <text:p>80.bmp</text:p>
          </table:table-cell>
          <table:table-cell office:value-type="string" calcext:value-type="string">
            <text:p>, 800x600</text:p>
          </table:table-cell>
          <table:table-cell table:formula="of:=CONCATENATE([.$D$1];[.B81];[.$E$1];[.E81];[.C81];[.$C$1];[.A81];[.$F$1])" office:value-type="string" office:string-value="&lt;a target=&quot;_blank&quot; href=&quot;http://game-image.comli.com/Heroes of Might and Magic III Screnshots/80.bmp&quot; title=&quot;BMP 16-Bit, 800x600&quot;&gt;[80]&lt;/a&gt; " calcext:value-type="string">
            <text:p>&lt;a target="_blank" href="http://game-image.comli.com/Heroes of Might and Magic III Screnshots/80.bmp" title="BMP 16-Bit, 800x600"&gt;[80]&lt;/a&gt; </text:p>
          </table:table-cell>
          <table:table-cell table:formula="of:=IF(LOWER(RIGHT([.B81];3))=&quot;bmp&quot;;&quot;BMP 16-Bit&quot;;UPPER(RIGHT([.B8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s.A82]" office:value-type="string" office:string-value="81.bmp" calcext:value-type="string">
            <text:p>81.bmp</text:p>
          </table:table-cell>
          <table:table-cell office:value-type="string" calcext:value-type="string">
            <text:p>, 800x600</text:p>
          </table:table-cell>
          <table:table-cell table:formula="of:=CONCATENATE([.$D$1];[.B82];[.$E$1];[.E82];[.C82];[.$C$1];[.A82];[.$F$1])" office:value-type="string" office:string-value="&lt;a target=&quot;_blank&quot; href=&quot;http://game-image.comli.com/Heroes of Might and Magic III Screnshots/81.bmp&quot; title=&quot;BMP 16-Bit, 800x600&quot;&gt;[81]&lt;/a&gt; " calcext:value-type="string">
            <text:p>&lt;a target="_blank" href="http://game-image.comli.com/Heroes of Might and Magic III Screnshots/81.bmp" title="BMP 16-Bit, 800x600"&gt;[81]&lt;/a&gt; </text:p>
          </table:table-cell>
          <table:table-cell table:formula="of:=IF(LOWER(RIGHT([.B82];3))=&quot;bmp&quot;;&quot;BMP 16-Bit&quot;;UPPER(RIGHT([.B8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s.A83]" office:value-type="string" office:string-value="82.bmp" calcext:value-type="string">
            <text:p>82.bmp</text:p>
          </table:table-cell>
          <table:table-cell office:value-type="string" calcext:value-type="string">
            <text:p>, 800x600</text:p>
          </table:table-cell>
          <table:table-cell table:formula="of:=CONCATENATE([.$D$1];[.B83];[.$E$1];[.E83];[.C83];[.$C$1];[.A83];[.$F$1])" office:value-type="string" office:string-value="&lt;a target=&quot;_blank&quot; href=&quot;http://game-image.comli.com/Heroes of Might and Magic III Screnshots/82.bmp&quot; title=&quot;BMP 16-Bit, 800x600&quot;&gt;[82]&lt;/a&gt; " calcext:value-type="string">
            <text:p>&lt;a target="_blank" href="http://game-image.comli.com/Heroes of Might and Magic III Screnshots/82.bmp" title="BMP 16-Bit, 800x600"&gt;[82]&lt;/a&gt; </text:p>
          </table:table-cell>
          <table:table-cell table:formula="of:=IF(LOWER(RIGHT([.B83];3))=&quot;bmp&quot;;&quot;BMP 16-Bit&quot;;UPPER(RIGHT([.B8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s.A84]" office:value-type="string" office:string-value="83.bmp" calcext:value-type="string">
            <text:p>83.bmp</text:p>
          </table:table-cell>
          <table:table-cell office:value-type="string" calcext:value-type="string">
            <text:p>, 800x600</text:p>
          </table:table-cell>
          <table:table-cell table:formula="of:=CONCATENATE([.$D$1];[.B84];[.$E$1];[.E84];[.C84];[.$C$1];[.A84];[.$F$1])" office:value-type="string" office:string-value="&lt;a target=&quot;_blank&quot; href=&quot;http://game-image.comli.com/Heroes of Might and Magic III Screnshots/83.bmp&quot; title=&quot;BMP 16-Bit, 800x600&quot;&gt;[83]&lt;/a&gt; " calcext:value-type="string">
            <text:p>&lt;a target="_blank" href="http://game-image.comli.com/Heroes of Might and Magic III Screnshots/83.bmp" title="BMP 16-Bit, 800x600"&gt;[83]&lt;/a&gt; </text:p>
          </table:table-cell>
          <table:table-cell table:formula="of:=IF(LOWER(RIGHT([.B84];3))=&quot;bmp&quot;;&quot;BMP 16-Bit&quot;;UPPER(RIGHT([.B8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s.A85]" office:value-type="string" office:string-value="battle_1.jpg" calcext:value-type="string">
            <text:p>battle_1.jpg</text:p>
          </table:table-cell>
          <table:table-cell office:value-type="string" calcext:value-type="string">
            <text:p>, 800x600</text:p>
          </table:table-cell>
          <table:table-cell table:formula="of:=CONCATENATE([.$D$1];[.B85];[.$E$1];[.E85];[.C85];[.$C$1];[.A85];[.$F$1])" office:value-type="string" office:string-value="&lt;a target=&quot;_blank&quot; href=&quot;http://game-image.comli.com/Heroes of Might and Magic III Screnshots/battle_1.jpg&quot; title=&quot;JPG, 800x600&quot;&gt;[84]&lt;/a&gt; " calcext:value-type="string">
            <text:p>&lt;a target="_blank" href="http://game-image.comli.com/Heroes of Might and Magic III Screnshots/battle_1.jpg" title="JPG, 800x600"&gt;[84]&lt;/a&gt; </text:p>
          </table:table-cell>
          <table:table-cell table:formula="of:=IF(LOWER(RIGHT([.B85];3))=&quot;bmp&quot;;&quot;BMP 16-Bit&quot;;UPPER(RIGHT([.B8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s.A86]" office:value-type="string" office:string-value="battle_2.jpg" calcext:value-type="string">
            <text:p>battle_2.jpg</text:p>
          </table:table-cell>
          <table:table-cell office:value-type="string" calcext:value-type="string">
            <text:p>, 800x600</text:p>
          </table:table-cell>
          <table:table-cell table:formula="of:=CONCATENATE([.$D$1];[.B86];[.$E$1];[.E86];[.C86];[.$C$1];[.A86];[.$F$1])" office:value-type="string" office:string-value="&lt;a target=&quot;_blank&quot; href=&quot;http://game-image.comli.com/Heroes of Might and Magic III Screnshots/battle_2.jpg&quot; title=&quot;JPG, 800x600&quot;&gt;[85]&lt;/a&gt; " calcext:value-type="string">
            <text:p>&lt;a target="_blank" href="http://game-image.comli.com/Heroes of Might and Magic III Screnshots/battle_2.jpg" title="JPG, 800x600"&gt;[85]&lt;/a&gt; </text:p>
          </table:table-cell>
          <table:table-cell table:formula="of:=IF(LOWER(RIGHT([.B86];3))=&quot;bmp&quot;;&quot;BMP 16-Bit&quot;;UPPER(RIGHT([.B86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s.A87]" office:value-type="string" office:string-value="battle_3.jpg" calcext:value-type="string">
            <text:p>battle_3.jpg</text:p>
          </table:table-cell>
          <table:table-cell office:value-type="string" calcext:value-type="string">
            <text:p>, 800x600</text:p>
          </table:table-cell>
          <table:table-cell table:formula="of:=CONCATENATE([.$D$1];[.B87];[.$E$1];[.E87];[.C87];[.$C$1];[.A87];[.$F$1])" office:value-type="string" office:string-value="&lt;a target=&quot;_blank&quot; href=&quot;http://game-image.comli.com/Heroes of Might and Magic III Screnshots/battle_3.jpg&quot; title=&quot;JPG, 800x600&quot;&gt;[86]&lt;/a&gt; " calcext:value-type="string">
            <text:p>&lt;a target="_blank" href="http://game-image.comli.com/Heroes of Might and Magic III Screnshots/battle_3.jpg" title="JPG, 800x600"&gt;[86]&lt;/a&gt; </text:p>
          </table:table-cell>
          <table:table-cell table:formula="of:=IF(LOWER(RIGHT([.B87];3))=&quot;bmp&quot;;&quot;BMP 16-Bit&quot;;UPPER(RIGHT([.B87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s.A88]" office:value-type="string" office:string-value="battle_4.jpg" calcext:value-type="string">
            <text:p>battle_4.jpg</text:p>
          </table:table-cell>
          <table:table-cell office:value-type="string" calcext:value-type="string">
            <text:p>, 800x600</text:p>
          </table:table-cell>
          <table:table-cell table:formula="of:=CONCATENATE([.$D$1];[.B88];[.$E$1];[.E88];[.C88];[.$C$1];[.A88];[.$F$1])" office:value-type="string" office:string-value="&lt;a target=&quot;_blank&quot; href=&quot;http://game-image.comli.com/Heroes of Might and Magic III Screnshots/battle_4.jpg&quot; title=&quot;JPG, 800x600&quot;&gt;[87]&lt;/a&gt; " calcext:value-type="string">
            <text:p>&lt;a target="_blank" href="http://game-image.comli.com/Heroes of Might and Magic III Screnshots/battle_4.jpg" title="JPG, 800x600"&gt;[87]&lt;/a&gt; </text:p>
          </table:table-cell>
          <table:table-cell table:formula="of:=IF(LOWER(RIGHT([.B88];3))=&quot;bmp&quot;;&quot;BMP 16-Bit&quot;;UPPER(RIGHT([.B88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s.A89]" office:value-type="string" office:string-value="battle_5.bmp" calcext:value-type="string">
            <text:p>battle_5.bmp</text:p>
          </table:table-cell>
          <table:table-cell office:value-type="string" calcext:value-type="string">
            <text:p>, 800x600</text:p>
          </table:table-cell>
          <table:table-cell table:formula="of:=CONCATENATE([.$D$1];[.B89];[.$E$1];[.E89];[.C89];[.$C$1];[.A89];[.$F$1])" office:value-type="string" office:string-value="&lt;a target=&quot;_blank&quot; href=&quot;http://game-image.comli.com/Heroes of Might and Magic III Screnshots/battle_5.bmp&quot; title=&quot;BMP 16-Bit, 800x600&quot;&gt;[88]&lt;/a&gt; " calcext:value-type="string">
            <text:p>&lt;a target="_blank" href="http://game-image.comli.com/Heroes of Might and Magic III Screnshots/battle_5.bmp" title="BMP 16-Bit, 800x600"&gt;[88]&lt;/a&gt; </text:p>
          </table:table-cell>
          <table:table-cell table:formula="of:=IF(LOWER(RIGHT([.B89];3))=&quot;bmp&quot;;&quot;BMP 16-Bit&quot;;UPPER(RIGHT([.B8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s.A90]" office:value-type="string" office:string-value="battle_6.bmp" calcext:value-type="string">
            <text:p>battle_6.bmp</text:p>
          </table:table-cell>
          <table:table-cell office:value-type="string" calcext:value-type="string">
            <text:p>, 800x600</text:p>
          </table:table-cell>
          <table:table-cell table:formula="of:=CONCATENATE([.$D$1];[.B90];[.$E$1];[.E90];[.C90];[.$C$1];[.A90];[.$F$1])" office:value-type="string" office:string-value="&lt;a target=&quot;_blank&quot; href=&quot;http://game-image.comli.com/Heroes of Might and Magic III Screnshots/battle_6.bmp&quot; title=&quot;BMP 16-Bit, 800x600&quot;&gt;[89]&lt;/a&gt; " calcext:value-type="string">
            <text:p>&lt;a target="_blank" href="http://game-image.comli.com/Heroes of Might and Magic III Screnshots/battle_6.bmp" title="BMP 16-Bit, 800x600"&gt;[89]&lt;/a&gt; </text:p>
          </table:table-cell>
          <table:table-cell table:formula="of:=IF(LOWER(RIGHT([.B90];3))=&quot;bmp&quot;;&quot;BMP 16-Bit&quot;;UPPER(RIGHT([.B9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s.A91]" office:value-type="string" office:string-value="battle_7.bmp" calcext:value-type="string">
            <text:p>battle_7.bmp</text:p>
          </table:table-cell>
          <table:table-cell office:value-type="string" calcext:value-type="string">
            <text:p>, 800x600</text:p>
          </table:table-cell>
          <table:table-cell table:formula="of:=CONCATENATE([.$D$1];[.B91];[.$E$1];[.E91];[.C91];[.$C$1];[.A91];[.$F$1])" office:value-type="string" office:string-value="&lt;a target=&quot;_blank&quot; href=&quot;http://game-image.comli.com/Heroes of Might and Magic III Screnshots/battle_7.bmp&quot; title=&quot;BMP 16-Bit, 800x600&quot;&gt;[90]&lt;/a&gt; " calcext:value-type="string">
            <text:p>&lt;a target="_blank" href="http://game-image.comli.com/Heroes of Might and Magic III Screnshots/battle_7.bmp" title="BMP 16-Bit, 800x600"&gt;[90]&lt;/a&gt; </text:p>
          </table:table-cell>
          <table:table-cell table:formula="of:=IF(LOWER(RIGHT([.B91];3))=&quot;bmp&quot;;&quot;BMP 16-Bit&quot;;UPPER(RIGHT([.B9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s.A92]" office:value-type="string" office:string-value="battle_8.bmp" calcext:value-type="string">
            <text:p>battle_8.bmp</text:p>
          </table:table-cell>
          <table:table-cell office:value-type="string" calcext:value-type="string">
            <text:p>, 800x600</text:p>
          </table:table-cell>
          <table:table-cell table:formula="of:=CONCATENATE([.$D$1];[.B92];[.$E$1];[.E92];[.C92];[.$C$1];[.A92];[.$F$1])" office:value-type="string" office:string-value="&lt;a target=&quot;_blank&quot; href=&quot;http://game-image.comli.com/Heroes of Might and Magic III Screnshots/battle_8.bmp&quot; title=&quot;BMP 16-Bit, 800x600&quot;&gt;[91]&lt;/a&gt; " calcext:value-type="string">
            <text:p>&lt;a target="_blank" href="http://game-image.comli.com/Heroes of Might and Magic III Screnshots/battle_8.bmp" title="BMP 16-Bit, 800x600"&gt;[91]&lt;/a&gt; </text:p>
          </table:table-cell>
          <table:table-cell table:formula="of:=IF(LOWER(RIGHT([.B92];3))=&quot;bmp&quot;;&quot;BMP 16-Bit&quot;;UPPER(RIGHT([.B9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s.A93]" office:value-type="string" office:string-value="battle_9.bmp" calcext:value-type="string">
            <text:p>battle_9.bmp</text:p>
          </table:table-cell>
          <table:table-cell office:value-type="string" calcext:value-type="string">
            <text:p>, 800x600</text:p>
          </table:table-cell>
          <table:table-cell table:formula="of:=CONCATENATE([.$D$1];[.B93];[.$E$1];[.E93];[.C93];[.$C$1];[.A93];[.$F$1])" office:value-type="string" office:string-value="&lt;a target=&quot;_blank&quot; href=&quot;http://game-image.comli.com/Heroes of Might and Magic III Screnshots/battle_9.bmp&quot; title=&quot;BMP 16-Bit, 800x600&quot;&gt;[92]&lt;/a&gt; " calcext:value-type="string">
            <text:p>&lt;a target="_blank" href="http://game-image.comli.com/Heroes of Might and Magic III Screnshots/battle_9.bmp" title="BMP 16-Bit, 800x600"&gt;[92]&lt;/a&gt; </text:p>
          </table:table-cell>
          <table:table-cell table:formula="of:=IF(LOWER(RIGHT([.B93];3))=&quot;bmp&quot;;&quot;BMP 16-Bit&quot;;UPPER(RIGHT([.B9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s.A94]" office:value-type="string" office:string-value="battle_10.bmp" calcext:value-type="string">
            <text:p>battle_10.bmp</text:p>
          </table:table-cell>
          <table:table-cell office:value-type="string" calcext:value-type="string">
            <text:p>, 800x600</text:p>
          </table:table-cell>
          <table:table-cell table:formula="of:=CONCATENATE([.$D$1];[.B94];[.$E$1];[.E94];[.C94];[.$C$1];[.A94];[.$F$1])" office:value-type="string" office:string-value="&lt;a target=&quot;_blank&quot; href=&quot;http://game-image.comli.com/Heroes of Might and Magic III Screnshots/battle_10.bmp&quot; title=&quot;BMP 16-Bit, 800x600&quot;&gt;[93]&lt;/a&gt; " calcext:value-type="string">
            <text:p>&lt;a target="_blank" href="http://game-image.comli.com/Heroes of Might and Magic III Screnshots/battle_10.bmp" title="BMP 16-Bit, 800x600"&gt;[93]&lt;/a&gt; </text:p>
          </table:table-cell>
          <table:table-cell table:formula="of:=IF(LOWER(RIGHT([.B94];3))=&quot;bmp&quot;;&quot;BMP 16-Bit&quot;;UPPER(RIGHT([.B9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s.A95]" office:value-type="string" office:string-value="battle_11.bmp" calcext:value-type="string">
            <text:p>battle_11.bmp</text:p>
          </table:table-cell>
          <table:table-cell office:value-type="string" calcext:value-type="string">
            <text:p>, 800x600</text:p>
          </table:table-cell>
          <table:table-cell table:formula="of:=CONCATENATE([.$D$1];[.B95];[.$E$1];[.E95];[.C95];[.$C$1];[.A95];[.$F$1])" office:value-type="string" office:string-value="&lt;a target=&quot;_blank&quot; href=&quot;http://game-image.comli.com/Heroes of Might and Magic III Screnshots/battle_11.bmp&quot; title=&quot;BMP 16-Bit, 800x600&quot;&gt;[94]&lt;/a&gt; " calcext:value-type="string">
            <text:p>&lt;a target="_blank" href="http://game-image.comli.com/Heroes of Might and Magic III Screnshots/battle_11.bmp" title="BMP 16-Bit, 800x600"&gt;[94]&lt;/a&gt; </text:p>
          </table:table-cell>
          <table:table-cell table:formula="of:=IF(LOWER(RIGHT([.B95];3))=&quot;bmp&quot;;&quot;BMP 16-Bit&quot;;UPPER(RIGHT([.B9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s.A96]" office:value-type="string" office:string-value="battle_12.bmp" calcext:value-type="string">
            <text:p>battle_12.bmp</text:p>
          </table:table-cell>
          <table:table-cell office:value-type="string" calcext:value-type="string">
            <text:p>, 800x600</text:p>
          </table:table-cell>
          <table:table-cell table:formula="of:=CONCATENATE([.$D$1];[.B96];[.$E$1];[.E96];[.C96];[.$C$1];[.A96];[.$F$1])" office:value-type="string" office:string-value="&lt;a target=&quot;_blank&quot; href=&quot;http://game-image.comli.com/Heroes of Might and Magic III Screnshots/battle_12.bmp&quot; title=&quot;BMP 16-Bit, 800x600&quot;&gt;[95]&lt;/a&gt; " calcext:value-type="string">
            <text:p>&lt;a target="_blank" href="http://game-image.comli.com/Heroes of Might and Magic III Screnshots/battle_12.bmp" title="BMP 16-Bit, 800x600"&gt;[95]&lt;/a&gt; </text:p>
          </table:table-cell>
          <table:table-cell table:formula="of:=IF(LOWER(RIGHT([.B96];3))=&quot;bmp&quot;;&quot;BMP 16-Bit&quot;;UPPER(RIGHT([.B9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s.A97]" office:value-type="string" office:string-value="battle_13.bmp" calcext:value-type="string">
            <text:p>battle_13.bmp</text:p>
          </table:table-cell>
          <table:table-cell office:value-type="string" calcext:value-type="string">
            <text:p>, 800x600</text:p>
          </table:table-cell>
          <table:table-cell table:formula="of:=CONCATENATE([.$D$1];[.B97];[.$E$1];[.E97];[.C97];[.$C$1];[.A97];[.$F$1])" office:value-type="string" office:string-value="&lt;a target=&quot;_blank&quot; href=&quot;http://game-image.comli.com/Heroes of Might and Magic III Screnshots/battle_13.bmp&quot; title=&quot;BMP 16-Bit, 800x600&quot;&gt;[96]&lt;/a&gt; " calcext:value-type="string">
            <text:p>&lt;a target="_blank" href="http://game-image.comli.com/Heroes of Might and Magic III Screnshots/battle_13.bmp" title="BMP 16-Bit, 800x600"&gt;[96]&lt;/a&gt; </text:p>
          </table:table-cell>
          <table:table-cell table:formula="of:=IF(LOWER(RIGHT([.B97];3))=&quot;bmp&quot;;&quot;BMP 16-Bit&quot;;UPPER(RIGHT([.B9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s.A98]" office:value-type="string" office:string-value="battle_14.bmp" calcext:value-type="string">
            <text:p>battle_14.bmp</text:p>
          </table:table-cell>
          <table:table-cell office:value-type="string" calcext:value-type="string">
            <text:p>, 800x600</text:p>
          </table:table-cell>
          <table:table-cell table:formula="of:=CONCATENATE([.$D$1];[.B98];[.$E$1];[.E98];[.C98];[.$C$1];[.A98];[.$F$1])" office:value-type="string" office:string-value="&lt;a target=&quot;_blank&quot; href=&quot;http://game-image.comli.com/Heroes of Might and Magic III Screnshots/battle_14.bmp&quot; title=&quot;BMP 16-Bit, 800x600&quot;&gt;[97]&lt;/a&gt; " calcext:value-type="string">
            <text:p>&lt;a target="_blank" href="http://game-image.comli.com/Heroes of Might and Magic III Screnshots/battle_14.bmp" title="BMP 16-Bit, 800x600"&gt;[97]&lt;/a&gt; </text:p>
          </table:table-cell>
          <table:table-cell table:formula="of:=IF(LOWER(RIGHT([.B98];3))=&quot;bmp&quot;;&quot;BMP 16-Bit&quot;;UPPER(RIGHT([.B9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s.A99]" office:value-type="string" office:string-value="battle_15.bmp" calcext:value-type="string">
            <text:p>battle_15.bmp</text:p>
          </table:table-cell>
          <table:table-cell office:value-type="string" calcext:value-type="string">
            <text:p>, 800x600</text:p>
          </table:table-cell>
          <table:table-cell table:formula="of:=CONCATENATE([.$D$1];[.B99];[.$E$1];[.E99];[.C99];[.$C$1];[.A99];[.$F$1])" office:value-type="string" office:string-value="&lt;a target=&quot;_blank&quot; href=&quot;http://game-image.comli.com/Heroes of Might and Magic III Screnshots/battle_15.bmp&quot; title=&quot;BMP 16-Bit, 800x600&quot;&gt;[98]&lt;/a&gt; " calcext:value-type="string">
            <text:p>&lt;a target="_blank" href="http://game-image.comli.com/Heroes of Might and Magic III Screnshots/battle_15.bmp" title="BMP 16-Bit, 800x600"&gt;[98]&lt;/a&gt; </text:p>
          </table:table-cell>
          <table:table-cell table:formula="of:=IF(LOWER(RIGHT([.B99];3))=&quot;bmp&quot;;&quot;BMP 16-Bit&quot;;UPPER(RIGHT([.B9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s.A100]" office:value-type="string" office:string-value="battle_16.bmp" calcext:value-type="string">
            <text:p>battle_16.bmp</text:p>
          </table:table-cell>
          <table:table-cell office:value-type="string" calcext:value-type="string">
            <text:p>, 800x600</text:p>
          </table:table-cell>
          <table:table-cell table:formula="of:=CONCATENATE([.$D$1];[.B100];[.$E$1];[.E100];[.C100];[.$C$1];[.A100];[.$F$1])" office:value-type="string" office:string-value="&lt;a target=&quot;_blank&quot; href=&quot;http://game-image.comli.com/Heroes of Might and Magic III Screnshots/battle_16.bmp&quot; title=&quot;BMP 16-Bit, 800x600&quot;&gt;[99]&lt;/a&gt; " calcext:value-type="string">
            <text:p>&lt;a target="_blank" href="http://game-image.comli.com/Heroes of Might and Magic III Screnshots/battle_16.bmp" title="BMP 16-Bit, 800x600"&gt;[99]&lt;/a&gt; </text:p>
          </table:table-cell>
          <table:table-cell table:formula="of:=IF(LOWER(RIGHT([.B100];3))=&quot;bmp&quot;;&quot;BMP 16-Bit&quot;;UPPER(RIGHT([.B10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s.A101]" office:value-type="string" office:string-value="town_1.jpg" calcext:value-type="string">
            <text:p>town_1.jpg</text:p>
          </table:table-cell>
          <table:table-cell office:value-type="string" calcext:value-type="string">
            <text:p>, 800x600</text:p>
          </table:table-cell>
          <table:table-cell table:formula="of:=CONCATENATE([.$D$1];[.B101];[.$E$1];[.E101];[.C101];[.$C$1];[.A101];[.$F$1])" office:value-type="string" office:string-value="&lt;a target=&quot;_blank&quot; href=&quot;http://game-image.comli.com/Heroes of Might and Magic III Screnshots/town_1.jpg&quot; title=&quot;JPG, 800x600&quot;&gt;[100]&lt;/a&gt; " calcext:value-type="string">
            <text:p>&lt;a target="_blank" href="http://game-image.comli.com/Heroes of Might and Magic III Screnshots/town_1.jpg" title="JPG, 800x600"&gt;[100]&lt;/a&gt; </text:p>
          </table:table-cell>
          <table:table-cell table:formula="of:=IF(LOWER(RIGHT([.B101];3))=&quot;bmp&quot;;&quot;BMP 16-Bit&quot;;UPPER(RIGHT([.B101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s.A102]" office:value-type="string" office:string-value="town_2.jpg" calcext:value-type="string">
            <text:p>town_2.jpg</text:p>
          </table:table-cell>
          <table:table-cell office:value-type="string" calcext:value-type="string">
            <text:p>, 800x600</text:p>
          </table:table-cell>
          <table:table-cell table:formula="of:=CONCATENATE([.$D$1];[.B102];[.$E$1];[.E102];[.C102];[.$C$1];[.A102];[.$F$1])" office:value-type="string" office:string-value="&lt;a target=&quot;_blank&quot; href=&quot;http://game-image.comli.com/Heroes of Might and Magic III Screnshots/town_2.jpg&quot; title=&quot;JPG, 800x600&quot;&gt;[101]&lt;/a&gt; " calcext:value-type="string">
            <text:p>&lt;a target="_blank" href="http://game-image.comli.com/Heroes of Might and Magic III Screnshots/town_2.jpg" title="JPG, 800x600"&gt;[101]&lt;/a&gt; </text:p>
          </table:table-cell>
          <table:table-cell table:formula="of:=IF(LOWER(RIGHT([.B102];3))=&quot;bmp&quot;;&quot;BMP 16-Bit&quot;;UPPER(RIGHT([.B10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s.A103]" office:value-type="string" office:string-value="town_3.bmp" calcext:value-type="string">
            <text:p>town_3.bmp</text:p>
          </table:table-cell>
          <table:table-cell office:value-type="string" calcext:value-type="string">
            <text:p>, 800x600</text:p>
          </table:table-cell>
          <table:table-cell table:formula="of:=CONCATENATE([.$D$1];[.B103];[.$E$1];[.E103];[.C103];[.$C$1];[.A103];[.$F$1])" office:value-type="string" office:string-value="&lt;a target=&quot;_blank&quot; href=&quot;http://game-image.comli.com/Heroes of Might and Magic III Screnshots/town_3.bmp&quot; title=&quot;BMP 16-Bit, 800x600&quot;&gt;[102]&lt;/a&gt; " calcext:value-type="string">
            <text:p>&lt;a target="_blank" href="http://game-image.comli.com/Heroes of Might and Magic III Screnshots/town_3.bmp" title="BMP 16-Bit, 800x600"&gt;[102]&lt;/a&gt; </text:p>
          </table:table-cell>
          <table:table-cell table:formula="of:=IF(LOWER(RIGHT([.B103];3))=&quot;bmp&quot;;&quot;BMP 16-Bit&quot;;UPPER(RIGHT([.B10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s.A104]" office:value-type="string" office:string-value="town_4.bmp" calcext:value-type="string">
            <text:p>town_4.bmp</text:p>
          </table:table-cell>
          <table:table-cell office:value-type="string" calcext:value-type="string">
            <text:p>, 800x600</text:p>
          </table:table-cell>
          <table:table-cell table:formula="of:=CONCATENATE([.$D$1];[.B104];[.$E$1];[.E104];[.C104];[.$C$1];[.A104];[.$F$1])" office:value-type="string" office:string-value="&lt;a target=&quot;_blank&quot; href=&quot;http://game-image.comli.com/Heroes of Might and Magic III Screnshots/town_4.bmp&quot; title=&quot;BMP 16-Bit, 800x600&quot;&gt;[103]&lt;/a&gt; " calcext:value-type="string">
            <text:p>&lt;a target="_blank" href="http://game-image.comli.com/Heroes of Might and Magic III Screnshots/town_4.bmp" title="BMP 16-Bit, 800x600"&gt;[103]&lt;/a&gt; </text:p>
          </table:table-cell>
          <table:table-cell table:formula="of:=IF(LOWER(RIGHT([.B104];3))=&quot;bmp&quot;;&quot;BMP 16-Bit&quot;;UPPER(RIGHT([.B10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s.A105]" office:value-type="string" office:string-value="town_5.bmp" calcext:value-type="string">
            <text:p>town_5.bmp</text:p>
          </table:table-cell>
          <table:table-cell office:value-type="string" calcext:value-type="string">
            <text:p>, 800x600</text:p>
          </table:table-cell>
          <table:table-cell table:formula="of:=CONCATENATE([.$D$1];[.B105];[.$E$1];[.E105];[.C105];[.$C$1];[.A105];[.$F$1])" office:value-type="string" office:string-value="&lt;a target=&quot;_blank&quot; href=&quot;http://game-image.comli.com/Heroes of Might and Magic III Screnshots/town_5.bmp&quot; title=&quot;BMP 16-Bit, 800x600&quot;&gt;[104]&lt;/a&gt; " calcext:value-type="string">
            <text:p>&lt;a target="_blank" href="http://game-image.comli.com/Heroes of Might and Magic III Screnshots/town_5.bmp" title="BMP 16-Bit, 800x600"&gt;[104]&lt;/a&gt; </text:p>
          </table:table-cell>
          <table:table-cell table:formula="of:=IF(LOWER(RIGHT([.B105];3))=&quot;bmp&quot;;&quot;BMP 16-Bit&quot;;UPPER(RIGHT([.B10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s.A106]" office:value-type="string" office:string-value="town_6.bmp" calcext:value-type="string">
            <text:p>town_6.bmp</text:p>
          </table:table-cell>
          <table:table-cell office:value-type="string" calcext:value-type="string">
            <text:p>, 800x600</text:p>
          </table:table-cell>
          <table:table-cell table:formula="of:=CONCATENATE([.$D$1];[.B106];[.$E$1];[.E106];[.C106];[.$C$1];[.A106];[.$F$1])" office:value-type="string" office:string-value="&lt;a target=&quot;_blank&quot; href=&quot;http://game-image.comli.com/Heroes of Might and Magic III Screnshots/town_6.bmp&quot; title=&quot;BMP 16-Bit, 800x600&quot;&gt;[105]&lt;/a&gt; " calcext:value-type="string">
            <text:p>&lt;a target="_blank" href="http://game-image.comli.com/Heroes of Might and Magic III Screnshots/town_6.bmp" title="BMP 16-Bit, 800x600"&gt;[105]&lt;/a&gt; </text:p>
          </table:table-cell>
          <table:table-cell table:formula="of:=IF(LOWER(RIGHT([.B106];3))=&quot;bmp&quot;;&quot;BMP 16-Bit&quot;;UPPER(RIGHT([.B10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s.A107]" office:value-type="string" office:string-value="town_7.bmp" calcext:value-type="string">
            <text:p>town_7.bmp</text:p>
          </table:table-cell>
          <table:table-cell office:value-type="string" calcext:value-type="string">
            <text:p>, 800x600</text:p>
          </table:table-cell>
          <table:table-cell table:formula="of:=CONCATENATE([.$D$1];[.B107];[.$E$1];[.E107];[.C107];[.$C$1];[.A107];[.$F$1])" office:value-type="string" office:string-value="&lt;a target=&quot;_blank&quot; href=&quot;http://game-image.comli.com/Heroes of Might and Magic III Screnshots/town_7.bmp&quot; title=&quot;BMP 16-Bit, 800x600&quot;&gt;[106]&lt;/a&gt; " calcext:value-type="string">
            <text:p>&lt;a target="_blank" href="http://game-image.comli.com/Heroes of Might and Magic III Screnshots/town_7.bmp" title="BMP 16-Bit, 800x600"&gt;[106]&lt;/a&gt; </text:p>
          </table:table-cell>
          <table:table-cell table:formula="of:=IF(LOWER(RIGHT([.B107];3))=&quot;bmp&quot;;&quot;BMP 16-Bit&quot;;UPPER(RIGHT([.B10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s.A108]" office:value-type="string" office:string-value="town_8.bmp" calcext:value-type="string">
            <text:p>town_8.bmp</text:p>
          </table:table-cell>
          <table:table-cell office:value-type="string" calcext:value-type="string">
            <text:p>, 800x600</text:p>
          </table:table-cell>
          <table:table-cell table:formula="of:=CONCATENATE([.$D$1];[.B108];[.$E$1];[.E108];[.C108];[.$C$1];[.A108];[.$F$1])" office:value-type="string" office:string-value="&lt;a target=&quot;_blank&quot; href=&quot;http://game-image.comli.com/Heroes of Might and Magic III Screnshots/town_8.bmp&quot; title=&quot;BMP 16-Bit, 800x600&quot;&gt;[107]&lt;/a&gt; " calcext:value-type="string">
            <text:p>&lt;a target="_blank" href="http://game-image.comli.com/Heroes of Might and Magic III Screnshots/town_8.bmp" title="BMP 16-Bit, 800x600"&gt;[107]&lt;/a&gt; </text:p>
          </table:table-cell>
          <table:table-cell table:formula="of:=IF(LOWER(RIGHT([.B108];3))=&quot;bmp&quot;;&quot;BMP 16-Bit&quot;;UPPER(RIGHT([.B10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s.A109]" office:value-type="string" office:string-value="town_9.bmp" calcext:value-type="string">
            <text:p>town_9.bmp</text:p>
          </table:table-cell>
          <table:table-cell office:value-type="string" calcext:value-type="string">
            <text:p>, 800x600</text:p>
          </table:table-cell>
          <table:table-cell table:formula="of:=CONCATENATE([.$D$1];[.B109];[.$E$1];[.E109];[.C109];[.$C$1];[.A109];[.$F$1])" office:value-type="string" office:string-value="&lt;a target=&quot;_blank&quot; href=&quot;http://game-image.comli.com/Heroes of Might and Magic III Screnshots/town_9.bmp&quot; title=&quot;BMP 16-Bit, 800x600&quot;&gt;[108]&lt;/a&gt; " calcext:value-type="string">
            <text:p>&lt;a target="_blank" href="http://game-image.comli.com/Heroes of Might and Magic III Screnshots/town_9.bmp" title="BMP 16-Bit, 800x600"&gt;[108]&lt;/a&gt; </text:p>
          </table:table-cell>
          <table:table-cell table:formula="of:=IF(LOWER(RIGHT([.B109];3))=&quot;bmp&quot;;&quot;BMP 16-Bit&quot;;UPPER(RIGHT([.B10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s.A110]" office:value-type="string" office:string-value="town_10.bmp" calcext:value-type="string">
            <text:p>town_10.bmp</text:p>
          </table:table-cell>
          <table:table-cell office:value-type="string" calcext:value-type="string">
            <text:p>, 800x600</text:p>
          </table:table-cell>
          <table:table-cell table:formula="of:=CONCATENATE([.$D$1];[.B110];[.$E$1];[.E110];[.C110];[.$C$1];[.A110];[.$F$1])" office:value-type="string" office:string-value="&lt;a target=&quot;_blank&quot; href=&quot;http://game-image.comli.com/Heroes of Might and Magic III Screnshots/town_10.bmp&quot; title=&quot;BMP 16-Bit, 800x600&quot;&gt;[109]&lt;/a&gt; " calcext:value-type="string">
            <text:p>&lt;a target="_blank" href="http://game-image.comli.com/Heroes of Might and Magic III Screnshots/town_10.bmp" title="BMP 16-Bit, 800x600"&gt;[109]&lt;/a&gt; </text:p>
          </table:table-cell>
          <table:table-cell table:formula="of:=IF(LOWER(RIGHT([.B110];3))=&quot;bmp&quot;;&quot;BMP 16-Bit&quot;;UPPER(RIGHT([.B1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s.A111]" office:value-type="string" office:string-value="town_11.bmp" calcext:value-type="string">
            <text:p>town_11.bmp</text:p>
          </table:table-cell>
          <table:table-cell office:value-type="string" calcext:value-type="string">
            <text:p>, 800x600</text:p>
          </table:table-cell>
          <table:table-cell table:formula="of:=CONCATENATE([.$D$1];[.B111];[.$E$1];[.E111];[.C111];[.$C$1];[.A111];[.$F$1])" office:value-type="string" office:string-value="&lt;a target=&quot;_blank&quot; href=&quot;http://game-image.comli.com/Heroes of Might and Magic III Screnshots/town_11.bmp&quot; title=&quot;BMP 16-Bit, 800x600&quot;&gt;[110]&lt;/a&gt; " calcext:value-type="string">
            <text:p>&lt;a target="_blank" href="http://game-image.comli.com/Heroes of Might and Magic III Screnshots/town_11.bmp" title="BMP 16-Bit, 800x600"&gt;[110]&lt;/a&gt; </text:p>
          </table:table-cell>
          <table:table-cell table:formula="of:=IF(LOWER(RIGHT([.B111];3))=&quot;bmp&quot;;&quot;BMP 16-Bit&quot;;UPPER(RIGHT([.B1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s.A112]" office:value-type="string" office:string-value="town_12.bmp" calcext:value-type="string">
            <text:p>town_12.bmp</text:p>
          </table:table-cell>
          <table:table-cell office:value-type="string" calcext:value-type="string">
            <text:p>, 800x600</text:p>
          </table:table-cell>
          <table:table-cell table:formula="of:=CONCATENATE([.$D$1];[.B112];[.$E$1];[.E112];[.C112];[.$C$1];[.A112];[.$F$1])" office:value-type="string" office:string-value="&lt;a target=&quot;_blank&quot; href=&quot;http://game-image.comli.com/Heroes of Might and Magic III Screnshots/town_12.bmp&quot; title=&quot;BMP 16-Bit, 800x600&quot;&gt;[111]&lt;/a&gt; " calcext:value-type="string">
            <text:p>&lt;a target="_blank" href="http://game-image.comli.com/Heroes of Might and Magic III Screnshots/town_12.bmp" title="BMP 16-Bit, 800x600"&gt;[111]&lt;/a&gt; </text:p>
          </table:table-cell>
          <table:table-cell table:formula="of:=IF(LOWER(RIGHT([.B112];3))=&quot;bmp&quot;;&quot;BMP 16-Bit&quot;;UPPER(RIGHT([.B1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s.A113]" office:value-type="string" office:string-value="town_13.bmp" calcext:value-type="string">
            <text:p>town_13.bmp</text:p>
          </table:table-cell>
          <table:table-cell office:value-type="string" calcext:value-type="string">
            <text:p>, 800x600</text:p>
          </table:table-cell>
          <table:table-cell table:formula="of:=CONCATENATE([.$D$1];[.B113];[.$E$1];[.E113];[.C113];[.$C$1];[.A113];[.$F$1])" office:value-type="string" office:string-value="&lt;a target=&quot;_blank&quot; href=&quot;http://game-image.comli.com/Heroes of Might and Magic III Screnshots/town_13.bmp&quot; title=&quot;BMP 16-Bit, 800x600&quot;&gt;[112]&lt;/a&gt; " calcext:value-type="string">
            <text:p>&lt;a target="_blank" href="http://game-image.comli.com/Heroes of Might and Magic III Screnshots/town_13.bmp" title="BMP 16-Bit, 800x600"&gt;[112]&lt;/a&gt; </text:p>
          </table:table-cell>
          <table:table-cell table:formula="of:=IF(LOWER(RIGHT([.B113];3))=&quot;bmp&quot;;&quot;BMP 16-Bit&quot;;UPPER(RIGHT([.B1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s.A114]" office:value-type="string" office:string-value="town_14.bmp" calcext:value-type="string">
            <text:p>town_14.bmp</text:p>
          </table:table-cell>
          <table:table-cell office:value-type="string" calcext:value-type="string">
            <text:p>, 800x600</text:p>
          </table:table-cell>
          <table:table-cell table:formula="of:=CONCATENATE([.$D$1];[.B114];[.$E$1];[.E114];[.C114];[.$C$1];[.A114];[.$F$1])" office:value-type="string" office:string-value="&lt;a target=&quot;_blank&quot; href=&quot;http://game-image.comli.com/Heroes of Might and Magic III Screnshots/town_14.bmp&quot; title=&quot;BMP 16-Bit, 800x600&quot;&gt;[113]&lt;/a&gt; " calcext:value-type="string">
            <text:p>&lt;a target="_blank" href="http://game-image.comli.com/Heroes of Might and Magic III Screnshots/town_14.bmp" title="BMP 16-Bit, 800x600"&gt;[113]&lt;/a&gt; </text:p>
          </table:table-cell>
          <table:table-cell table:formula="of:=IF(LOWER(RIGHT([.B114];3))=&quot;bmp&quot;;&quot;BMP 16-Bit&quot;;UPPER(RIGHT([.B1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s.A115]" office:value-type="string" office:string-value="town_15.bmp" calcext:value-type="string">
            <text:p>town_15.bmp</text:p>
          </table:table-cell>
          <table:table-cell office:value-type="string" calcext:value-type="string">
            <text:p>, 800x600</text:p>
          </table:table-cell>
          <table:table-cell table:formula="of:=CONCATENATE([.$D$1];[.B115];[.$E$1];[.E115];[.C115];[.$C$1];[.A115];[.$F$1])" office:value-type="string" office:string-value="&lt;a target=&quot;_blank&quot; href=&quot;http://game-image.comli.com/Heroes of Might and Magic III Screnshots/town_15.bmp&quot; title=&quot;BMP 16-Bit, 800x600&quot;&gt;[114]&lt;/a&gt; " calcext:value-type="string">
            <text:p>&lt;a target="_blank" href="http://game-image.comli.com/Heroes of Might and Magic III Screnshots/town_15.bmp" title="BMP 16-Bit, 800x600"&gt;[114]&lt;/a&gt; </text:p>
          </table:table-cell>
          <table:table-cell table:formula="of:=IF(LOWER(RIGHT([.B115];3))=&quot;bmp&quot;;&quot;BMP 16-Bit&quot;;UPPER(RIGHT([.B1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s.A116]" office:value-type="string" office:string-value="town_16.bmp" calcext:value-type="string">
            <text:p>town_16.bmp</text:p>
          </table:table-cell>
          <table:table-cell office:value-type="string" calcext:value-type="string">
            <text:p>, 800x600</text:p>
          </table:table-cell>
          <table:table-cell table:formula="of:=CONCATENATE([.$D$1];[.B116];[.$E$1];[.E116];[.C116];[.$C$1];[.A116];[.$F$1])" office:value-type="string" office:string-value="&lt;a target=&quot;_blank&quot; href=&quot;http://game-image.comli.com/Heroes of Might and Magic III Screnshots/town_16.bmp&quot; title=&quot;BMP 16-Bit, 800x600&quot;&gt;[115]&lt;/a&gt; " calcext:value-type="string">
            <text:p>&lt;a target="_blank" href="http://game-image.comli.com/Heroes of Might and Magic III Screnshots/town_16.bmp" title="BMP 16-Bit, 800x600"&gt;[115]&lt;/a&gt; </text:p>
          </table:table-cell>
          <table:table-cell table:formula="of:=IF(LOWER(RIGHT([.B116];3))=&quot;bmp&quot;;&quot;BMP 16-Bit&quot;;UPPER(RIGHT([.B1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s.A117]" office:value-type="string" office:string-value="town_17.bmp" calcext:value-type="string">
            <text:p>town_17.bmp</text:p>
          </table:table-cell>
          <table:table-cell office:value-type="string" calcext:value-type="string">
            <text:p>, 800x600</text:p>
          </table:table-cell>
          <table:table-cell table:formula="of:=CONCATENATE([.$D$1];[.B117];[.$E$1];[.E117];[.C117];[.$C$1];[.A117];[.$F$1])" office:value-type="string" office:string-value="&lt;a target=&quot;_blank&quot; href=&quot;http://game-image.comli.com/Heroes of Might and Magic III Screnshots/town_17.bmp&quot; title=&quot;BMP 16-Bit, 800x600&quot;&gt;[116]&lt;/a&gt; " calcext:value-type="string">
            <text:p>&lt;a target="_blank" href="http://game-image.comli.com/Heroes of Might and Magic III Screnshots/town_17.bmp" title="BMP 16-Bit, 800x600"&gt;[116]&lt;/a&gt; </text:p>
          </table:table-cell>
          <table:table-cell table:formula="of:=IF(LOWER(RIGHT([.B117];3))=&quot;bmp&quot;;&quot;BMP 16-Bit&quot;;UPPER(RIGHT([.B1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s.A118]" office:value-type="string" office:string-value="town_18.bmp" calcext:value-type="string">
            <text:p>town_18.bmp</text:p>
          </table:table-cell>
          <table:table-cell office:value-type="string" calcext:value-type="string">
            <text:p>, 800x600</text:p>
          </table:table-cell>
          <table:table-cell table:formula="of:=CONCATENATE([.$D$1];[.B118];[.$E$1];[.E118];[.C118];[.$C$1];[.A118];[.$F$1])" office:value-type="string" office:string-value="&lt;a target=&quot;_blank&quot; href=&quot;http://game-image.comli.com/Heroes of Might and Magic III Screnshots/town_18.bmp&quot; title=&quot;BMP 16-Bit, 800x600&quot;&gt;[117]&lt;/a&gt; " calcext:value-type="string">
            <text:p>&lt;a target="_blank" href="http://game-image.comli.com/Heroes of Might and Magic III Screnshots/town_18.bmp" title="BMP 16-Bit, 800x600"&gt;[117]&lt;/a&gt; </text:p>
          </table:table-cell>
          <table:table-cell table:formula="of:=IF(LOWER(RIGHT([.B118];3))=&quot;bmp&quot;;&quot;BMP 16-Bit&quot;;UPPER(RIGHT([.B1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s.A119]" office:value-type="string" office:string-value="town_19.bmp" calcext:value-type="string">
            <text:p>town_19.bmp</text:p>
          </table:table-cell>
          <table:table-cell office:value-type="string" calcext:value-type="string">
            <text:p>, 800x600</text:p>
          </table:table-cell>
          <table:table-cell table:formula="of:=CONCATENATE([.$D$1];[.B119];[.$E$1];[.E119];[.C119];[.$C$1];[.A119];[.$F$1])" office:value-type="string" office:string-value="&lt;a target=&quot;_blank&quot; href=&quot;http://game-image.comli.com/Heroes of Might and Magic III Screnshots/town_19.bmp&quot; title=&quot;BMP 16-Bit, 800x600&quot;&gt;[118]&lt;/a&gt; " calcext:value-type="string">
            <text:p>&lt;a target="_blank" href="http://game-image.comli.com/Heroes of Might and Magic III Screnshots/town_19.bmp" title="BMP 16-Bit, 800x600"&gt;[118]&lt;/a&gt; </text:p>
          </table:table-cell>
          <table:table-cell table:formula="of:=IF(LOWER(RIGHT([.B119];3))=&quot;bmp&quot;;&quot;BMP 16-Bit&quot;;UPPER(RIGHT([.B1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s.A120]" office:value-type="string" office:string-value="town_20.bmp" calcext:value-type="string">
            <text:p>town_20.bmp</text:p>
          </table:table-cell>
          <table:table-cell office:value-type="string" calcext:value-type="string">
            <text:p>, 800x600</text:p>
          </table:table-cell>
          <table:table-cell table:formula="of:=CONCATENATE([.$D$1];[.B120];[.$E$1];[.E120];[.C120];[.$C$1];[.A120];[.$F$1])" office:value-type="string" office:string-value="&lt;a target=&quot;_blank&quot; href=&quot;http://game-image.comli.com/Heroes of Might and Magic III Screnshots/town_20.bmp&quot; title=&quot;BMP 16-Bit, 800x600&quot;&gt;[119]&lt;/a&gt; " calcext:value-type="string">
            <text:p>&lt;a target="_blank" href="http://game-image.comli.com/Heroes of Might and Magic III Screnshots/town_20.bmp" title="BMP 16-Bit, 800x600"&gt;[119]&lt;/a&gt; </text:p>
          </table:table-cell>
          <table:table-cell table:formula="of:=IF(LOWER(RIGHT([.B120];3))=&quot;bmp&quot;;&quot;BMP 16-Bit&quot;;UPPER(RIGHT([.B1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s.A121]" office:value-type="string" office:string-value="town_21.bmp" calcext:value-type="string">
            <text:p>town_21.bmp</text:p>
          </table:table-cell>
          <table:table-cell office:value-type="string" calcext:value-type="string">
            <text:p>, 800x600</text:p>
          </table:table-cell>
          <table:table-cell table:formula="of:=CONCATENATE([.$D$1];[.B121];[.$E$1];[.E121];[.C121];[.$C$1];[.A121];[.$F$1])" office:value-type="string" office:string-value="&lt;a target=&quot;_blank&quot; href=&quot;http://game-image.comli.com/Heroes of Might and Magic III Screnshots/town_21.bmp&quot; title=&quot;BMP 16-Bit, 800x600&quot;&gt;[120]&lt;/a&gt; " calcext:value-type="string">
            <text:p>&lt;a target="_blank" href="http://game-image.comli.com/Heroes of Might and Magic III Screnshots/town_21.bmp" title="BMP 16-Bit, 800x600"&gt;[120]&lt;/a&gt; </text:p>
          </table:table-cell>
          <table:table-cell table:formula="of:=IF(LOWER(RIGHT([.B121];3))=&quot;bmp&quot;;&quot;BMP 16-Bit&quot;;UPPER(RIGHT([.B1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s.A122]" office:value-type="string" office:string-value="town_22.bmp" calcext:value-type="string">
            <text:p>town_22.bmp</text:p>
          </table:table-cell>
          <table:table-cell office:value-type="string" calcext:value-type="string">
            <text:p>, 800x600</text:p>
          </table:table-cell>
          <table:table-cell table:formula="of:=CONCATENATE([.$D$1];[.B122];[.$E$1];[.E122];[.C122];[.$C$1];[.A122];[.$F$1])" office:value-type="string" office:string-value="&lt;a target=&quot;_blank&quot; href=&quot;http://game-image.comli.com/Heroes of Might and Magic III Screnshots/town_22.bmp&quot; title=&quot;BMP 16-Bit, 800x600&quot;&gt;[121]&lt;/a&gt; " calcext:value-type="string">
            <text:p>&lt;a target="_blank" href="http://game-image.comli.com/Heroes of Might and Magic III Screnshots/town_22.bmp" title="BMP 16-Bit, 800x600"&gt;[121]&lt;/a&gt; </text:p>
          </table:table-cell>
          <table:table-cell table:formula="of:=IF(LOWER(RIGHT([.B122];3))=&quot;bmp&quot;;&quot;BMP 16-Bit&quot;;UPPER(RIGHT([.B1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s.A123]" office:value-type="string" office:string-value="town_23.bmp" calcext:value-type="string">
            <text:p>town_23.bmp</text:p>
          </table:table-cell>
          <table:table-cell office:value-type="string" calcext:value-type="string">
            <text:p>, 800x600</text:p>
          </table:table-cell>
          <table:table-cell table:formula="of:=CONCATENATE([.$D$1];[.B123];[.$E$1];[.E123];[.C123];[.$C$1];[.A123];[.$F$1])" office:value-type="string" office:string-value="&lt;a target=&quot;_blank&quot; href=&quot;http://game-image.comli.com/Heroes of Might and Magic III Screnshots/town_23.bmp&quot; title=&quot;BMP 16-Bit, 800x600&quot;&gt;[122]&lt;/a&gt; " calcext:value-type="string">
            <text:p>&lt;a target="_blank" href="http://game-image.comli.com/Heroes of Might and Magic III Screnshots/town_23.bmp" title="BMP 16-Bit, 800x600"&gt;[122]&lt;/a&gt; </text:p>
          </table:table-cell>
          <table:table-cell table:formula="of:=IF(LOWER(RIGHT([.B123];3))=&quot;bmp&quot;;&quot;BMP 16-Bit&quot;;UPPER(RIGHT([.B1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s.A124]" office:value-type="string" office:string-value="town_24.bmp" calcext:value-type="string">
            <text:p>town_24.bmp</text:p>
          </table:table-cell>
          <table:table-cell office:value-type="string" calcext:value-type="string">
            <text:p>, 800x600</text:p>
          </table:table-cell>
          <table:table-cell table:formula="of:=CONCATENATE([.$D$1];[.B124];[.$E$1];[.E124];[.C124];[.$C$1];[.A124];[.$F$1])" office:value-type="string" office:string-value="&lt;a target=&quot;_blank&quot; href=&quot;http://game-image.comli.com/Heroes of Might and Magic III Screnshots/town_24.bmp&quot; title=&quot;BMP 16-Bit, 800x600&quot;&gt;[123]&lt;/a&gt; " calcext:value-type="string">
            <text:p>&lt;a target="_blank" href="http://game-image.comli.com/Heroes of Might and Magic III Screnshots/town_24.bmp" title="BMP 16-Bit, 800x600"&gt;[123]&lt;/a&gt; </text:p>
          </table:table-cell>
          <table:table-cell table:formula="of:=IF(LOWER(RIGHT([.B124];3))=&quot;bmp&quot;;&quot;BMP 16-Bit&quot;;UPPER(RIGHT([.B1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s.A125]" office:value-type="string" office:string-value="town_25.bmp" calcext:value-type="string">
            <text:p>town_25.bmp</text:p>
          </table:table-cell>
          <table:table-cell office:value-type="string" calcext:value-type="string">
            <text:p>, 800x600</text:p>
          </table:table-cell>
          <table:table-cell table:formula="of:=CONCATENATE([.$D$1];[.B125];[.$E$1];[.E125];[.C125];[.$C$1];[.A125];[.$F$1])" office:value-type="string" office:string-value="&lt;a target=&quot;_blank&quot; href=&quot;http://game-image.comli.com/Heroes of Might and Magic III Screnshots/town_25.bmp&quot; title=&quot;BMP 16-Bit, 800x600&quot;&gt;[124]&lt;/a&gt; " calcext:value-type="string">
            <text:p>&lt;a target="_blank" href="http://game-image.comli.com/Heroes of Might and Magic III Screnshots/town_25.bmp" title="BMP 16-Bit, 800x600"&gt;[124]&lt;/a&gt; </text:p>
          </table:table-cell>
          <table:table-cell table:formula="of:=IF(LOWER(RIGHT([.B125];3))=&quot;bmp&quot;;&quot;BMP 16-Bit&quot;;UPPER(RIGHT([.B1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s.A126]" office:value-type="string" office:string-value="town_26.bmp" calcext:value-type="string">
            <text:p>town_26.bmp</text:p>
          </table:table-cell>
          <table:table-cell office:value-type="string" calcext:value-type="string">
            <text:p>, 800x600</text:p>
          </table:table-cell>
          <table:table-cell table:formula="of:=CONCATENATE([.$D$1];[.B126];[.$E$1];[.E126];[.C126];[.$C$1];[.A126];[.$F$1])" office:value-type="string" office:string-value="&lt;a target=&quot;_blank&quot; href=&quot;http://game-image.comli.com/Heroes of Might and Magic III Screnshots/town_26.bmp&quot; title=&quot;BMP 16-Bit, 800x600&quot;&gt;[125]&lt;/a&gt; " calcext:value-type="string">
            <text:p>&lt;a target="_blank" href="http://game-image.comli.com/Heroes of Might and Magic III Screnshots/town_26.bmp" title="BMP 16-Bit, 800x600"&gt;[125]&lt;/a&gt; </text:p>
          </table:table-cell>
          <table:table-cell table:formula="of:=IF(LOWER(RIGHT([.B126];3))=&quot;bmp&quot;;&quot;BMP 16-Bit&quot;;UPPER(RIGHT([.B1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s.A127]" office:value-type="string" office:string-value="ab_autorun_1.bmp" calcext:value-type="string">
            <text:p>ab_autorun_1.bmp</text:p>
          </table:table-cell>
          <table:table-cell table:style-name="ce5" office:value-type="string" calcext:value-type="string">
            <text:p>, 600x400</text:p>
          </table:table-cell>
          <table:table-cell table:formula="of:=CONCATENATE([.$D$1];[.B127];[.$E$1];[.E127];[.C127];[.$C$1];[.A127];[.$F$1])" office:value-type="string" office:string-value="&lt;a target=&quot;_blank&quot; href=&quot;http://game-image.comli.com/Heroes of Might and Magic III Screnshots/ab_autorun_1.bmp&quot; title=&quot;BMP 16-Bit, 600x400&quot;&gt;[126]&lt;/a&gt; " calcext:value-type="string">
            <text:p>&lt;a target="_blank" href="http://game-image.comli.com/Heroes of Might and Magic III Screnshots/ab_autorun_1.bmp" title="BMP 16-Bit, 600x400"&gt;[126]&lt;/a&gt; </text:p>
          </table:table-cell>
          <table:table-cell table:formula="of:=IF(LOWER(RIGHT([.B127];3))=&quot;bmp&quot;;&quot;BMP 16-Bit&quot;;UPPER(RIGHT([.B1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s.A128]" office:value-type="string" office:string-value="ab_autorun_2.bmp" calcext:value-type="string">
            <text:p>ab_autorun_2.bmp</text:p>
          </table:table-cell>
          <table:table-cell table:style-name="ce5" office:value-type="string" calcext:value-type="string">
            <text:p>, 600x400</text:p>
          </table:table-cell>
          <table:table-cell table:formula="of:=CONCATENATE([.$D$1];[.B128];[.$E$1];[.E128];[.C128];[.$C$1];[.A128];[.$F$1])" office:value-type="string" office:string-value="&lt;a target=&quot;_blank&quot; href=&quot;http://game-image.comli.com/Heroes of Might and Magic III Screnshots/ab_autorun_2.bmp&quot; title=&quot;BMP 16-Bit, 600x400&quot;&gt;[127]&lt;/a&gt; " calcext:value-type="string">
            <text:p>&lt;a target="_blank" href="http://game-image.comli.com/Heroes of Might and Magic III Screnshots/ab_autorun_2.bmp" title="BMP 16-Bit, 600x400"&gt;[127]&lt;/a&gt; </text:p>
          </table:table-cell>
          <table:table-cell table:formula="of:=IF(LOWER(RIGHT([.B128];3))=&quot;bmp&quot;;&quot;BMP 16-Bit&quot;;UPPER(RIGHT([.B1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s.A129]" office:value-type="string" office:string-value="ab_autorun_3.bmp" calcext:value-type="string">
            <text:p>ab_autorun_3.bmp</text:p>
          </table:table-cell>
          <table:table-cell table:style-name="ce5" office:value-type="string" calcext:value-type="string">
            <text:p>, 600x400</text:p>
          </table:table-cell>
          <table:table-cell table:formula="of:=CONCATENATE([.$D$1];[.B129];[.$E$1];[.E129];[.C129];[.$C$1];[.A129];[.$F$1])" office:value-type="string" office:string-value="&lt;a target=&quot;_blank&quot; href=&quot;http://game-image.comli.com/Heroes of Might and Magic III Screnshots/ab_autorun_3.bmp&quot; title=&quot;BMP 16-Bit, 600x400&quot;&gt;[128]&lt;/a&gt; " calcext:value-type="string">
            <text:p>&lt;a target="_blank" href="http://game-image.comli.com/Heroes of Might and Magic III Screnshots/ab_autorun_3.bmp" title="BMP 16-Bit, 600x400"&gt;[128]&lt;/a&gt; </text:p>
          </table:table-cell>
          <table:table-cell table:formula="of:=IF(LOWER(RIGHT([.B129];3))=&quot;bmp&quot;;&quot;BMP 16-Bit&quot;;UPPER(RIGHT([.B1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s.A1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0];[.$E$1];[.E130];[.C130];[.$C$1];[.A130];[.$F$1])" office:value-type="string" office:string-value="&lt;a target=&quot;_blank&quot; href=&quot;http://game-image.comli.com/Heroes of Might and Magic III Screnshots/0&quot; title=&quot;0, 800x600&quot;&gt;[129]&lt;/a&gt; " calcext:value-type="string">
            <text:p>&lt;a target="_blank" href="http://game-image.comli.com/Heroes of Might and Magic III Screnshots/0" title="0, 800x600"&gt;[129]&lt;/a&gt; </text:p>
          </table:table-cell>
          <table:table-cell table:formula="of:=IF(LOWER(RIGHT([.B130];3))=&quot;bmp&quot;;&quot;BMP 16-Bit&quot;;UPPER(RIGHT([.B1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s.A1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1];[.$E$1];[.E131];[.C131];[.$C$1];[.A131];[.$F$1])" office:value-type="string" office:string-value="&lt;a target=&quot;_blank&quot; href=&quot;http://game-image.comli.com/Heroes of Might and Magic III Screnshots/0&quot; title=&quot;0, 800x600&quot;&gt;[130]&lt;/a&gt; " calcext:value-type="string">
            <text:p>&lt;a target="_blank" href="http://game-image.comli.com/Heroes of Might and Magic III Screnshots/0" title="0, 800x600"&gt;[130]&lt;/a&gt; </text:p>
          </table:table-cell>
          <table:table-cell table:formula="of:=IF(LOWER(RIGHT([.B131];3))=&quot;bmp&quot;;&quot;BMP 16-Bit&quot;;UPPER(RIGHT([.B1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s.A1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2];[.$E$1];[.E132];[.C132];[.$C$1];[.A132];[.$F$1])" office:value-type="string" office:string-value="&lt;a target=&quot;_blank&quot; href=&quot;http://game-image.comli.com/Heroes of Might and Magic III Screnshots/0&quot; title=&quot;0, 800x600&quot;&gt;[131]&lt;/a&gt; " calcext:value-type="string">
            <text:p>&lt;a target="_blank" href="http://game-image.comli.com/Heroes of Might and Magic III Screnshots/0" title="0, 800x600"&gt;[131]&lt;/a&gt; </text:p>
          </table:table-cell>
          <table:table-cell table:formula="of:=IF(LOWER(RIGHT([.B132];3))=&quot;bmp&quot;;&quot;BMP 16-Bit&quot;;UPPER(RIGHT([.B1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s.A1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3];[.$E$1];[.E133];[.C133];[.$C$1];[.A133];[.$F$1])" office:value-type="string" office:string-value="&lt;a target=&quot;_blank&quot; href=&quot;http://game-image.comli.com/Heroes of Might and Magic III Screnshots/0&quot; title=&quot;0, 800x600&quot;&gt;[132]&lt;/a&gt; " calcext:value-type="string">
            <text:p>&lt;a target="_blank" href="http://game-image.comli.com/Heroes of Might and Magic III Screnshots/0" title="0, 800x600"&gt;[132]&lt;/a&gt; </text:p>
          </table:table-cell>
          <table:table-cell table:formula="of:=IF(LOWER(RIGHT([.B133];3))=&quot;bmp&quot;;&quot;BMP 16-Bit&quot;;UPPER(RIGHT([.B1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s.A1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4];[.$E$1];[.E134];[.C134];[.$C$1];[.A134];[.$F$1])" office:value-type="string" office:string-value="&lt;a target=&quot;_blank&quot; href=&quot;http://game-image.comli.com/Heroes of Might and Magic III Screnshots/0&quot; title=&quot;0, 800x600&quot;&gt;[133]&lt;/a&gt; " calcext:value-type="string">
            <text:p>&lt;a target="_blank" href="http://game-image.comli.com/Heroes of Might and Magic III Screnshots/0" title="0, 800x600"&gt;[133]&lt;/a&gt; </text:p>
          </table:table-cell>
          <table:table-cell table:formula="of:=IF(LOWER(RIGHT([.B134];3))=&quot;bmp&quot;;&quot;BMP 16-Bit&quot;;UPPER(RIGHT([.B1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s.A1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5];[.$E$1];[.E135];[.C135];[.$C$1];[.A135];[.$F$1])" office:value-type="string" office:string-value="&lt;a target=&quot;_blank&quot; href=&quot;http://game-image.comli.com/Heroes of Might and Magic III Screnshots/0&quot; title=&quot;0, 800x600&quot;&gt;[134]&lt;/a&gt; " calcext:value-type="string">
            <text:p>&lt;a target="_blank" href="http://game-image.comli.com/Heroes of Might and Magic III Screnshots/0" title="0, 800x600"&gt;[134]&lt;/a&gt; </text:p>
          </table:table-cell>
          <table:table-cell table:formula="of:=IF(LOWER(RIGHT([.B135];3))=&quot;bmp&quot;;&quot;BMP 16-Bit&quot;;UPPER(RIGHT([.B1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s.A1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6];[.$E$1];[.E136];[.C136];[.$C$1];[.A136];[.$F$1])" office:value-type="string" office:string-value="&lt;a target=&quot;_blank&quot; href=&quot;http://game-image.comli.com/Heroes of Might and Magic III Screnshots/0&quot; title=&quot;0, 800x600&quot;&gt;[135]&lt;/a&gt; " calcext:value-type="string">
            <text:p>&lt;a target="_blank" href="http://game-image.comli.com/Heroes of Might and Magic III Screnshots/0" title="0, 800x600"&gt;[135]&lt;/a&gt; </text:p>
          </table:table-cell>
          <table:table-cell table:formula="of:=IF(LOWER(RIGHT([.B136];3))=&quot;bmp&quot;;&quot;BMP 16-Bit&quot;;UPPER(RIGHT([.B1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s.A1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7];[.$E$1];[.E137];[.C137];[.$C$1];[.A137];[.$F$1])" office:value-type="string" office:string-value="&lt;a target=&quot;_blank&quot; href=&quot;http://game-image.comli.com/Heroes of Might and Magic III Screnshots/0&quot; title=&quot;0, 800x600&quot;&gt;[136]&lt;/a&gt; " calcext:value-type="string">
            <text:p>&lt;a target="_blank" href="http://game-image.comli.com/Heroes of Might and Magic III Screnshots/0" title="0, 800x600"&gt;[136]&lt;/a&gt; </text:p>
          </table:table-cell>
          <table:table-cell table:formula="of:=IF(LOWER(RIGHT([.B137];3))=&quot;bmp&quot;;&quot;BMP 16-Bit&quot;;UPPER(RIGHT([.B1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s.A1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8];[.$E$1];[.E138];[.C138];[.$C$1];[.A138];[.$F$1])" office:value-type="string" office:string-value="&lt;a target=&quot;_blank&quot; href=&quot;http://game-image.comli.com/Heroes of Might and Magic III Screnshots/0&quot; title=&quot;0, 800x600&quot;&gt;[137]&lt;/a&gt; " calcext:value-type="string">
            <text:p>&lt;a target="_blank" href="http://game-image.comli.com/Heroes of Might and Magic III Screnshots/0" title="0, 800x600"&gt;[137]&lt;/a&gt; </text:p>
          </table:table-cell>
          <table:table-cell table:formula="of:=IF(LOWER(RIGHT([.B138];3))=&quot;bmp&quot;;&quot;BMP 16-Bit&quot;;UPPER(RIGHT([.B1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s.A1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9];[.$E$1];[.E139];[.C139];[.$C$1];[.A139];[.$F$1])" office:value-type="string" office:string-value="&lt;a target=&quot;_blank&quot; href=&quot;http://game-image.comli.com/Heroes of Might and Magic III Screnshots/0&quot; title=&quot;0, 800x600&quot;&gt;[138]&lt;/a&gt; " calcext:value-type="string">
            <text:p>&lt;a target="_blank" href="http://game-image.comli.com/Heroes of Might and Magic III Screnshots/0" title="0, 800x600"&gt;[138]&lt;/a&gt; </text:p>
          </table:table-cell>
          <table:table-cell table:formula="of:=IF(LOWER(RIGHT([.B139];3))=&quot;bmp&quot;;&quot;BMP 16-Bit&quot;;UPPER(RIGHT([.B1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s.A1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0];[.$E$1];[.E140];[.C140];[.$C$1];[.A140];[.$F$1])" office:value-type="string" office:string-value="&lt;a target=&quot;_blank&quot; href=&quot;http://game-image.comli.com/Heroes of Might and Magic III Screnshots/0&quot; title=&quot;0, 800x600&quot;&gt;[139]&lt;/a&gt; " calcext:value-type="string">
            <text:p>&lt;a target="_blank" href="http://game-image.comli.com/Heroes of Might and Magic III Screnshots/0" title="0, 800x600"&gt;[139]&lt;/a&gt; </text:p>
          </table:table-cell>
          <table:table-cell table:formula="of:=IF(LOWER(RIGHT([.B140];3))=&quot;bmp&quot;;&quot;BMP 16-Bit&quot;;UPPER(RIGHT([.B1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s.A1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1];[.$E$1];[.E141];[.C141];[.$C$1];[.A141];[.$F$1])" office:value-type="string" office:string-value="&lt;a target=&quot;_blank&quot; href=&quot;http://game-image.comli.com/Heroes of Might and Magic III Screnshots/0&quot; title=&quot;0, 800x600&quot;&gt;[140]&lt;/a&gt; " calcext:value-type="string">
            <text:p>&lt;a target="_blank" href="http://game-image.comli.com/Heroes of Might and Magic III Screnshots/0" title="0, 800x600"&gt;[140]&lt;/a&gt; </text:p>
          </table:table-cell>
          <table:table-cell table:formula="of:=IF(LOWER(RIGHT([.B141];3))=&quot;bmp&quot;;&quot;BMP 16-Bit&quot;;UPPER(RIGHT([.B1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s.A1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2];[.$E$1];[.E142];[.C142];[.$C$1];[.A142];[.$F$1])" office:value-type="string" office:string-value="&lt;a target=&quot;_blank&quot; href=&quot;http://game-image.comli.com/Heroes of Might and Magic III Screnshots/0&quot; title=&quot;0, 800x600&quot;&gt;[141]&lt;/a&gt; " calcext:value-type="string">
            <text:p>&lt;a target="_blank" href="http://game-image.comli.com/Heroes of Might and Magic III Screnshots/0" title="0, 800x600"&gt;[141]&lt;/a&gt; </text:p>
          </table:table-cell>
          <table:table-cell table:formula="of:=IF(LOWER(RIGHT([.B142];3))=&quot;bmp&quot;;&quot;BMP 16-Bit&quot;;UPPER(RIGHT([.B1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s.A1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3];[.$E$1];[.E143];[.C143];[.$C$1];[.A143];[.$F$1])" office:value-type="string" office:string-value="&lt;a target=&quot;_blank&quot; href=&quot;http://game-image.comli.com/Heroes of Might and Magic III Screnshots/0&quot; title=&quot;0, 800x600&quot;&gt;[142]&lt;/a&gt; " calcext:value-type="string">
            <text:p>&lt;a target="_blank" href="http://game-image.comli.com/Heroes of Might and Magic III Screnshots/0" title="0, 800x600"&gt;[142]&lt;/a&gt; </text:p>
          </table:table-cell>
          <table:table-cell table:formula="of:=IF(LOWER(RIGHT([.B143];3))=&quot;bmp&quot;;&quot;BMP 16-Bit&quot;;UPPER(RIGHT([.B1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s.A1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4];[.$E$1];[.E144];[.C144];[.$C$1];[.A144];[.$F$1])" office:value-type="string" office:string-value="&lt;a target=&quot;_blank&quot; href=&quot;http://game-image.comli.com/Heroes of Might and Magic III Screnshots/0&quot; title=&quot;0, 800x600&quot;&gt;[143]&lt;/a&gt; " calcext:value-type="string">
            <text:p>&lt;a target="_blank" href="http://game-image.comli.com/Heroes of Might and Magic III Screnshots/0" title="0, 800x600"&gt;[143]&lt;/a&gt; </text:p>
          </table:table-cell>
          <table:table-cell table:formula="of:=IF(LOWER(RIGHT([.B144];3))=&quot;bmp&quot;;&quot;BMP 16-Bit&quot;;UPPER(RIGHT([.B1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s.A1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5];[.$E$1];[.E145];[.C145];[.$C$1];[.A145];[.$F$1])" office:value-type="string" office:string-value="&lt;a target=&quot;_blank&quot; href=&quot;http://game-image.comli.com/Heroes of Might and Magic III Screnshots/0&quot; title=&quot;0, 800x600&quot;&gt;[144]&lt;/a&gt; " calcext:value-type="string">
            <text:p>&lt;a target="_blank" href="http://game-image.comli.com/Heroes of Might and Magic III Screnshots/0" title="0, 800x600"&gt;[144]&lt;/a&gt; </text:p>
          </table:table-cell>
          <table:table-cell table:formula="of:=IF(LOWER(RIGHT([.B145];3))=&quot;bmp&quot;;&quot;BMP 16-Bit&quot;;UPPER(RIGHT([.B1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s.A1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6];[.$E$1];[.E146];[.C146];[.$C$1];[.A146];[.$F$1])" office:value-type="string" office:string-value="&lt;a target=&quot;_blank&quot; href=&quot;http://game-image.comli.com/Heroes of Might and Magic III Screnshots/0&quot; title=&quot;0, 800x600&quot;&gt;[145]&lt;/a&gt; " calcext:value-type="string">
            <text:p>&lt;a target="_blank" href="http://game-image.comli.com/Heroes of Might and Magic III Screnshots/0" title="0, 800x600"&gt;[145]&lt;/a&gt; </text:p>
          </table:table-cell>
          <table:table-cell table:formula="of:=IF(LOWER(RIGHT([.B146];3))=&quot;bmp&quot;;&quot;BMP 16-Bit&quot;;UPPER(RIGHT([.B1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s.A1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7];[.$E$1];[.E147];[.C147];[.$C$1];[.A147];[.$F$1])" office:value-type="string" office:string-value="&lt;a target=&quot;_blank&quot; href=&quot;http://game-image.comli.com/Heroes of Might and Magic III Screnshots/0&quot; title=&quot;0, 800x600&quot;&gt;[146]&lt;/a&gt; " calcext:value-type="string">
            <text:p>&lt;a target="_blank" href="http://game-image.comli.com/Heroes of Might and Magic III Screnshots/0" title="0, 800x600"&gt;[146]&lt;/a&gt; </text:p>
          </table:table-cell>
          <table:table-cell table:formula="of:=IF(LOWER(RIGHT([.B147];3))=&quot;bmp&quot;;&quot;BMP 16-Bit&quot;;UPPER(RIGHT([.B1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s.A1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8];[.$E$1];[.E148];[.C148];[.$C$1];[.A148];[.$F$1])" office:value-type="string" office:string-value="&lt;a target=&quot;_blank&quot; href=&quot;http://game-image.comli.com/Heroes of Might and Magic III Screnshots/0&quot; title=&quot;0, 800x600&quot;&gt;[147]&lt;/a&gt; " calcext:value-type="string">
            <text:p>&lt;a target="_blank" href="http://game-image.comli.com/Heroes of Might and Magic III Screnshots/0" title="0, 800x600"&gt;[147]&lt;/a&gt; </text:p>
          </table:table-cell>
          <table:table-cell table:formula="of:=IF(LOWER(RIGHT([.B148];3))=&quot;bmp&quot;;&quot;BMP 16-Bit&quot;;UPPER(RIGHT([.B1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s.A1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9];[.$E$1];[.E149];[.C149];[.$C$1];[.A149];[.$F$1])" office:value-type="string" office:string-value="&lt;a target=&quot;_blank&quot; href=&quot;http://game-image.comli.com/Heroes of Might and Magic III Screnshots/0&quot; title=&quot;0, 800x600&quot;&gt;[148]&lt;/a&gt; " calcext:value-type="string">
            <text:p>&lt;a target="_blank" href="http://game-image.comli.com/Heroes of Might and Magic III Screnshots/0" title="0, 800x600"&gt;[148]&lt;/a&gt; </text:p>
          </table:table-cell>
          <table:table-cell table:formula="of:=IF(LOWER(RIGHT([.B149];3))=&quot;bmp&quot;;&quot;BMP 16-Bit&quot;;UPPER(RIGHT([.B1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s.A1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0];[.$E$1];[.E150];[.C150];[.$C$1];[.A150];[.$F$1])" office:value-type="string" office:string-value="&lt;a target=&quot;_blank&quot; href=&quot;http://game-image.comli.com/Heroes of Might and Magic III Screnshots/0&quot; title=&quot;0, 800x600&quot;&gt;[149]&lt;/a&gt; " calcext:value-type="string">
            <text:p>&lt;a target="_blank" href="http://game-image.comli.com/Heroes of Might and Magic III Screnshots/0" title="0, 800x600"&gt;[149]&lt;/a&gt; </text:p>
          </table:table-cell>
          <table:table-cell table:formula="of:=IF(LOWER(RIGHT([.B150];3))=&quot;bmp&quot;;&quot;BMP 16-Bit&quot;;UPPER(RIGHT([.B1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s.A1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1];[.$E$1];[.E151];[.C151];[.$C$1];[.A151];[.$F$1])" office:value-type="string" office:string-value="&lt;a target=&quot;_blank&quot; href=&quot;http://game-image.comli.com/Heroes of Might and Magic III Screnshots/0&quot; title=&quot;0, 800x600&quot;&gt;[150]&lt;/a&gt; " calcext:value-type="string">
            <text:p>&lt;a target="_blank" href="http://game-image.comli.com/Heroes of Might and Magic III Screnshots/0" title="0, 800x600"&gt;[150]&lt;/a&gt; </text:p>
          </table:table-cell>
          <table:table-cell table:formula="of:=IF(LOWER(RIGHT([.B151];3))=&quot;bmp&quot;;&quot;BMP 16-Bit&quot;;UPPER(RIGHT([.B1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ls.A1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2];[.$E$1];[.E152];[.C152];[.$C$1];[.A152];[.$F$1])" office:value-type="string" office:string-value="&lt;a target=&quot;_blank&quot; href=&quot;http://game-image.comli.com/Heroes of Might and Magic III Screnshots/0&quot; title=&quot;0, 800x600&quot;&gt;[151]&lt;/a&gt; " calcext:value-type="string">
            <text:p>&lt;a target="_blank" href="http://game-image.comli.com/Heroes of Might and Magic III Screnshots/0" title="0, 800x600"&gt;[151]&lt;/a&gt; </text:p>
          </table:table-cell>
          <table:table-cell table:formula="of:=IF(LOWER(RIGHT([.B152];3))=&quot;bmp&quot;;&quot;BMP 16-Bit&quot;;UPPER(RIGHT([.B1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ls.A1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3];[.$E$1];[.E153];[.C153];[.$C$1];[.A153];[.$F$1])" office:value-type="string" office:string-value="&lt;a target=&quot;_blank&quot; href=&quot;http://game-image.comli.com/Heroes of Might and Magic III Screnshots/0&quot; title=&quot;0, 800x600&quot;&gt;[152]&lt;/a&gt; " calcext:value-type="string">
            <text:p>&lt;a target="_blank" href="http://game-image.comli.com/Heroes of Might and Magic III Screnshots/0" title="0, 800x600"&gt;[152]&lt;/a&gt; </text:p>
          </table:table-cell>
          <table:table-cell table:formula="of:=IF(LOWER(RIGHT([.B153];3))=&quot;bmp&quot;;&quot;BMP 16-Bit&quot;;UPPER(RIGHT([.B1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ls.A1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4];[.$E$1];[.E154];[.C154];[.$C$1];[.A154];[.$F$1])" office:value-type="string" office:string-value="&lt;a target=&quot;_blank&quot; href=&quot;http://game-image.comli.com/Heroes of Might and Magic III Screnshots/0&quot; title=&quot;0, 800x600&quot;&gt;[153]&lt;/a&gt; " calcext:value-type="string">
            <text:p>&lt;a target="_blank" href="http://game-image.comli.com/Heroes of Might and Magic III Screnshots/0" title="0, 800x600"&gt;[153]&lt;/a&gt; </text:p>
          </table:table-cell>
          <table:table-cell table:formula="of:=IF(LOWER(RIGHT([.B154];3))=&quot;bmp&quot;;&quot;BMP 16-Bit&quot;;UPPER(RIGHT([.B1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ls.A1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5];[.$E$1];[.E155];[.C155];[.$C$1];[.A155];[.$F$1])" office:value-type="string" office:string-value="&lt;a target=&quot;_blank&quot; href=&quot;http://game-image.comli.com/Heroes of Might and Magic III Screnshots/0&quot; title=&quot;0, 800x600&quot;&gt;[154]&lt;/a&gt; " calcext:value-type="string">
            <text:p>&lt;a target="_blank" href="http://game-image.comli.com/Heroes of Might and Magic III Screnshots/0" title="0, 800x600"&gt;[154]&lt;/a&gt; </text:p>
          </table:table-cell>
          <table:table-cell table:formula="of:=IF(LOWER(RIGHT([.B155];3))=&quot;bmp&quot;;&quot;BMP 16-Bit&quot;;UPPER(RIGHT([.B1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ls.A1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6];[.$E$1];[.E156];[.C156];[.$C$1];[.A156];[.$F$1])" office:value-type="string" office:string-value="&lt;a target=&quot;_blank&quot; href=&quot;http://game-image.comli.com/Heroes of Might and Magic III Screnshots/0&quot; title=&quot;0, 800x600&quot;&gt;[155]&lt;/a&gt; " calcext:value-type="string">
            <text:p>&lt;a target="_blank" href="http://game-image.comli.com/Heroes of Might and Magic III Screnshots/0" title="0, 800x600"&gt;[155]&lt;/a&gt; </text:p>
          </table:table-cell>
          <table:table-cell table:formula="of:=IF(LOWER(RIGHT([.B156];3))=&quot;bmp&quot;;&quot;BMP 16-Bit&quot;;UPPER(RIGHT([.B1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ls.A1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7];[.$E$1];[.E157];[.C157];[.$C$1];[.A157];[.$F$1])" office:value-type="string" office:string-value="&lt;a target=&quot;_blank&quot; href=&quot;http://game-image.comli.com/Heroes of Might and Magic III Screnshots/0&quot; title=&quot;0, 800x600&quot;&gt;[156]&lt;/a&gt; " calcext:value-type="string">
            <text:p>&lt;a target="_blank" href="http://game-image.comli.com/Heroes of Might and Magic III Screnshots/0" title="0, 800x600"&gt;[156]&lt;/a&gt; </text:p>
          </table:table-cell>
          <table:table-cell table:formula="of:=IF(LOWER(RIGHT([.B157];3))=&quot;bmp&quot;;&quot;BMP 16-Bit&quot;;UPPER(RIGHT([.B1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ls.A1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8];[.$E$1];[.E158];[.C158];[.$C$1];[.A158];[.$F$1])" office:value-type="string" office:string-value="&lt;a target=&quot;_blank&quot; href=&quot;http://game-image.comli.com/Heroes of Might and Magic III Screnshots/0&quot; title=&quot;0, 800x600&quot;&gt;[157]&lt;/a&gt; " calcext:value-type="string">
            <text:p>&lt;a target="_blank" href="http://game-image.comli.com/Heroes of Might and Magic III Screnshots/0" title="0, 800x600"&gt;[157]&lt;/a&gt; </text:p>
          </table:table-cell>
          <table:table-cell table:formula="of:=IF(LOWER(RIGHT([.B158];3))=&quot;bmp&quot;;&quot;BMP 16-Bit&quot;;UPPER(RIGHT([.B15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ls.A1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9];[.$E$1];[.E159];[.C159];[.$C$1];[.A159];[.$F$1])" office:value-type="string" office:string-value="&lt;a target=&quot;_blank&quot; href=&quot;http://game-image.comli.com/Heroes of Might and Magic III Screnshots/0&quot; title=&quot;0, 800x600&quot;&gt;[158]&lt;/a&gt; " calcext:value-type="string">
            <text:p>&lt;a target="_blank" href="http://game-image.comli.com/Heroes of Might and Magic III Screnshots/0" title="0, 800x600"&gt;[158]&lt;/a&gt; </text:p>
          </table:table-cell>
          <table:table-cell table:formula="of:=IF(LOWER(RIGHT([.B159];3))=&quot;bmp&quot;;&quot;BMP 16-Bit&quot;;UPPER(RIGHT([.B15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ls.A15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0];[.$E$1];[.E160];[.C160];[.$C$1];[.A160];[.$F$1])" office:value-type="string" office:string-value="&lt;a target=&quot;_blank&quot; href=&quot;http://game-image.comli.com/Heroes of Might and Magic III Screnshots/0&quot; title=&quot;0, 800x600&quot;&gt;[159]&lt;/a&gt; " calcext:value-type="string">
            <text:p>&lt;a target="_blank" href="http://game-image.comli.com/Heroes of Might and Magic III Screnshots/0" title="0, 800x600"&gt;[159]&lt;/a&gt; </text:p>
          </table:table-cell>
          <table:table-cell table:formula="of:=IF(LOWER(RIGHT([.B160];3))=&quot;bmp&quot;;&quot;BMP 16-Bit&quot;;UPPER(RIGHT([.B16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ls.A15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1];[.$E$1];[.E161];[.C161];[.$C$1];[.A161];[.$F$1])" office:value-type="string" office:string-value="&lt;a target=&quot;_blank&quot; href=&quot;http://game-image.comli.com/Heroes of Might and Magic III Screnshots/0&quot; title=&quot;0, 800x600&quot;&gt;[160]&lt;/a&gt; " calcext:value-type="string">
            <text:p>&lt;a target="_blank" href="http://game-image.comli.com/Heroes of Might and Magic III Screnshots/0" title="0, 800x600"&gt;[160]&lt;/a&gt; </text:p>
          </table:table-cell>
          <table:table-cell table:formula="of:=IF(LOWER(RIGHT([.B161];3))=&quot;bmp&quot;;&quot;BMP 16-Bit&quot;;UPPER(RIGHT([.B16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ls.A15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2];[.$E$1];[.E162];[.C162];[.$C$1];[.A162];[.$F$1])" office:value-type="string" office:string-value="&lt;a target=&quot;_blank&quot; href=&quot;http://game-image.comli.com/Heroes of Might and Magic III Screnshots/0&quot; title=&quot;0, 800x600&quot;&gt;[161]&lt;/a&gt; " calcext:value-type="string">
            <text:p>&lt;a target="_blank" href="http://game-image.comli.com/Heroes of Might and Magic III Screnshots/0" title="0, 800x600"&gt;[161]&lt;/a&gt; </text:p>
          </table:table-cell>
          <table:table-cell table:formula="of:=IF(LOWER(RIGHT([.B162];3))=&quot;bmp&quot;;&quot;BMP 16-Bit&quot;;UPPER(RIGHT([.B16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ls.A16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3];[.$E$1];[.E163];[.C163];[.$C$1];[.A163];[.$F$1])" office:value-type="string" office:string-value="&lt;a target=&quot;_blank&quot; href=&quot;http://game-image.comli.com/Heroes of Might and Magic III Screnshots/0&quot; title=&quot;0, 800x600&quot;&gt;[162]&lt;/a&gt; " calcext:value-type="string">
            <text:p>&lt;a target="_blank" href="http://game-image.comli.com/Heroes of Might and Magic III Screnshots/0" title="0, 800x600"&gt;[162]&lt;/a&gt; </text:p>
          </table:table-cell>
          <table:table-cell table:formula="of:=IF(LOWER(RIGHT([.B163];3))=&quot;bmp&quot;;&quot;BMP 16-Bit&quot;;UPPER(RIGHT([.B16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ls.A16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4];[.$E$1];[.E164];[.C164];[.$C$1];[.A164];[.$F$1])" office:value-type="string" office:string-value="&lt;a target=&quot;_blank&quot; href=&quot;http://game-image.comli.com/Heroes of Might and Magic III Screnshots/0&quot; title=&quot;0, 800x600&quot;&gt;[163]&lt;/a&gt; " calcext:value-type="string">
            <text:p>&lt;a target="_blank" href="http://game-image.comli.com/Heroes of Might and Magic III Screnshots/0" title="0, 800x600"&gt;[163]&lt;/a&gt; </text:p>
          </table:table-cell>
          <table:table-cell table:formula="of:=IF(LOWER(RIGHT([.B164];3))=&quot;bmp&quot;;&quot;BMP 16-Bit&quot;;UPPER(RIGHT([.B16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ls.A16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5];[.$E$1];[.E165];[.C165];[.$C$1];[.A165];[.$F$1])" office:value-type="string" office:string-value="&lt;a target=&quot;_blank&quot; href=&quot;http://game-image.comli.com/Heroes of Might and Magic III Screnshots/0&quot; title=&quot;0, 800x600&quot;&gt;[164]&lt;/a&gt; " calcext:value-type="string">
            <text:p>&lt;a target="_blank" href="http://game-image.comli.com/Heroes of Might and Magic III Screnshots/0" title="0, 800x600"&gt;[164]&lt;/a&gt; </text:p>
          </table:table-cell>
          <table:table-cell table:formula="of:=IF(LOWER(RIGHT([.B165];3))=&quot;bmp&quot;;&quot;BMP 16-Bit&quot;;UPPER(RIGHT([.B16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ls.A16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6];[.$E$1];[.E166];[.C166];[.$C$1];[.A166];[.$F$1])" office:value-type="string" office:string-value="&lt;a target=&quot;_blank&quot; href=&quot;http://game-image.comli.com/Heroes of Might and Magic III Screnshots/0&quot; title=&quot;0, 800x600&quot;&gt;[165]&lt;/a&gt; " calcext:value-type="string">
            <text:p>&lt;a target="_blank" href="http://game-image.comli.com/Heroes of Might and Magic III Screnshots/0" title="0, 800x600"&gt;[165]&lt;/a&gt; </text:p>
          </table:table-cell>
          <table:table-cell table:formula="of:=IF(LOWER(RIGHT([.B166];3))=&quot;bmp&quot;;&quot;BMP 16-Bit&quot;;UPPER(RIGHT([.B16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ls.A16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7];[.$E$1];[.E167];[.C167];[.$C$1];[.A167];[.$F$1])" office:value-type="string" office:string-value="&lt;a target=&quot;_blank&quot; href=&quot;http://game-image.comli.com/Heroes of Might and Magic III Screnshots/0&quot; title=&quot;0, 800x600&quot;&gt;[166]&lt;/a&gt; " calcext:value-type="string">
            <text:p>&lt;a target="_blank" href="http://game-image.comli.com/Heroes of Might and Magic III Screnshots/0" title="0, 800x600"&gt;[166]&lt;/a&gt; </text:p>
          </table:table-cell>
          <table:table-cell table:formula="of:=IF(LOWER(RIGHT([.B167];3))=&quot;bmp&quot;;&quot;BMP 16-Bit&quot;;UPPER(RIGHT([.B16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ls.A16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8];[.$E$1];[.E168];[.C168];[.$C$1];[.A168];[.$F$1])" office:value-type="string" office:string-value="&lt;a target=&quot;_blank&quot; href=&quot;http://game-image.comli.com/Heroes of Might and Magic III Screnshots/0&quot; title=&quot;0, 800x600&quot;&gt;[167]&lt;/a&gt; " calcext:value-type="string">
            <text:p>&lt;a target="_blank" href="http://game-image.comli.com/Heroes of Might and Magic III Screnshots/0" title="0, 800x600"&gt;[167]&lt;/a&gt; </text:p>
          </table:table-cell>
          <table:table-cell table:formula="of:=IF(LOWER(RIGHT([.B168];3))=&quot;bmp&quot;;&quot;BMP 16-Bit&quot;;UPPER(RIGHT([.B16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ls.A16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9];[.$E$1];[.E169];[.C169];[.$C$1];[.A169];[.$F$1])" office:value-type="string" office:string-value="&lt;a target=&quot;_blank&quot; href=&quot;http://game-image.comli.com/Heroes of Might and Magic III Screnshots/0&quot; title=&quot;0, 800x600&quot;&gt;[168]&lt;/a&gt; " calcext:value-type="string">
            <text:p>&lt;a target="_blank" href="http://game-image.comli.com/Heroes of Might and Magic III Screnshots/0" title="0, 800x600"&gt;[168]&lt;/a&gt; </text:p>
          </table:table-cell>
          <table:table-cell table:formula="of:=IF(LOWER(RIGHT([.B169];3))=&quot;bmp&quot;;&quot;BMP 16-Bit&quot;;UPPER(RIGHT([.B16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ls.A16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0];[.$E$1];[.E170];[.C170];[.$C$1];[.A170];[.$F$1])" office:value-type="string" office:string-value="&lt;a target=&quot;_blank&quot; href=&quot;http://game-image.comli.com/Heroes of Might and Magic III Screnshots/0&quot; title=&quot;0, 800x600&quot;&gt;[169]&lt;/a&gt; " calcext:value-type="string">
            <text:p>&lt;a target="_blank" href="http://game-image.comli.com/Heroes of Might and Magic III Screnshots/0" title="0, 800x600"&gt;[169]&lt;/a&gt; </text:p>
          </table:table-cell>
          <table:table-cell table:formula="of:=IF(LOWER(RIGHT([.B170];3))=&quot;bmp&quot;;&quot;BMP 16-Bit&quot;;UPPER(RIGHT([.B17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ls.A16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1];[.$E$1];[.E171];[.C171];[.$C$1];[.A171];[.$F$1])" office:value-type="string" office:string-value="&lt;a target=&quot;_blank&quot; href=&quot;http://game-image.comli.com/Heroes of Might and Magic III Screnshots/0&quot; title=&quot;0, 800x600&quot;&gt;[170]&lt;/a&gt; " calcext:value-type="string">
            <text:p>&lt;a target="_blank" href="http://game-image.comli.com/Heroes of Might and Magic III Screnshots/0" title="0, 800x600"&gt;[170]&lt;/a&gt; </text:p>
          </table:table-cell>
          <table:table-cell table:formula="of:=IF(LOWER(RIGHT([.B171];3))=&quot;bmp&quot;;&quot;BMP 16-Bit&quot;;UPPER(RIGHT([.B17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ls.A16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2];[.$E$1];[.E172];[.C172];[.$C$1];[.A172];[.$F$1])" office:value-type="string" office:string-value="&lt;a target=&quot;_blank&quot; href=&quot;http://game-image.comli.com/Heroes of Might and Magic III Screnshots/0&quot; title=&quot;0, 800x600&quot;&gt;[171]&lt;/a&gt; " calcext:value-type="string">
            <text:p>&lt;a target="_blank" href="http://game-image.comli.com/Heroes of Might and Magic III Screnshots/0" title="0, 800x600"&gt;[171]&lt;/a&gt; </text:p>
          </table:table-cell>
          <table:table-cell table:formula="of:=IF(LOWER(RIGHT([.B172];3))=&quot;bmp&quot;;&quot;BMP 16-Bit&quot;;UPPER(RIGHT([.B17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ls.A17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3];[.$E$1];[.E173];[.C173];[.$C$1];[.A173];[.$F$1])" office:value-type="string" office:string-value="&lt;a target=&quot;_blank&quot; href=&quot;http://game-image.comli.com/Heroes of Might and Magic III Screnshots/0&quot; title=&quot;0, 800x600&quot;&gt;[172]&lt;/a&gt; " calcext:value-type="string">
            <text:p>&lt;a target="_blank" href="http://game-image.comli.com/Heroes of Might and Magic III Screnshots/0" title="0, 800x600"&gt;[172]&lt;/a&gt; </text:p>
          </table:table-cell>
          <table:table-cell table:formula="of:=IF(LOWER(RIGHT([.B173];3))=&quot;bmp&quot;;&quot;BMP 16-Bit&quot;;UPPER(RIGHT([.B17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4];[.$E$1];[.E174];[.C174];[.$C$1];[.A174];[.$F$1])" office:value-type="string" office:string-value="&lt;a target=&quot;_blank&quot; href=&quot;http://game-image.comli.com/Heroes of Might and Magic III Screnshots/0&quot; title=&quot;0, 800x600&quot;&gt;[173]&lt;/a&gt; " calcext:value-type="string">
            <text:p>&lt;a target="_blank" href="http://game-image.comli.com/Heroes of Might and Magic III Screnshots/0" title="0, 800x600"&gt;[173]&lt;/a&gt; </text:p>
          </table:table-cell>
          <table:table-cell table:formula="of:=IF(LOWER(RIGHT([.B174];3))=&quot;bmp&quot;;&quot;BMP 16-Bit&quot;;UPPER(RIGHT([.B17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5];[.$E$1];[.E175];[.C175];[.$C$1];[.A175];[.$F$1])" office:value-type="string" office:string-value="&lt;a target=&quot;_blank&quot; href=&quot;http://game-image.comli.com/Heroes of Might and Magic III Screnshots/0&quot; title=&quot;0, 800x600&quot;&gt;[174]&lt;/a&gt; " calcext:value-type="string">
            <text:p>&lt;a target="_blank" href="http://game-image.comli.com/Heroes of Might and Magic III Screnshots/0" title="0, 800x600"&gt;[174]&lt;/a&gt; </text:p>
          </table:table-cell>
          <table:table-cell table:formula="of:=IF(LOWER(RIGHT([.B175];3))=&quot;bmp&quot;;&quot;BMP 16-Bit&quot;;UPPER(RIGHT([.B17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6];[.$E$1];[.E176];[.C176];[.$C$1];[.A176];[.$F$1])" office:value-type="string" office:string-value="&lt;a target=&quot;_blank&quot; href=&quot;http://game-image.comli.com/Heroes of Might and Magic III Screnshots/0&quot; title=&quot;0, 800x600&quot;&gt;[175]&lt;/a&gt; " calcext:value-type="string">
            <text:p>&lt;a target="_blank" href="http://game-image.comli.com/Heroes of Might and Magic III Screnshots/0" title="0, 800x600"&gt;[175]&lt;/a&gt; </text:p>
          </table:table-cell>
          <table:table-cell table:formula="of:=IF(LOWER(RIGHT([.B176];3))=&quot;bmp&quot;;&quot;BMP 16-Bit&quot;;UPPER(RIGHT([.B17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7];[.$E$1];[.E177];[.C177];[.$C$1];[.A177];[.$F$1])" office:value-type="string" office:string-value="&lt;a target=&quot;_blank&quot; href=&quot;http://game-image.comli.com/Heroes of Might and Magic III Screnshots/0&quot; title=&quot;0, 800x600&quot;&gt;[176]&lt;/a&gt; " calcext:value-type="string">
            <text:p>&lt;a target="_blank" href="http://game-image.comli.com/Heroes of Might and Magic III Screnshots/0" title="0, 800x600"&gt;[176]&lt;/a&gt; </text:p>
          </table:table-cell>
          <table:table-cell table:formula="of:=IF(LOWER(RIGHT([.B177];3))=&quot;bmp&quot;;&quot;BMP 16-Bit&quot;;UPPER(RIGHT([.B17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ls.A17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8];[.$E$1];[.E178];[.C178];[.$C$1];[.A178];[.$F$1])" office:value-type="string" office:string-value="&lt;a target=&quot;_blank&quot; href=&quot;http://game-image.comli.com/Heroes of Might and Magic III Screnshots/0&quot; title=&quot;0, 800x600&quot;&gt;[177]&lt;/a&gt; " calcext:value-type="string">
            <text:p>&lt;a target="_blank" href="http://game-image.comli.com/Heroes of Might and Magic III Screnshots/0" title="0, 800x600"&gt;[177]&lt;/a&gt; </text:p>
          </table:table-cell>
          <table:table-cell table:formula="of:=IF(LOWER(RIGHT([.B178];3))=&quot;bmp&quot;;&quot;BMP 16-Bit&quot;;UPPER(RIGHT([.B17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ls.A17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9];[.$E$1];[.E179];[.C179];[.$C$1];[.A179];[.$F$1])" office:value-type="string" office:string-value="&lt;a target=&quot;_blank&quot; href=&quot;http://game-image.comli.com/Heroes of Might and Magic III Screnshots/0&quot; title=&quot;0, 800x600&quot;&gt;[178]&lt;/a&gt; " calcext:value-type="string">
            <text:p>&lt;a target="_blank" href="http://game-image.comli.com/Heroes of Might and Magic III Screnshots/0" title="0, 800x600"&gt;[178]&lt;/a&gt; </text:p>
          </table:table-cell>
          <table:table-cell table:formula="of:=IF(LOWER(RIGHT([.B179];3))=&quot;bmp&quot;;&quot;BMP 16-Bit&quot;;UPPER(RIGHT([.B17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ls.A17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0];[.$E$1];[.E180];[.C180];[.$C$1];[.A180];[.$F$1])" office:value-type="string" office:string-value="&lt;a target=&quot;_blank&quot; href=&quot;http://game-image.comli.com/Heroes of Might and Magic III Screnshots/0&quot; title=&quot;0, 800x600&quot;&gt;[179]&lt;/a&gt; " calcext:value-type="string">
            <text:p>&lt;a target="_blank" href="http://game-image.comli.com/Heroes of Might and Magic III Screnshots/0" title="0, 800x600"&gt;[179]&lt;/a&gt; </text:p>
          </table:table-cell>
          <table:table-cell table:formula="of:=IF(LOWER(RIGHT([.B180];3))=&quot;bmp&quot;;&quot;BMP 16-Bit&quot;;UPPER(RIGHT([.B18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ls.A17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1];[.$E$1];[.E181];[.C181];[.$C$1];[.A181];[.$F$1])" office:value-type="string" office:string-value="&lt;a target=&quot;_blank&quot; href=&quot;http://game-image.comli.com/Heroes of Might and Magic III Screnshots/0&quot; title=&quot;0, 800x600&quot;&gt;[180]&lt;/a&gt; " calcext:value-type="string">
            <text:p>&lt;a target="_blank" href="http://game-image.comli.com/Heroes of Might and Magic III Screnshots/0" title="0, 800x600"&gt;[180]&lt;/a&gt; </text:p>
          </table:table-cell>
          <table:table-cell table:formula="of:=IF(LOWER(RIGHT([.B181];3))=&quot;bmp&quot;;&quot;BMP 16-Bit&quot;;UPPER(RIGHT([.B18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ls.A17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2];[.$E$1];[.E182];[.C182];[.$C$1];[.A182];[.$F$1])" office:value-type="string" office:string-value="&lt;a target=&quot;_blank&quot; href=&quot;http://game-image.comli.com/Heroes of Might and Magic III Screnshots/0&quot; title=&quot;0, 800x600&quot;&gt;[181]&lt;/a&gt; " calcext:value-type="string">
            <text:p>&lt;a target="_blank" href="http://game-image.comli.com/Heroes of Might and Magic III Screnshots/0" title="0, 800x600"&gt;[181]&lt;/a&gt; </text:p>
          </table:table-cell>
          <table:table-cell table:formula="of:=IF(LOWER(RIGHT([.B182];3))=&quot;bmp&quot;;&quot;BMP 16-Bit&quot;;UPPER(RIGHT([.B18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ls.A18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3];[.$E$1];[.E183];[.C183];[.$C$1];[.A183];[.$F$1])" office:value-type="string" office:string-value="&lt;a target=&quot;_blank&quot; href=&quot;http://game-image.comli.com/Heroes of Might and Magic III Screnshots/0&quot; title=&quot;0, 800x600&quot;&gt;[182]&lt;/a&gt; " calcext:value-type="string">
            <text:p>&lt;a target="_blank" href="http://game-image.comli.com/Heroes of Might and Magic III Screnshots/0" title="0, 800x600"&gt;[182]&lt;/a&gt; </text:p>
          </table:table-cell>
          <table:table-cell table:formula="of:=IF(LOWER(RIGHT([.B183];3))=&quot;bmp&quot;;&quot;BMP 16-Bit&quot;;UPPER(RIGHT([.B18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ls.A18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4];[.$E$1];[.E184];[.C184];[.$C$1];[.A184];[.$F$1])" office:value-type="string" office:string-value="&lt;a target=&quot;_blank&quot; href=&quot;http://game-image.comli.com/Heroes of Might and Magic III Screnshots/0&quot; title=&quot;0, 800x600&quot;&gt;[183]&lt;/a&gt; " calcext:value-type="string">
            <text:p>&lt;a target="_blank" href="http://game-image.comli.com/Heroes of Might and Magic III Screnshots/0" title="0, 800x600"&gt;[183]&lt;/a&gt; </text:p>
          </table:table-cell>
          <table:table-cell table:formula="of:=IF(LOWER(RIGHT([.B184];3))=&quot;bmp&quot;;&quot;BMP 16-Bit&quot;;UPPER(RIGHT([.B18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ls.A18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5];[.$E$1];[.E185];[.C185];[.$C$1];[.A185];[.$F$1])" office:value-type="string" office:string-value="&lt;a target=&quot;_blank&quot; href=&quot;http://game-image.comli.com/Heroes of Might and Magic III Screnshots/0&quot; title=&quot;0, 800x600&quot;&gt;[184]&lt;/a&gt; " calcext:value-type="string">
            <text:p>&lt;a target="_blank" href="http://game-image.comli.com/Heroes of Might and Magic III Screnshots/0" title="0, 800x600"&gt;[184]&lt;/a&gt; </text:p>
          </table:table-cell>
          <table:table-cell table:formula="of:=IF(LOWER(RIGHT([.B185];3))=&quot;bmp&quot;;&quot;BMP 16-Bit&quot;;UPPER(RIGHT([.B18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ls.A18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6];[.$E$1];[.E186];[.C186];[.$C$1];[.A186];[.$F$1])" office:value-type="string" office:string-value="&lt;a target=&quot;_blank&quot; href=&quot;http://game-image.comli.com/Heroes of Might and Magic III Screnshots/0&quot; title=&quot;0, 800x600&quot;&gt;[185]&lt;/a&gt; " calcext:value-type="string">
            <text:p>&lt;a target="_blank" href="http://game-image.comli.com/Heroes of Might and Magic III Screnshots/0" title="0, 800x600"&gt;[185]&lt;/a&gt; </text:p>
          </table:table-cell>
          <table:table-cell table:formula="of:=IF(LOWER(RIGHT([.B186];3))=&quot;bmp&quot;;&quot;BMP 16-Bit&quot;;UPPER(RIGHT([.B18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ls.A18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7];[.$E$1];[.E187];[.C187];[.$C$1];[.A187];[.$F$1])" office:value-type="string" office:string-value="&lt;a target=&quot;_blank&quot; href=&quot;http://game-image.comli.com/Heroes of Might and Magic III Screnshots/0&quot; title=&quot;0, 800x600&quot;&gt;[186]&lt;/a&gt; " calcext:value-type="string">
            <text:p>&lt;a target="_blank" href="http://game-image.comli.com/Heroes of Might and Magic III Screnshots/0" title="0, 800x600"&gt;[186]&lt;/a&gt; </text:p>
          </table:table-cell>
          <table:table-cell table:formula="of:=IF(LOWER(RIGHT([.B187];3))=&quot;bmp&quot;;&quot;BMP 16-Bit&quot;;UPPER(RIGHT([.B18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ls.A18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8];[.$E$1];[.E188];[.C188];[.$C$1];[.A188];[.$F$1])" office:value-type="string" office:string-value="&lt;a target=&quot;_blank&quot; href=&quot;http://game-image.comli.com/Heroes of Might and Magic III Screnshots/0&quot; title=&quot;0, 800x600&quot;&gt;[187]&lt;/a&gt; " calcext:value-type="string">
            <text:p>&lt;a target="_blank" href="http://game-image.comli.com/Heroes of Might and Magic III Screnshots/0" title="0, 800x600"&gt;[187]&lt;/a&gt; </text:p>
          </table:table-cell>
          <table:table-cell table:formula="of:=IF(LOWER(RIGHT([.B188];3))=&quot;bmp&quot;;&quot;BMP 16-Bit&quot;;UPPER(RIGHT([.B18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ls.A18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9];[.$E$1];[.E189];[.C189];[.$C$1];[.A189];[.$F$1])" office:value-type="string" office:string-value="&lt;a target=&quot;_blank&quot; href=&quot;http://game-image.comli.com/Heroes of Might and Magic III Screnshots/0&quot; title=&quot;0, 800x600&quot;&gt;[188]&lt;/a&gt; " calcext:value-type="string">
            <text:p>&lt;a target="_blank" href="http://game-image.comli.com/Heroes of Might and Magic III Screnshots/0" title="0, 800x600"&gt;[188]&lt;/a&gt; </text:p>
          </table:table-cell>
          <table:table-cell table:formula="of:=IF(LOWER(RIGHT([.B189];3))=&quot;bmp&quot;;&quot;BMP 16-Bit&quot;;UPPER(RIGHT([.B18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ls.A18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0];[.$E$1];[.E190];[.C190];[.$C$1];[.A190];[.$F$1])" office:value-type="string" office:string-value="&lt;a target=&quot;_blank&quot; href=&quot;http://game-image.comli.com/Heroes of Might and Magic III Screnshots/0&quot; title=&quot;0, 800x600&quot;&gt;[189]&lt;/a&gt; " calcext:value-type="string">
            <text:p>&lt;a target="_blank" href="http://game-image.comli.com/Heroes of Might and Magic III Screnshots/0" title="0, 800x600"&gt;[189]&lt;/a&gt; </text:p>
          </table:table-cell>
          <table:table-cell table:formula="of:=IF(LOWER(RIGHT([.B190];3))=&quot;bmp&quot;;&quot;BMP 16-Bit&quot;;UPPER(RIGHT([.B19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ls.A18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1];[.$E$1];[.E191];[.C191];[.$C$1];[.A191];[.$F$1])" office:value-type="string" office:string-value="&lt;a target=&quot;_blank&quot; href=&quot;http://game-image.comli.com/Heroes of Might and Magic III Screnshots/0&quot; title=&quot;0, 800x600&quot;&gt;[190]&lt;/a&gt; " calcext:value-type="string">
            <text:p>&lt;a target="_blank" href="http://game-image.comli.com/Heroes of Might and Magic III Screnshots/0" title="0, 800x600"&gt;[190]&lt;/a&gt; </text:p>
          </table:table-cell>
          <table:table-cell table:formula="of:=IF(LOWER(RIGHT([.B191];3))=&quot;bmp&quot;;&quot;BMP 16-Bit&quot;;UPPER(RIGHT([.B19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ls.A18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2];[.$E$1];[.E192];[.C192];[.$C$1];[.A192];[.$F$1])" office:value-type="string" office:string-value="&lt;a target=&quot;_blank&quot; href=&quot;http://game-image.comli.com/Heroes of Might and Magic III Screnshots/0&quot; title=&quot;0, 800x600&quot;&gt;[191]&lt;/a&gt; " calcext:value-type="string">
            <text:p>&lt;a target="_blank" href="http://game-image.comli.com/Heroes of Might and Magic III Screnshots/0" title="0, 800x600"&gt;[191]&lt;/a&gt; </text:p>
          </table:table-cell>
          <table:table-cell table:formula="of:=IF(LOWER(RIGHT([.B192];3))=&quot;bmp&quot;;&quot;BMP 16-Bit&quot;;UPPER(RIGHT([.B19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ls.A19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3];[.$E$1];[.E193];[.C193];[.$C$1];[.A193];[.$F$1])" office:value-type="string" office:string-value="&lt;a target=&quot;_blank&quot; href=&quot;http://game-image.comli.com/Heroes of Might and Magic III Screnshots/0&quot; title=&quot;0, 800x600&quot;&gt;[192]&lt;/a&gt; " calcext:value-type="string">
            <text:p>&lt;a target="_blank" href="http://game-image.comli.com/Heroes of Might and Magic III Screnshots/0" title="0, 800x600"&gt;[192]&lt;/a&gt; </text:p>
          </table:table-cell>
          <table:table-cell table:formula="of:=IF(LOWER(RIGHT([.B193];3))=&quot;bmp&quot;;&quot;BMP 16-Bit&quot;;UPPER(RIGHT([.B19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ls.A19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4];[.$E$1];[.E194];[.C194];[.$C$1];[.A194];[.$F$1])" office:value-type="string" office:string-value="&lt;a target=&quot;_blank&quot; href=&quot;http://game-image.comli.com/Heroes of Might and Magic III Screnshots/0&quot; title=&quot;0, 800x600&quot;&gt;[193]&lt;/a&gt; " calcext:value-type="string">
            <text:p>&lt;a target="_blank" href="http://game-image.comli.com/Heroes of Might and Magic III Screnshots/0" title="0, 800x600"&gt;[193]&lt;/a&gt; </text:p>
          </table:table-cell>
          <table:table-cell table:formula="of:=IF(LOWER(RIGHT([.B194];3))=&quot;bmp&quot;;&quot;BMP 16-Bit&quot;;UPPER(RIGHT([.B19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ls.A19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5];[.$E$1];[.E195];[.C195];[.$C$1];[.A195];[.$F$1])" office:value-type="string" office:string-value="&lt;a target=&quot;_blank&quot; href=&quot;http://game-image.comli.com/Heroes of Might and Magic III Screnshots/0&quot; title=&quot;0, 800x600&quot;&gt;[194]&lt;/a&gt; " calcext:value-type="string">
            <text:p>&lt;a target="_blank" href="http://game-image.comli.com/Heroes of Might and Magic III Screnshots/0" title="0, 800x600"&gt;[194]&lt;/a&gt; </text:p>
          </table:table-cell>
          <table:table-cell table:formula="of:=IF(LOWER(RIGHT([.B195];3))=&quot;bmp&quot;;&quot;BMP 16-Bit&quot;;UPPER(RIGHT([.B19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ls.A19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6];[.$E$1];[.E196];[.C196];[.$C$1];[.A196];[.$F$1])" office:value-type="string" office:string-value="&lt;a target=&quot;_blank&quot; href=&quot;http://game-image.comli.com/Heroes of Might and Magic III Screnshots/0&quot; title=&quot;0, 800x600&quot;&gt;[195]&lt;/a&gt; " calcext:value-type="string">
            <text:p>&lt;a target="_blank" href="http://game-image.comli.com/Heroes of Might and Magic III Screnshots/0" title="0, 800x600"&gt;[195]&lt;/a&gt; </text:p>
          </table:table-cell>
          <table:table-cell table:formula="of:=IF(LOWER(RIGHT([.B196];3))=&quot;bmp&quot;;&quot;BMP 16-Bit&quot;;UPPER(RIGHT([.B19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ls.A19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7];[.$E$1];[.E197];[.C197];[.$C$1];[.A197];[.$F$1])" office:value-type="string" office:string-value="&lt;a target=&quot;_blank&quot; href=&quot;http://game-image.comli.com/Heroes of Might and Magic III Screnshots/0&quot; title=&quot;0, 800x600&quot;&gt;[196]&lt;/a&gt; " calcext:value-type="string">
            <text:p>&lt;a target="_blank" href="http://game-image.comli.com/Heroes of Might and Magic III Screnshots/0" title="0, 800x600"&gt;[196]&lt;/a&gt; </text:p>
          </table:table-cell>
          <table:table-cell table:formula="of:=IF(LOWER(RIGHT([.B197];3))=&quot;bmp&quot;;&quot;BMP 16-Bit&quot;;UPPER(RIGHT([.B19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ls.A19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8];[.$E$1];[.E198];[.C198];[.$C$1];[.A198];[.$F$1])" office:value-type="string" office:string-value="&lt;a target=&quot;_blank&quot; href=&quot;http://game-image.comli.com/Heroes of Might and Magic III Screnshots/0&quot; title=&quot;0, 800x600&quot;&gt;[197]&lt;/a&gt; " calcext:value-type="string">
            <text:p>&lt;a target="_blank" href="http://game-image.comli.com/Heroes of Might and Magic III Screnshots/0" title="0, 800x600"&gt;[197]&lt;/a&gt; </text:p>
          </table:table-cell>
          <table:table-cell table:formula="of:=IF(LOWER(RIGHT([.B198];3))=&quot;bmp&quot;;&quot;BMP 16-Bit&quot;;UPPER(RIGHT([.B19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ls.A19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9];[.$E$1];[.E199];[.C199];[.$C$1];[.A199];[.$F$1])" office:value-type="string" office:string-value="&lt;a target=&quot;_blank&quot; href=&quot;http://game-image.comli.com/Heroes of Might and Magic III Screnshots/0&quot; title=&quot;0, 800x600&quot;&gt;[198]&lt;/a&gt; " calcext:value-type="string">
            <text:p>&lt;a target="_blank" href="http://game-image.comli.com/Heroes of Might and Magic III Screnshots/0" title="0, 800x600"&gt;[198]&lt;/a&gt; </text:p>
          </table:table-cell>
          <table:table-cell table:formula="of:=IF(LOWER(RIGHT([.B199];3))=&quot;bmp&quot;;&quot;BMP 16-Bit&quot;;UPPER(RIGHT([.B19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ls.A19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0];[.$E$1];[.E200];[.C200];[.$C$1];[.A200];[.$F$1])" office:value-type="string" office:string-value="&lt;a target=&quot;_blank&quot; href=&quot;http://game-image.comli.com/Heroes of Might and Magic III Screnshots/0&quot; title=&quot;0, 800x600&quot;&gt;[199]&lt;/a&gt; " calcext:value-type="string">
            <text:p>&lt;a target="_blank" href="http://game-image.comli.com/Heroes of Might and Magic III Screnshots/0" title="0, 800x600"&gt;[199]&lt;/a&gt; </text:p>
          </table:table-cell>
          <table:table-cell table:formula="of:=IF(LOWER(RIGHT([.B200];3))=&quot;bmp&quot;;&quot;BMP 16-Bit&quot;;UPPER(RIGHT([.B20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ls.A19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1];[.$E$1];[.E201];[.C201];[.$C$1];[.A201];[.$F$1])" office:value-type="string" office:string-value="&lt;a target=&quot;_blank&quot; href=&quot;http://game-image.comli.com/Heroes of Might and Magic III Screnshots/0&quot; title=&quot;0, 800x600&quot;&gt;[200]&lt;/a&gt; " calcext:value-type="string">
            <text:p>&lt;a target="_blank" href="http://game-image.comli.com/Heroes of Might and Magic III Screnshots/0" title="0, 800x600"&gt;[200]&lt;/a&gt; </text:p>
          </table:table-cell>
          <table:table-cell table:formula="of:=IF(LOWER(RIGHT([.B201];3))=&quot;bmp&quot;;&quot;BMP 16-Bit&quot;;UPPER(RIGHT([.B20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ls.A19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2];[.$E$1];[.E202];[.C202];[.$C$1];[.A202];[.$F$1])" office:value-type="string" office:string-value="&lt;a target=&quot;_blank&quot; href=&quot;http://game-image.comli.com/Heroes of Might and Magic III Screnshots/0&quot; title=&quot;0, 800x600&quot;&gt;[201]&lt;/a&gt; " calcext:value-type="string">
            <text:p>&lt;a target="_blank" href="http://game-image.comli.com/Heroes of Might and Magic III Screnshots/0" title="0, 800x600"&gt;[201]&lt;/a&gt; </text:p>
          </table:table-cell>
          <table:table-cell table:formula="of:=IF(LOWER(RIGHT([.B202];3))=&quot;bmp&quot;;&quot;BMP 16-Bit&quot;;UPPER(RIGHT([.B20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ls.A20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3];[.$E$1];[.E203];[.C203];[.$C$1];[.A203];[.$F$1])" office:value-type="string" office:string-value="&lt;a target=&quot;_blank&quot; href=&quot;http://game-image.comli.com/Heroes of Might and Magic III Screnshots/0&quot; title=&quot;0, 800x600&quot;&gt;[202]&lt;/a&gt; " calcext:value-type="string">
            <text:p>&lt;a target="_blank" href="http://game-image.comli.com/Heroes of Might and Magic III Screnshots/0" title="0, 800x600"&gt;[202]&lt;/a&gt; </text:p>
          </table:table-cell>
          <table:table-cell table:formula="of:=IF(LOWER(RIGHT([.B203];3))=&quot;bmp&quot;;&quot;BMP 16-Bit&quot;;UPPER(RIGHT([.B20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ls.A20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4];[.$E$1];[.E204];[.C204];[.$C$1];[.A204];[.$F$1])" office:value-type="string" office:string-value="&lt;a target=&quot;_blank&quot; href=&quot;http://game-image.comli.com/Heroes of Might and Magic III Screnshots/0&quot; title=&quot;0, 800x600&quot;&gt;[203]&lt;/a&gt; " calcext:value-type="string">
            <text:p>&lt;a target="_blank" href="http://game-image.comli.com/Heroes of Might and Magic III Screnshots/0" title="0, 800x600"&gt;[203]&lt;/a&gt; </text:p>
          </table:table-cell>
          <table:table-cell table:formula="of:=IF(LOWER(RIGHT([.B204];3))=&quot;bmp&quot;;&quot;BMP 16-Bit&quot;;UPPER(RIGHT([.B20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ls.A20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5];[.$E$1];[.E205];[.C205];[.$C$1];[.A205];[.$F$1])" office:value-type="string" office:string-value="&lt;a target=&quot;_blank&quot; href=&quot;http://game-image.comli.com/Heroes of Might and Magic III Screnshots/0&quot; title=&quot;0, 800x600&quot;&gt;[204]&lt;/a&gt; " calcext:value-type="string">
            <text:p>&lt;a target="_blank" href="http://game-image.comli.com/Heroes of Might and Magic III Screnshots/0" title="0, 800x600"&gt;[204]&lt;/a&gt; </text:p>
          </table:table-cell>
          <table:table-cell table:formula="of:=IF(LOWER(RIGHT([.B205];3))=&quot;bmp&quot;;&quot;BMP 16-Bit&quot;;UPPER(RIGHT([.B20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ls.A20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6];[.$E$1];[.E206];[.C206];[.$C$1];[.A206];[.$F$1])" office:value-type="string" office:string-value="&lt;a target=&quot;_blank&quot; href=&quot;http://game-image.comli.com/Heroes of Might and Magic III Screnshots/0&quot; title=&quot;0, 800x600&quot;&gt;[205]&lt;/a&gt; " calcext:value-type="string">
            <text:p>&lt;a target="_blank" href="http://game-image.comli.com/Heroes of Might and Magic III Screnshots/0" title="0, 800x600"&gt;[205]&lt;/a&gt; </text:p>
          </table:table-cell>
          <table:table-cell table:formula="of:=IF(LOWER(RIGHT([.B206];3))=&quot;bmp&quot;;&quot;BMP 16-Bit&quot;;UPPER(RIGHT([.B20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ls.A20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7];[.$E$1];[.E207];[.C207];[.$C$1];[.A207];[.$F$1])" office:value-type="string" office:string-value="&lt;a target=&quot;_blank&quot; href=&quot;http://game-image.comli.com/Heroes of Might and Magic III Screnshots/0&quot; title=&quot;0, 800x600&quot;&gt;[206]&lt;/a&gt; " calcext:value-type="string">
            <text:p>&lt;a target="_blank" href="http://game-image.comli.com/Heroes of Might and Magic III Screnshots/0" title="0, 800x600"&gt;[206]&lt;/a&gt; </text:p>
          </table:table-cell>
          <table:table-cell table:formula="of:=IF(LOWER(RIGHT([.B207];3))=&quot;bmp&quot;;&quot;BMP 16-Bit&quot;;UPPER(RIGHT([.B20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ls.A20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8];[.$E$1];[.E208];[.C208];[.$C$1];[.A208];[.$F$1])" office:value-type="string" office:string-value="&lt;a target=&quot;_blank&quot; href=&quot;http://game-image.comli.com/Heroes of Might and Magic III Screnshots/0&quot; title=&quot;0, 800x600&quot;&gt;[207]&lt;/a&gt; " calcext:value-type="string">
            <text:p>&lt;a target="_blank" href="http://game-image.comli.com/Heroes of Might and Magic III Screnshots/0" title="0, 800x600"&gt;[207]&lt;/a&gt; </text:p>
          </table:table-cell>
          <table:table-cell table:formula="of:=IF(LOWER(RIGHT([.B208];3))=&quot;bmp&quot;;&quot;BMP 16-Bit&quot;;UPPER(RIGHT([.B20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ls.A20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9];[.$E$1];[.E209];[.C209];[.$C$1];[.A209];[.$F$1])" office:value-type="string" office:string-value="&lt;a target=&quot;_blank&quot; href=&quot;http://game-image.comli.com/Heroes of Might and Magic III Screnshots/0&quot; title=&quot;0, 800x600&quot;&gt;[208]&lt;/a&gt; " calcext:value-type="string">
            <text:p>&lt;a target="_blank" href="http://game-image.comli.com/Heroes of Might and Magic III Screnshots/0" title="0, 800x600"&gt;[208]&lt;/a&gt; </text:p>
          </table:table-cell>
          <table:table-cell table:formula="of:=IF(LOWER(RIGHT([.B209];3))=&quot;bmp&quot;;&quot;BMP 16-Bit&quot;;UPPER(RIGHT([.B20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ls.A20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0];[.$E$1];[.E210];[.C210];[.$C$1];[.A210];[.$F$1])" office:value-type="string" office:string-value="&lt;a target=&quot;_blank&quot; href=&quot;http://game-image.comli.com/Heroes of Might and Magic III Screnshots/0&quot; title=&quot;0, 800x600&quot;&gt;[209]&lt;/a&gt; " calcext:value-type="string">
            <text:p>&lt;a target="_blank" href="http://game-image.comli.com/Heroes of Might and Magic III Screnshots/0" title="0, 800x600"&gt;[209]&lt;/a&gt; </text:p>
          </table:table-cell>
          <table:table-cell table:formula="of:=IF(LOWER(RIGHT([.B210];3))=&quot;bmp&quot;;&quot;BMP 16-Bit&quot;;UPPER(RIGHT([.B21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ls.A20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1];[.$E$1];[.E211];[.C211];[.$C$1];[.A211];[.$F$1])" office:value-type="string" office:string-value="&lt;a target=&quot;_blank&quot; href=&quot;http://game-image.comli.com/Heroes of Might and Magic III Screnshots/0&quot; title=&quot;0, 800x600&quot;&gt;[210]&lt;/a&gt; " calcext:value-type="string">
            <text:p>&lt;a target="_blank" href="http://game-image.comli.com/Heroes of Might and Magic III Screnshots/0" title="0, 800x600"&gt;[210]&lt;/a&gt; </text:p>
          </table:table-cell>
          <table:table-cell table:formula="of:=IF(LOWER(RIGHT([.B211];3))=&quot;bmp&quot;;&quot;BMP 16-Bit&quot;;UPPER(RIGHT([.B21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ls.A20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2];[.$E$1];[.E212];[.C212];[.$C$1];[.A212];[.$F$1])" office:value-type="string" office:string-value="&lt;a target=&quot;_blank&quot; href=&quot;http://game-image.comli.com/Heroes of Might and Magic III Screnshots/0&quot; title=&quot;0, 800x600&quot;&gt;[211]&lt;/a&gt; " calcext:value-type="string">
            <text:p>&lt;a target="_blank" href="http://game-image.comli.com/Heroes of Might and Magic III Screnshots/0" title="0, 800x600"&gt;[211]&lt;/a&gt; </text:p>
          </table:table-cell>
          <table:table-cell table:formula="of:=IF(LOWER(RIGHT([.B212];3))=&quot;bmp&quot;;&quot;BMP 16-Bit&quot;;UPPER(RIGHT([.B21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ls.A21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3];[.$E$1];[.E213];[.C213];[.$C$1];[.A213];[.$F$1])" office:value-type="string" office:string-value="&lt;a target=&quot;_blank&quot; href=&quot;http://game-image.comli.com/Heroes of Might and Magic III Screnshots/0&quot; title=&quot;0, 800x600&quot;&gt;[212]&lt;/a&gt; " calcext:value-type="string">
            <text:p>&lt;a target="_blank" href="http://game-image.comli.com/Heroes of Might and Magic III Screnshots/0" title="0, 800x600"&gt;[212]&lt;/a&gt; </text:p>
          </table:table-cell>
          <table:table-cell table:formula="of:=IF(LOWER(RIGHT([.B213];3))=&quot;bmp&quot;;&quot;BMP 16-Bit&quot;;UPPER(RIGHT([.B21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ls.A21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4];[.$E$1];[.E214];[.C214];[.$C$1];[.A214];[.$F$1])" office:value-type="string" office:string-value="&lt;a target=&quot;_blank&quot; href=&quot;http://game-image.comli.com/Heroes of Might and Magic III Screnshots/0&quot; title=&quot;0, 800x600&quot;&gt;[213]&lt;/a&gt; " calcext:value-type="string">
            <text:p>&lt;a target="_blank" href="http://game-image.comli.com/Heroes of Might and Magic III Screnshots/0" title="0, 800x600"&gt;[213]&lt;/a&gt; </text:p>
          </table:table-cell>
          <table:table-cell table:formula="of:=IF(LOWER(RIGHT([.B214];3))=&quot;bmp&quot;;&quot;BMP 16-Bit&quot;;UPPER(RIGHT([.B21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ls.A21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5];[.$E$1];[.E215];[.C215];[.$C$1];[.A215];[.$F$1])" office:value-type="string" office:string-value="&lt;a target=&quot;_blank&quot; href=&quot;http://game-image.comli.com/Heroes of Might and Magic III Screnshots/0&quot; title=&quot;0, 800x600&quot;&gt;[214]&lt;/a&gt; " calcext:value-type="string">
            <text:p>&lt;a target="_blank" href="http://game-image.comli.com/Heroes of Might and Magic III Screnshots/0" title="0, 800x600"&gt;[214]&lt;/a&gt; </text:p>
          </table:table-cell>
          <table:table-cell table:formula="of:=IF(LOWER(RIGHT([.B215];3))=&quot;bmp&quot;;&quot;BMP 16-Bit&quot;;UPPER(RIGHT([.B21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ls.A21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6];[.$E$1];[.E216];[.C216];[.$C$1];[.A216];[.$F$1])" office:value-type="string" office:string-value="&lt;a target=&quot;_blank&quot; href=&quot;http://game-image.comli.com/Heroes of Might and Magic III Screnshots/0&quot; title=&quot;0, 800x600&quot;&gt;[215]&lt;/a&gt; " calcext:value-type="string">
            <text:p>&lt;a target="_blank" href="http://game-image.comli.com/Heroes of Might and Magic III Screnshots/0" title="0, 800x600"&gt;[215]&lt;/a&gt; </text:p>
          </table:table-cell>
          <table:table-cell table:formula="of:=IF(LOWER(RIGHT([.B216];3))=&quot;bmp&quot;;&quot;BMP 16-Bit&quot;;UPPER(RIGHT([.B21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ls.A21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7];[.$E$1];[.E217];[.C217];[.$C$1];[.A217];[.$F$1])" office:value-type="string" office:string-value="&lt;a target=&quot;_blank&quot; href=&quot;http://game-image.comli.com/Heroes of Might and Magic III Screnshots/0&quot; title=&quot;0, 800x600&quot;&gt;[216]&lt;/a&gt; " calcext:value-type="string">
            <text:p>&lt;a target="_blank" href="http://game-image.comli.com/Heroes of Might and Magic III Screnshots/0" title="0, 800x600"&gt;[216]&lt;/a&gt; </text:p>
          </table:table-cell>
          <table:table-cell table:formula="of:=IF(LOWER(RIGHT([.B217];3))=&quot;bmp&quot;;&quot;BMP 16-Bit&quot;;UPPER(RIGHT([.B21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ls.A21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8];[.$E$1];[.E218];[.C218];[.$C$1];[.A218];[.$F$1])" office:value-type="string" office:string-value="&lt;a target=&quot;_blank&quot; href=&quot;http://game-image.comli.com/Heroes of Might and Magic III Screnshots/0&quot; title=&quot;0, 800x600&quot;&gt;[217]&lt;/a&gt; " calcext:value-type="string">
            <text:p>&lt;a target="_blank" href="http://game-image.comli.com/Heroes of Might and Magic III Screnshots/0" title="0, 800x600"&gt;[217]&lt;/a&gt; </text:p>
          </table:table-cell>
          <table:table-cell table:formula="of:=IF(LOWER(RIGHT([.B218];3))=&quot;bmp&quot;;&quot;BMP 16-Bit&quot;;UPPER(RIGHT([.B21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ls.A21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9];[.$E$1];[.E219];[.C219];[.$C$1];[.A219];[.$F$1])" office:value-type="string" office:string-value="&lt;a target=&quot;_blank&quot; href=&quot;http://game-image.comli.com/Heroes of Might and Magic III Screnshots/0&quot; title=&quot;0, 800x600&quot;&gt;[218]&lt;/a&gt; " calcext:value-type="string">
            <text:p>&lt;a target="_blank" href="http://game-image.comli.com/Heroes of Might and Magic III Screnshots/0" title="0, 800x600"&gt;[218]&lt;/a&gt; </text:p>
          </table:table-cell>
          <table:table-cell table:formula="of:=IF(LOWER(RIGHT([.B219];3))=&quot;bmp&quot;;&quot;BMP 16-Bit&quot;;UPPER(RIGHT([.B21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ls.A21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0];[.$E$1];[.E220];[.C220];[.$C$1];[.A220];[.$F$1])" office:value-type="string" office:string-value="&lt;a target=&quot;_blank&quot; href=&quot;http://game-image.comli.com/Heroes of Might and Magic III Screnshots/0&quot; title=&quot;0, 800x600&quot;&gt;[219]&lt;/a&gt; " calcext:value-type="string">
            <text:p>&lt;a target="_blank" href="http://game-image.comli.com/Heroes of Might and Magic III Screnshots/0" title="0, 800x600"&gt;[219]&lt;/a&gt; </text:p>
          </table:table-cell>
          <table:table-cell table:formula="of:=IF(LOWER(RIGHT([.B220];3))=&quot;bmp&quot;;&quot;BMP 16-Bit&quot;;UPPER(RIGHT([.B22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ls.A21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1];[.$E$1];[.E221];[.C221];[.$C$1];[.A221];[.$F$1])" office:value-type="string" office:string-value="&lt;a target=&quot;_blank&quot; href=&quot;http://game-image.comli.com/Heroes of Might and Magic III Screnshots/0&quot; title=&quot;0, 800x600&quot;&gt;[220]&lt;/a&gt; " calcext:value-type="string">
            <text:p>&lt;a target="_blank" href="http://game-image.comli.com/Heroes of Might and Magic III Screnshots/0" title="0, 800x600"&gt;[220]&lt;/a&gt; </text:p>
          </table:table-cell>
          <table:table-cell table:formula="of:=IF(LOWER(RIGHT([.B221];3))=&quot;bmp&quot;;&quot;BMP 16-Bit&quot;;UPPER(RIGHT([.B22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ls.A21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2];[.$E$1];[.E222];[.C222];[.$C$1];[.A222];[.$F$1])" office:value-type="string" office:string-value="&lt;a target=&quot;_blank&quot; href=&quot;http://game-image.comli.com/Heroes of Might and Magic III Screnshots/0&quot; title=&quot;0, 800x600&quot;&gt;[221]&lt;/a&gt; " calcext:value-type="string">
            <text:p>&lt;a target="_blank" href="http://game-image.comli.com/Heroes of Might and Magic III Screnshots/0" title="0, 800x600"&gt;[221]&lt;/a&gt; </text:p>
          </table:table-cell>
          <table:table-cell table:formula="of:=IF(LOWER(RIGHT([.B222];3))=&quot;bmp&quot;;&quot;BMP 16-Bit&quot;;UPPER(RIGHT([.B22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ls.A22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3];[.$E$1];[.E223];[.C223];[.$C$1];[.A223];[.$F$1])" office:value-type="string" office:string-value="&lt;a target=&quot;_blank&quot; href=&quot;http://game-image.comli.com/Heroes of Might and Magic III Screnshots/0&quot; title=&quot;0, 800x600&quot;&gt;[222]&lt;/a&gt; " calcext:value-type="string">
            <text:p>&lt;a target="_blank" href="http://game-image.comli.com/Heroes of Might and Magic III Screnshots/0" title="0, 800x600"&gt;[222]&lt;/a&gt; </text:p>
          </table:table-cell>
          <table:table-cell table:formula="of:=IF(LOWER(RIGHT([.B223];3))=&quot;bmp&quot;;&quot;BMP 16-Bit&quot;;UPPER(RIGHT([.B22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ls.A22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4];[.$E$1];[.E224];[.C224];[.$C$1];[.A224];[.$F$1])" office:value-type="string" office:string-value="&lt;a target=&quot;_blank&quot; href=&quot;http://game-image.comli.com/Heroes of Might and Magic III Screnshots/0&quot; title=&quot;0, 800x600&quot;&gt;[223]&lt;/a&gt; " calcext:value-type="string">
            <text:p>&lt;a target="_blank" href="http://game-image.comli.com/Heroes of Might and Magic III Screnshots/0" title="0, 800x600"&gt;[223]&lt;/a&gt; </text:p>
          </table:table-cell>
          <table:table-cell table:formula="of:=IF(LOWER(RIGHT([.B224];3))=&quot;bmp&quot;;&quot;BMP 16-Bit&quot;;UPPER(RIGHT([.B22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ls.A22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5];[.$E$1];[.E225];[.C225];[.$C$1];[.A225];[.$F$1])" office:value-type="string" office:string-value="&lt;a target=&quot;_blank&quot; href=&quot;http://game-image.comli.com/Heroes of Might and Magic III Screnshots/0&quot; title=&quot;0, 800x600&quot;&gt;[224]&lt;/a&gt; " calcext:value-type="string">
            <text:p>&lt;a target="_blank" href="http://game-image.comli.com/Heroes of Might and Magic III Screnshots/0" title="0, 800x600"&gt;[224]&lt;/a&gt; </text:p>
          </table:table-cell>
          <table:table-cell table:formula="of:=IF(LOWER(RIGHT([.B225];3))=&quot;bmp&quot;;&quot;BMP 16-Bit&quot;;UPPER(RIGHT([.B22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ls.A22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6];[.$E$1];[.E226];[.C226];[.$C$1];[.A226];[.$F$1])" office:value-type="string" office:string-value="&lt;a target=&quot;_blank&quot; href=&quot;http://game-image.comli.com/Heroes of Might and Magic III Screnshots/0&quot; title=&quot;0, 800x600&quot;&gt;[225]&lt;/a&gt; " calcext:value-type="string">
            <text:p>&lt;a target="_blank" href="http://game-image.comli.com/Heroes of Might and Magic III Screnshots/0" title="0, 800x600"&gt;[225]&lt;/a&gt; </text:p>
          </table:table-cell>
          <table:table-cell table:formula="of:=IF(LOWER(RIGHT([.B226];3))=&quot;bmp&quot;;&quot;BMP 16-Bit&quot;;UPPER(RIGHT([.B22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ls.A22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7];[.$E$1];[.E227];[.C227];[.$C$1];[.A227];[.$F$1])" office:value-type="string" office:string-value="&lt;a target=&quot;_blank&quot; href=&quot;http://game-image.comli.com/Heroes of Might and Magic III Screnshots/0&quot; title=&quot;0, 800x600&quot;&gt;[226]&lt;/a&gt; " calcext:value-type="string">
            <text:p>&lt;a target="_blank" href="http://game-image.comli.com/Heroes of Might and Magic III Screnshots/0" title="0, 800x600"&gt;[226]&lt;/a&gt; </text:p>
          </table:table-cell>
          <table:table-cell table:formula="of:=IF(LOWER(RIGHT([.B227];3))=&quot;bmp&quot;;&quot;BMP 16-Bit&quot;;UPPER(RIGHT([.B22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ls.A22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8];[.$E$1];[.E228];[.C228];[.$C$1];[.A228];[.$F$1])" office:value-type="string" office:string-value="&lt;a target=&quot;_blank&quot; href=&quot;http://game-image.comli.com/Heroes of Might and Magic III Screnshots/0&quot; title=&quot;0, 800x600&quot;&gt;[227]&lt;/a&gt; " calcext:value-type="string">
            <text:p>&lt;a target="_blank" href="http://game-image.comli.com/Heroes of Might and Magic III Screnshots/0" title="0, 800x600"&gt;[227]&lt;/a&gt; </text:p>
          </table:table-cell>
          <table:table-cell table:formula="of:=IF(LOWER(RIGHT([.B228];3))=&quot;bmp&quot;;&quot;BMP 16-Bit&quot;;UPPER(RIGHT([.B22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ls.A22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9];[.$E$1];[.E229];[.C229];[.$C$1];[.A229];[.$F$1])" office:value-type="string" office:string-value="&lt;a target=&quot;_blank&quot; href=&quot;http://game-image.comli.com/Heroes of Might and Magic III Screnshots/0&quot; title=&quot;0, 800x600&quot;&gt;[228]&lt;/a&gt; " calcext:value-type="string">
            <text:p>&lt;a target="_blank" href="http://game-image.comli.com/Heroes of Might and Magic III Screnshots/0" title="0, 800x600"&gt;[228]&lt;/a&gt; </text:p>
          </table:table-cell>
          <table:table-cell table:formula="of:=IF(LOWER(RIGHT([.B229];3))=&quot;bmp&quot;;&quot;BMP 16-Bit&quot;;UPPER(RIGHT([.B22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ls.A22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0];[.$E$1];[.E230];[.C230];[.$C$1];[.A230];[.$F$1])" office:value-type="string" office:string-value="&lt;a target=&quot;_blank&quot; href=&quot;http://game-image.comli.com/Heroes of Might and Magic III Screnshots/0&quot; title=&quot;0, 800x600&quot;&gt;[229]&lt;/a&gt; " calcext:value-type="string">
            <text:p>&lt;a target="_blank" href="http://game-image.comli.com/Heroes of Might and Magic III Screnshots/0" title="0, 800x600"&gt;[229]&lt;/a&gt; </text:p>
          </table:table-cell>
          <table:table-cell table:formula="of:=IF(LOWER(RIGHT([.B230];3))=&quot;bmp&quot;;&quot;BMP 16-Bit&quot;;UPPER(RIGHT([.B2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ls.A22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1];[.$E$1];[.E231];[.C231];[.$C$1];[.A231];[.$F$1])" office:value-type="string" office:string-value="&lt;a target=&quot;_blank&quot; href=&quot;http://game-image.comli.com/Heroes of Might and Magic III Screnshots/0&quot; title=&quot;0, 800x600&quot;&gt;[230]&lt;/a&gt; " calcext:value-type="string">
            <text:p>&lt;a target="_blank" href="http://game-image.comli.com/Heroes of Might and Magic III Screnshots/0" title="0, 800x600"&gt;[230]&lt;/a&gt; </text:p>
          </table:table-cell>
          <table:table-cell table:formula="of:=IF(LOWER(RIGHT([.B231];3))=&quot;bmp&quot;;&quot;BMP 16-Bit&quot;;UPPER(RIGHT([.B2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ls.A22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2];[.$E$1];[.E232];[.C232];[.$C$1];[.A232];[.$F$1])" office:value-type="string" office:string-value="&lt;a target=&quot;_blank&quot; href=&quot;http://game-image.comli.com/Heroes of Might and Magic III Screnshots/0&quot; title=&quot;0, 800x600&quot;&gt;[231]&lt;/a&gt; " calcext:value-type="string">
            <text:p>&lt;a target="_blank" href="http://game-image.comli.com/Heroes of Might and Magic III Screnshots/0" title="0, 800x600"&gt;[231]&lt;/a&gt; </text:p>
          </table:table-cell>
          <table:table-cell table:formula="of:=IF(LOWER(RIGHT([.B232];3))=&quot;bmp&quot;;&quot;BMP 16-Bit&quot;;UPPER(RIGHT([.B2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ls.A2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3];[.$E$1];[.E233];[.C233];[.$C$1];[.A233];[.$F$1])" office:value-type="string" office:string-value="&lt;a target=&quot;_blank&quot; href=&quot;http://game-image.comli.com/Heroes of Might and Magic III Screnshots/0&quot; title=&quot;0, 800x600&quot;&gt;[232]&lt;/a&gt; " calcext:value-type="string">
            <text:p>&lt;a target="_blank" href="http://game-image.comli.com/Heroes of Might and Magic III Screnshots/0" title="0, 800x600"&gt;[232]&lt;/a&gt; </text:p>
          </table:table-cell>
          <table:table-cell table:formula="of:=IF(LOWER(RIGHT([.B233];3))=&quot;bmp&quot;;&quot;BMP 16-Bit&quot;;UPPER(RIGHT([.B2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ls.A2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4];[.$E$1];[.E234];[.C234];[.$C$1];[.A234];[.$F$1])" office:value-type="string" office:string-value="&lt;a target=&quot;_blank&quot; href=&quot;http://game-image.comli.com/Heroes of Might and Magic III Screnshots/0&quot; title=&quot;0, 800x600&quot;&gt;[233]&lt;/a&gt; " calcext:value-type="string">
            <text:p>&lt;a target="_blank" href="http://game-image.comli.com/Heroes of Might and Magic III Screnshots/0" title="0, 800x600"&gt;[233]&lt;/a&gt; </text:p>
          </table:table-cell>
          <table:table-cell table:formula="of:=IF(LOWER(RIGHT([.B234];3))=&quot;bmp&quot;;&quot;BMP 16-Bit&quot;;UPPER(RIGHT([.B2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ls.A2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5];[.$E$1];[.E235];[.C235];[.$C$1];[.A235];[.$F$1])" office:value-type="string" office:string-value="&lt;a target=&quot;_blank&quot; href=&quot;http://game-image.comli.com/Heroes of Might and Magic III Screnshots/0&quot; title=&quot;0, 800x600&quot;&gt;[234]&lt;/a&gt; " calcext:value-type="string">
            <text:p>&lt;a target="_blank" href="http://game-image.comli.com/Heroes of Might and Magic III Screnshots/0" title="0, 800x600"&gt;[234]&lt;/a&gt; </text:p>
          </table:table-cell>
          <table:table-cell table:formula="of:=IF(LOWER(RIGHT([.B235];3))=&quot;bmp&quot;;&quot;BMP 16-Bit&quot;;UPPER(RIGHT([.B2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ls.A2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6];[.$E$1];[.E236];[.C236];[.$C$1];[.A236];[.$F$1])" office:value-type="string" office:string-value="&lt;a target=&quot;_blank&quot; href=&quot;http://game-image.comli.com/Heroes of Might and Magic III Screnshots/0&quot; title=&quot;0, 800x600&quot;&gt;[235]&lt;/a&gt; " calcext:value-type="string">
            <text:p>&lt;a target="_blank" href="http://game-image.comli.com/Heroes of Might and Magic III Screnshots/0" title="0, 800x600"&gt;[235]&lt;/a&gt; </text:p>
          </table:table-cell>
          <table:table-cell table:formula="of:=IF(LOWER(RIGHT([.B236];3))=&quot;bmp&quot;;&quot;BMP 16-Bit&quot;;UPPER(RIGHT([.B2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ls.A2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7];[.$E$1];[.E237];[.C237];[.$C$1];[.A237];[.$F$1])" office:value-type="string" office:string-value="&lt;a target=&quot;_blank&quot; href=&quot;http://game-image.comli.com/Heroes of Might and Magic III Screnshots/0&quot; title=&quot;0, 800x600&quot;&gt;[236]&lt;/a&gt; " calcext:value-type="string">
            <text:p>&lt;a target="_blank" href="http://game-image.comli.com/Heroes of Might and Magic III Screnshots/0" title="0, 800x600"&gt;[236]&lt;/a&gt; </text:p>
          </table:table-cell>
          <table:table-cell table:formula="of:=IF(LOWER(RIGHT([.B237];3))=&quot;bmp&quot;;&quot;BMP 16-Bit&quot;;UPPER(RIGHT([.B2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ls.A2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8];[.$E$1];[.E238];[.C238];[.$C$1];[.A238];[.$F$1])" office:value-type="string" office:string-value="&lt;a target=&quot;_blank&quot; href=&quot;http://game-image.comli.com/Heroes of Might and Magic III Screnshots/0&quot; title=&quot;0, 800x600&quot;&gt;[237]&lt;/a&gt; " calcext:value-type="string">
            <text:p>&lt;a target="_blank" href="http://game-image.comli.com/Heroes of Might and Magic III Screnshots/0" title="0, 800x600"&gt;[237]&lt;/a&gt; </text:p>
          </table:table-cell>
          <table:table-cell table:formula="of:=IF(LOWER(RIGHT([.B238];3))=&quot;bmp&quot;;&quot;BMP 16-Bit&quot;;UPPER(RIGHT([.B2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ls.A2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9];[.$E$1];[.E239];[.C239];[.$C$1];[.A239];[.$F$1])" office:value-type="string" office:string-value="&lt;a target=&quot;_blank&quot; href=&quot;http://game-image.comli.com/Heroes of Might and Magic III Screnshots/0&quot; title=&quot;0, 800x600&quot;&gt;[238]&lt;/a&gt; " calcext:value-type="string">
            <text:p>&lt;a target="_blank" href="http://game-image.comli.com/Heroes of Might and Magic III Screnshots/0" title="0, 800x600"&gt;[238]&lt;/a&gt; </text:p>
          </table:table-cell>
          <table:table-cell table:formula="of:=IF(LOWER(RIGHT([.B239];3))=&quot;bmp&quot;;&quot;BMP 16-Bit&quot;;UPPER(RIGHT([.B2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ls.A2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0];[.$E$1];[.E240];[.C240];[.$C$1];[.A240];[.$F$1])" office:value-type="string" office:string-value="&lt;a target=&quot;_blank&quot; href=&quot;http://game-image.comli.com/Heroes of Might and Magic III Screnshots/0&quot; title=&quot;0, 800x600&quot;&gt;[239]&lt;/a&gt; " calcext:value-type="string">
            <text:p>&lt;a target="_blank" href="http://game-image.comli.com/Heroes of Might and Magic III Screnshots/0" title="0, 800x600"&gt;[239]&lt;/a&gt; </text:p>
          </table:table-cell>
          <table:table-cell table:formula="of:=IF(LOWER(RIGHT([.B240];3))=&quot;bmp&quot;;&quot;BMP 16-Bit&quot;;UPPER(RIGHT([.B2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ls.A2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1];[.$E$1];[.E241];[.C241];[.$C$1];[.A241];[.$F$1])" office:value-type="string" office:string-value="&lt;a target=&quot;_blank&quot; href=&quot;http://game-image.comli.com/Heroes of Might and Magic III Screnshots/0&quot; title=&quot;0, 800x600&quot;&gt;[240]&lt;/a&gt; " calcext:value-type="string">
            <text:p>&lt;a target="_blank" href="http://game-image.comli.com/Heroes of Might and Magic III Screnshots/0" title="0, 800x600"&gt;[240]&lt;/a&gt; </text:p>
          </table:table-cell>
          <table:table-cell table:formula="of:=IF(LOWER(RIGHT([.B241];3))=&quot;bmp&quot;;&quot;BMP 16-Bit&quot;;UPPER(RIGHT([.B2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ls.A2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2];[.$E$1];[.E242];[.C242];[.$C$1];[.A242];[.$F$1])" office:value-type="string" office:string-value="&lt;a target=&quot;_blank&quot; href=&quot;http://game-image.comli.com/Heroes of Might and Magic III Screnshots/0&quot; title=&quot;0, 800x600&quot;&gt;[241]&lt;/a&gt; " calcext:value-type="string">
            <text:p>&lt;a target="_blank" href="http://game-image.comli.com/Heroes of Might and Magic III Screnshots/0" title="0, 800x600"&gt;[241]&lt;/a&gt; </text:p>
          </table:table-cell>
          <table:table-cell table:formula="of:=IF(LOWER(RIGHT([.B242];3))=&quot;bmp&quot;;&quot;BMP 16-Bit&quot;;UPPER(RIGHT([.B2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ls.A2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3];[.$E$1];[.E243];[.C243];[.$C$1];[.A243];[.$F$1])" office:value-type="string" office:string-value="&lt;a target=&quot;_blank&quot; href=&quot;http://game-image.comli.com/Heroes of Might and Magic III Screnshots/0&quot; title=&quot;0, 800x600&quot;&gt;[242]&lt;/a&gt; " calcext:value-type="string">
            <text:p>&lt;a target="_blank" href="http://game-image.comli.com/Heroes of Might and Magic III Screnshots/0" title="0, 800x600"&gt;[242]&lt;/a&gt; </text:p>
          </table:table-cell>
          <table:table-cell table:formula="of:=IF(LOWER(RIGHT([.B243];3))=&quot;bmp&quot;;&quot;BMP 16-Bit&quot;;UPPER(RIGHT([.B2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ls.A2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4];[.$E$1];[.E244];[.C244];[.$C$1];[.A244];[.$F$1])" office:value-type="string" office:string-value="&lt;a target=&quot;_blank&quot; href=&quot;http://game-image.comli.com/Heroes of Might and Magic III Screnshots/0&quot; title=&quot;0, 800x600&quot;&gt;[243]&lt;/a&gt; " calcext:value-type="string">
            <text:p>&lt;a target="_blank" href="http://game-image.comli.com/Heroes of Might and Magic III Screnshots/0" title="0, 800x600"&gt;[243]&lt;/a&gt; </text:p>
          </table:table-cell>
          <table:table-cell table:formula="of:=IF(LOWER(RIGHT([.B244];3))=&quot;bmp&quot;;&quot;BMP 16-Bit&quot;;UPPER(RIGHT([.B2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ls.A2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5];[.$E$1];[.E245];[.C245];[.$C$1];[.A245];[.$F$1])" office:value-type="string" office:string-value="&lt;a target=&quot;_blank&quot; href=&quot;http://game-image.comli.com/Heroes of Might and Magic III Screnshots/0&quot; title=&quot;0, 800x600&quot;&gt;[244]&lt;/a&gt; " calcext:value-type="string">
            <text:p>&lt;a target="_blank" href="http://game-image.comli.com/Heroes of Might and Magic III Screnshots/0" title="0, 800x600"&gt;[244]&lt;/a&gt; </text:p>
          </table:table-cell>
          <table:table-cell table:formula="of:=IF(LOWER(RIGHT([.B245];3))=&quot;bmp&quot;;&quot;BMP 16-Bit&quot;;UPPER(RIGHT([.B2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ls.A2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6];[.$E$1];[.E246];[.C246];[.$C$1];[.A246];[.$F$1])" office:value-type="string" office:string-value="&lt;a target=&quot;_blank&quot; href=&quot;http://game-image.comli.com/Heroes of Might and Magic III Screnshots/0&quot; title=&quot;0, 800x600&quot;&gt;[245]&lt;/a&gt; " calcext:value-type="string">
            <text:p>&lt;a target="_blank" href="http://game-image.comli.com/Heroes of Might and Magic III Screnshots/0" title="0, 800x600"&gt;[245]&lt;/a&gt; </text:p>
          </table:table-cell>
          <table:table-cell table:formula="of:=IF(LOWER(RIGHT([.B246];3))=&quot;bmp&quot;;&quot;BMP 16-Bit&quot;;UPPER(RIGHT([.B2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ls.A2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7];[.$E$1];[.E247];[.C247];[.$C$1];[.A247];[.$F$1])" office:value-type="string" office:string-value="&lt;a target=&quot;_blank&quot; href=&quot;http://game-image.comli.com/Heroes of Might and Magic III Screnshots/0&quot; title=&quot;0, 800x600&quot;&gt;[246]&lt;/a&gt; " calcext:value-type="string">
            <text:p>&lt;a target="_blank" href="http://game-image.comli.com/Heroes of Might and Magic III Screnshots/0" title="0, 800x600"&gt;[246]&lt;/a&gt; </text:p>
          </table:table-cell>
          <table:table-cell table:formula="of:=IF(LOWER(RIGHT([.B247];3))=&quot;bmp&quot;;&quot;BMP 16-Bit&quot;;UPPER(RIGHT([.B2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ls.A2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8];[.$E$1];[.E248];[.C248];[.$C$1];[.A248];[.$F$1])" office:value-type="string" office:string-value="&lt;a target=&quot;_blank&quot; href=&quot;http://game-image.comli.com/Heroes of Might and Magic III Screnshots/0&quot; title=&quot;0, 800x600&quot;&gt;[247]&lt;/a&gt; " calcext:value-type="string">
            <text:p>&lt;a target="_blank" href="http://game-image.comli.com/Heroes of Might and Magic III Screnshots/0" title="0, 800x600"&gt;[247]&lt;/a&gt; </text:p>
          </table:table-cell>
          <table:table-cell table:formula="of:=IF(LOWER(RIGHT([.B248];3))=&quot;bmp&quot;;&quot;BMP 16-Bit&quot;;UPPER(RIGHT([.B2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ls.A2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9];[.$E$1];[.E249];[.C249];[.$C$1];[.A249];[.$F$1])" office:value-type="string" office:string-value="&lt;a target=&quot;_blank&quot; href=&quot;http://game-image.comli.com/Heroes of Might and Magic III Screnshots/0&quot; title=&quot;0, 800x600&quot;&gt;[248]&lt;/a&gt; " calcext:value-type="string">
            <text:p>&lt;a target="_blank" href="http://game-image.comli.com/Heroes of Might and Magic III Screnshots/0" title="0, 800x600"&gt;[248]&lt;/a&gt; </text:p>
          </table:table-cell>
          <table:table-cell table:formula="of:=IF(LOWER(RIGHT([.B249];3))=&quot;bmp&quot;;&quot;BMP 16-Bit&quot;;UPPER(RIGHT([.B2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ls.A2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0];[.$E$1];[.E250];[.C250];[.$C$1];[.A250];[.$F$1])" office:value-type="string" office:string-value="&lt;a target=&quot;_blank&quot; href=&quot;http://game-image.comli.com/Heroes of Might and Magic III Screnshots/0&quot; title=&quot;0, 800x600&quot;&gt;[249]&lt;/a&gt; " calcext:value-type="string">
            <text:p>&lt;a target="_blank" href="http://game-image.comli.com/Heroes of Might and Magic III Screnshots/0" title="0, 800x600"&gt;[249]&lt;/a&gt; </text:p>
          </table:table-cell>
          <table:table-cell table:formula="of:=IF(LOWER(RIGHT([.B250];3))=&quot;bmp&quot;;&quot;BMP 16-Bit&quot;;UPPER(RIGHT([.B2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ls.A2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1];[.$E$1];[.E251];[.C251];[.$C$1];[.A251];[.$F$1])" office:value-type="string" office:string-value="&lt;a target=&quot;_blank&quot; href=&quot;http://game-image.comli.com/Heroes of Might and Magic III Screnshots/0&quot; title=&quot;0, 800x600&quot;&gt;[250]&lt;/a&gt; " calcext:value-type="string">
            <text:p>&lt;a target="_blank" href="http://game-image.comli.com/Heroes of Might and Magic III Screnshots/0" title="0, 800x600"&gt;[250]&lt;/a&gt; </text:p>
          </table:table-cell>
          <table:table-cell table:formula="of:=IF(LOWER(RIGHT([.B251];3))=&quot;bmp&quot;;&quot;BMP 16-Bit&quot;;UPPER(RIGHT([.B2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ls.A2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2];[.$E$1];[.E252];[.C252];[.$C$1];[.A252];[.$F$1])" office:value-type="string" office:string-value="&lt;a target=&quot;_blank&quot; href=&quot;http://game-image.comli.com/Heroes of Might and Magic III Screnshots/0&quot; title=&quot;0, 800x600&quot;&gt;[251]&lt;/a&gt; " calcext:value-type="string">
            <text:p>&lt;a target="_blank" href="http://game-image.comli.com/Heroes of Might and Magic III Screnshots/0" title="0, 800x600"&gt;[251]&lt;/a&gt; </text:p>
          </table:table-cell>
          <table:table-cell table:formula="of:=IF(LOWER(RIGHT([.B252];3))=&quot;bmp&quot;;&quot;BMP 16-Bit&quot;;UPPER(RIGHT([.B2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ls.A2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3];[.$E$1];[.E253];[.C253];[.$C$1];[.A253];[.$F$1])" office:value-type="string" office:string-value="&lt;a target=&quot;_blank&quot; href=&quot;http://game-image.comli.com/Heroes of Might and Magic III Screnshots/0&quot; title=&quot;0, 800x600&quot;&gt;[252]&lt;/a&gt; " calcext:value-type="string">
            <text:p>&lt;a target="_blank" href="http://game-image.comli.com/Heroes of Might and Magic III Screnshots/0" title="0, 800x600"&gt;[252]&lt;/a&gt; </text:p>
          </table:table-cell>
          <table:table-cell table:formula="of:=IF(LOWER(RIGHT([.B253];3))=&quot;bmp&quot;;&quot;BMP 16-Bit&quot;;UPPER(RIGHT([.B2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ls.A2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4];[.$E$1];[.E254];[.C254];[.$C$1];[.A254];[.$F$1])" office:value-type="string" office:string-value="&lt;a target=&quot;_blank&quot; href=&quot;http://game-image.comli.com/Heroes of Might and Magic III Screnshots/0&quot; title=&quot;0, 800x600&quot;&gt;[253]&lt;/a&gt; " calcext:value-type="string">
            <text:p>&lt;a target="_blank" href="http://game-image.comli.com/Heroes of Might and Magic III Screnshots/0" title="0, 800x600"&gt;[253]&lt;/a&gt; </text:p>
          </table:table-cell>
          <table:table-cell table:formula="of:=IF(LOWER(RIGHT([.B254];3))=&quot;bmp&quot;;&quot;BMP 16-Bit&quot;;UPPER(RIGHT([.B2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ls.A2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5];[.$E$1];[.E255];[.C255];[.$C$1];[.A255];[.$F$1])" office:value-type="string" office:string-value="&lt;a target=&quot;_blank&quot; href=&quot;http://game-image.comli.com/Heroes of Might and Magic III Screnshots/0&quot; title=&quot;0, 800x600&quot;&gt;[254]&lt;/a&gt; " calcext:value-type="string">
            <text:p>&lt;a target="_blank" href="http://game-image.comli.com/Heroes of Might and Magic III Screnshots/0" title="0, 800x600"&gt;[254]&lt;/a&gt; </text:p>
          </table:table-cell>
          <table:table-cell table:formula="of:=IF(LOWER(RIGHT([.B255];3))=&quot;bmp&quot;;&quot;BMP 16-Bit&quot;;UPPER(RIGHT([.B2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ls.A2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6];[.$E$1];[.E256];[.C256];[.$C$1];[.A256];[.$F$1])" office:value-type="string" office:string-value="&lt;a target=&quot;_blank&quot; href=&quot;http://game-image.comli.com/Heroes of Might and Magic III Screnshots/0&quot; title=&quot;0, 800x600&quot;&gt;[255]&lt;/a&gt; " calcext:value-type="string">
            <text:p>&lt;a target="_blank" href="http://game-image.comli.com/Heroes of Might and Magic III Screnshots/0" title="0, 800x600"&gt;[255]&lt;/a&gt; </text:p>
          </table:table-cell>
          <table:table-cell table:formula="of:=IF(LOWER(RIGHT([.B256];3))=&quot;bmp&quot;;&quot;BMP 16-Bit&quot;;UPPER(RIGHT([.B2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ls.A2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7];[.$E$1];[.E257];[.C257];[.$C$1];[.A257];[.$F$1])" office:value-type="string" office:string-value="&lt;a target=&quot;_blank&quot; href=&quot;http://game-image.comli.com/Heroes of Might and Magic III Screnshots/0&quot; title=&quot;0, 800x600&quot;&gt;[256]&lt;/a&gt; " calcext:value-type="string">
            <text:p>&lt;a target="_blank" href="http://game-image.comli.com/Heroes of Might and Magic III Screnshots/0" title="0, 800x600"&gt;[256]&lt;/a&gt; </text:p>
          </table:table-cell>
          <table:table-cell table:formula="of:=IF(LOWER(RIGHT([.B257];3))=&quot;bmp&quot;;&quot;BMP 16-Bit&quot;;UPPER(RIGHT([.B2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 table:number-rows-repeated="10483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ls.B2:ls.B1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04:52:37.421555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0:42:16.650990049</meta:creation-date>
    <dc:date>2015-12-24T04:53:09.886566951</dc:date>
    <meta:editing-duration>PT1H27M1S</meta:editing-duration>
    <meta:editing-cycles>40</meta:editing-cycles>
    <meta:generator>LibreOffice/5.0.2.2$Linux_X86_64 LibreOffice_project/00m0$Build-2</meta:generator>
    <meta:document-statistic meta:table-count="2" meta:cell-count="1556" meta:object-count="0"/>
  </office:meta>
</office:document-meta>
</file>